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9" table:default-cell-style-name="Default"/>
        <table:table-row table:style-name="ro1">
          <table:table-cell office:value-type="string" calcext:value-type="string">
            <text:p>all_feat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9.645242474107" calcext:value-type="float">
            <text:p>89.645242474107</text:p>
          </table:table-cell>
          <table:table-cell office:value-type="float" office:value="49.1749174917492" calcext:value-type="float">
            <text:p>49.1749174917492</text:p>
          </table:table-cell>
          <table:table-cell office:value-type="float" office:value="74.1143161359017" calcext:value-type="float">
            <text:p>74.1143161359017</text:p>
          </table:table-cell>
          <table:table-cell office:value-type="float" office:value="24.5544554455446" calcext:value-type="float">
            <text:p>24.5544554455446</text:p>
          </table:table-cell>
          <table:table-cell office:value-type="float" office:value="59.3722328868256" calcext:value-type="float">
            <text:p>59.3722328868256</text:p>
          </table:table-cell>
          <table:table-cell office:value-type="float" office:value="97.8617566263271" calcext:value-type="float">
            <text:p>97.8617566263271</text:p>
          </table:table-cell>
          <table:table-cell office:value-type="float" office:value="96.9886858137511" calcext:value-type="float">
            <text:p>96.9886858137511</text:p>
          </table:table-cell>
          <table:table-cell office:value-type="float" office:value="93.3380414312618" calcext:value-type="float">
            <text:p>93.3380414312618</text:p>
          </table:table-cell>
          <table:table-cell office:value-type="float" office:value="99.0618101545254" calcext:value-type="float">
            <text:p>99.0618101545254</text:p>
          </table:table-cell>
          <table:table-cell office:value-type="float" office:value="94.123440577807" calcext:value-type="float">
            <text:p>94.123440577807</text:p>
          </table:table-cell>
          <table:table-cell office:value-type="float" office:value="82.3992133726647" calcext:value-type="float">
            <text:p>82.3992133726647</text:p>
          </table:table-cell>
          <table:table-cell office:value-type="float" office:value="91.2133891213389" calcext:value-type="float">
            <text:p>91.2133891213389</text:p>
          </table:table-cell>
          <table:table-cell office:value-type="float" office:value="72.4285714285714" calcext:value-type="float">
            <text:p>72.4285714285714</text:p>
          </table:table-cell>
          <table:table-cell office:value-type="float" office:value="94.5371775417299" calcext:value-type="float">
            <text:p>94.5371775417299</text:p>
          </table:table-cell>
          <table:table-cell office:value-type="float" office:value="54.1871921182266" calcext:value-type="float">
            <text:p>54.1871921182266</text:p>
          </table:table-cell>
          <table:table-cell office:value-type="float" office:value="82.3747680890538" calcext:value-type="float">
            <text:p>82.3747680890538</text:p>
          </table:table-cell>
          <table:table-cell office:value-type="float" office:value="73.921568627451" calcext:value-type="float">
            <text:p>73.921568627451</text:p>
          </table:table-cell>
          <table:table-cell office:value-type="float" office:value="62.1145374449339" calcext:value-type="float">
            <text:p>62.1145374449339</text:p>
          </table:table-cell>
          <table:table-cell office:value-type="float" office:value="74.9430523917995" calcext:value-type="float">
            <text:p>74.9430523917995</text:p>
          </table:table-cell>
          <table:table-cell office:value-type="float" office:value="58.7431693989071" calcext:value-type="float">
            <text:p>58.7431693989071</text:p>
          </table:table-cell>
          <table:table-cell office:value-type="float" office:value="76.3723150357995" calcext:value-type="float">
            <text:p>76.3723150357995</text:p>
          </table:table-cell>
          <table:table-cell office:value-type="float" office:value="76.7080745341615" calcext:value-type="float">
            <text:p>76.7080745341615</text:p>
          </table:table-cell>
          <table:table-cell office:value-type="float" office:value="56.2992125984252" calcext:value-type="float">
            <text:p>56.2992125984252</text:p>
          </table:table-cell>
          <table:table-cell office:value-type="float" office:value="81.0276679841897" calcext:value-type="float">
            <text:p>81.027667984189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79.4964028776978" calcext:value-type="float">
            <text:p>79.4964028776978</text:p>
          </table:table-cell>
          <table:table-cell office:value-type="float" office:value="94.5701357466063" calcext:value-type="float">
            <text:p>94.5701357466063</text:p>
          </table:table-cell>
          <table:table-cell office:value-type="float" office:value="67.8714859437751" calcext:value-type="float">
            <text:p>67.8714859437751</text:p>
          </table:table-cell>
          <table:table-cell office:value-type="float" office:value="29.4605809128631" calcext:value-type="float">
            <text:p>29.4605809128631</text:p>
          </table:table-cell>
          <table:table-cell office:value-type="float" office:value="40.5228758169935" calcext:value-type="float">
            <text:p>40.5228758169935</text:p>
          </table:table-cell>
          <table:table-cell office:value-type="float" office:value="39.5918367346939" calcext:value-type="float">
            <text:p>39.5918367346939</text:p>
          </table:table-cell>
          <table:table-cell office:value-type="float" office:value="77.34375" calcext:value-type="float">
            <text:p>77.34375</text:p>
          </table:table-cell>
          <table:table-cell office:value-type="float" office:value="35.7541899441341" calcext:value-type="float">
            <text:p>35.7541899441341</text:p>
          </table:table-cell>
          <table:table-cell office:value-type="float" office:value="90.3508771929825" calcext:value-type="float">
            <text:p>90.3508771929825</text:p>
          </table:table-cell>
          <table:table-cell office:value-type="float" office:value="71.8518518518519" calcext:value-type="float">
            <text:p>71.8518518518519</text:p>
          </table:table-cell>
          <table:table-cell office:value-type="float" office:value="38" calcext:value-type="float">
            <text:p>38</text:p>
          </table:table-cell>
          <table:table-cell office:value-type="float" office:value="65.1515151515152" calcext:value-type="float">
            <text:p>65.1515151515152</text:p>
          </table:table-cell>
          <table:table-cell office:value-type="float" office:value="67.2727272727273" calcext:value-type="float">
            <text:p>67.2727272727273</text:p>
          </table:table-cell>
          <table:table-cell office:value-type="float" office:value="68.75" calcext:value-type="float">
            <text:p>68.75</text:p>
          </table:table-cell>
          <table:table-cell office:value-type="float" office:value="77.5280898876405" calcext:value-type="float">
            <text:p>77.5280898876405</text:p>
          </table:table-cell>
          <table:table-cell office:value-type="float" office:value="86.4864864864865" calcext:value-type="float">
            <text:p>86.4864864864865</text:p>
          </table:table-cell>
          <table:table-cell office:value-type="float" office:value="61.8556701030928" calcext:value-type="float">
            <text:p>61.8556701030928</text:p>
          </table:table-cell>
          <table:table-cell office:value-type="float" office:value="54.4554455445545" calcext:value-type="float">
            <text:p>54.4554455445545</text:p>
          </table:table-cell>
          <table:table-cell office:value-type="float" office:value="38.2352941176471" calcext:value-type="float">
            <text:p>38.2352941176471</text:p>
          </table:table-cell>
          <table:table-cell office:value-type="float" office:value="51.9480519480519" calcext:value-type="float">
            <text:p>51.9480519480519</text:p>
          </table:table-cell>
          <table:table-cell office:value-type="float" office:value="75" calcext:value-type="float">
            <text:p>75</text:p>
          </table:table-cell>
          <table:table-cell office:value-type="float" office:value="31.3253012048193" calcext:value-type="float">
            <text:p>31.3253012048193</text:p>
          </table:table-cell>
          <table:table-cell office:value-type="float" office:value="54.4117647058823" calcext:value-type="float">
            <text:p>54.4117647058823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54.3859649122807" calcext:value-type="float">
            <text:p>54.3859649122807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25" calcext:value-type="float">
            <text:p>25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1.8367346938776" calcext:value-type="float">
            <text:p>91.8367346938776</text:p>
          </table:table-cell>
          <table:table-cell office:value-type="float" office:value="74.6835443037975" calcext:value-type="float">
            <text:p>74.6835443037975</text:p>
          </table:table-cell>
          <table:table-cell office:value-type="float" office:value="69.6629213483146" calcext:value-type="float">
            <text:p>69.6629213483146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44.1860465116279" calcext:value-type="float">
            <text:p>44.1860465116279</text:p>
          </table:table-cell>
          <table:table-cell office:value-type="float" office:value="70.7317073170732" calcext:value-type="float">
            <text:p>70.7317073170732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53.125" calcext:value-type="float">
            <text:p>53.125</text:p>
          </table:table-cell>
          <table:table-cell office:value-type="float" office:value="50" calcext:value-type="float">
            <text:p>50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office:value-type="float" office:value="47.6923076923077" calcext:value-type="float">
            <text:p>47.6923076923077</text:p>
          </table:table-cell>
          <table:table-cell office:value-type="float" office:value="50" calcext:value-type="float">
            <text:p>50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13.3333333333333" calcext:value-type="float">
            <text:p>1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1.25" calcext:value-type="float">
            <text:p>31.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930135867548" calcext:value-type="float">
            <text:p>88.8930135867548</text:p>
          </table:table-cell>
          <table:table-cell office:value-type="float" office:value="88.2680591818973" calcext:value-type="float">
            <text:p>88.2680591818973</text:p>
          </table:table-cell>
          <table:table-cell office:value-type="float" office:value="78.8841807909605" calcext:value-type="float">
            <text:p>78.8841807909605</text:p>
          </table:table-cell>
          <table:table-cell office:value-type="float" office:value="95.2814569536424" calcext:value-type="float">
            <text:p>95.2814569536424</text:p>
          </table:table-cell>
          <table:table-cell office:value-type="float" office:value="80.3676953381484" calcext:value-type="float">
            <text:p>80.3676953381484</text:p>
          </table:table-cell>
          <table:table-cell office:value-type="float" office:value="48.2792527040315" calcext:value-type="float">
            <text:p>48.2792527040315</text:p>
          </table:table-cell>
          <table:table-cell office:value-type="float" office:value="73.0125523012552" calcext:value-type="float">
            <text:p>73.0125523012552</text:p>
          </table:table-cell>
          <table:table-cell office:value-type="float" office:value="33.4285714285714" calcext:value-type="float">
            <text:p>33.4285714285714</text:p>
          </table:table-cell>
          <table:table-cell office:value-type="float" office:value="78.7556904400607" calcext:value-type="float">
            <text:p>78.7556904400607</text:p>
          </table:table-cell>
          <table:table-cell office:value-type="float" office:value="19.376026272578" calcext:value-type="float">
            <text:p>19.376026272578</text:p>
          </table:table-cell>
          <table:table-cell office:value-type="float" office:value="39.5176252319109" calcext:value-type="float">
            <text:p>39.5176252319109</text:p>
          </table:table-cell>
          <table:table-cell office:value-type="float" office:value="35.0980392156863" calcext:value-type="float">
            <text:p>35.0980392156863</text:p>
          </table:table-cell>
          <table:table-cell office:value-type="float" office:value="26.8722466960352" calcext:value-type="float">
            <text:p>26.8722466960352</text:p>
          </table:table-cell>
          <table:table-cell office:value-type="float" office:value="31.6628701594533" calcext:value-type="float">
            <text:p>31.6628701594533</text:p>
          </table:table-cell>
          <table:table-cell office:value-type="float" office:value="21.0382513661202" calcext:value-type="float">
            <text:p>21.0382513661202</text:p>
          </table:table-cell>
          <table:table-cell office:value-type="float" office:value="46.5393794749403" calcext:value-type="float">
            <text:p>46.5393794749403</text:p>
          </table:table-cell>
          <table:table-cell office:value-type="float" office:value="44.4099378881988" calcext:value-type="float">
            <text:p>44.4099378881988</text:p>
          </table:table-cell>
          <table:table-cell office:value-type="float" office:value="27.1653543307087" calcext:value-type="float">
            <text:p>27.1653543307087</text:p>
          </table:table-cell>
          <table:table-cell office:value-type="float" office:value="69.1699604743083" calcext:value-type="float">
            <text:p>69.1699604743083</text:p>
          </table:table-cell>
          <table:table-cell office:value-type="float" office:value="17.4107142857143" calcext:value-type="float">
            <text:p>17.4107142857143</text:p>
          </table:table-cell>
          <table:table-cell office:value-type="float" office:value="29.8561151079137" calcext:value-type="float">
            <text:p>29.8561151079137</text:p>
          </table:table-cell>
          <table:table-cell office:value-type="float" office:value="73.7556561085973" calcext:value-type="float">
            <text:p>73.7556561085973</text:p>
          </table:table-cell>
          <table:table-cell office:value-type="float" office:value="25.3012048192771" calcext:value-type="float">
            <text:p>25.3012048192771</text:p>
          </table:table-cell>
          <table:table-cell office:value-type="float" office:value="7.88381742738589" calcext:value-type="float">
            <text:p>7.88381742738589</text:p>
          </table:table-cell>
          <table:table-cell office:value-type="float" office:value="10.4575163398693" calcext:value-type="float">
            <text:p>10.4575163398693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47.65625" calcext:value-type="float">
            <text:p>47.65625</text:p>
          </table:table-cell>
          <table:table-cell office:value-type="float" office:value="5.02793296089386" calcext:value-type="float">
            <text:p>5.02793296089386</text:p>
          </table:table-cell>
          <table:table-cell office:value-type="float" office:value="56.140350877193" calcext:value-type="float">
            <text:p>56.140350877193</text:p>
          </table:table-cell>
          <table:table-cell office:value-type="float" office:value="45.1851851851852" calcext:value-type="float">
            <text:p>45.1851851851852</text:p>
          </table:table-cell>
          <table:table-cell office:value-type="float" office:value="16" calcext:value-type="float">
            <text:p>16</text:p>
          </table:table-cell>
          <table:table-cell office:value-type="float" office:value="37.1212121212121" calcext:value-type="float">
            <text:p>37.1212121212121</text:p>
          </table:table-cell>
          <table:table-cell office:value-type="float" office:value="41.8181818181818" calcext:value-type="float">
            <text:p>41.818181818181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57.3033707865169" calcext:value-type="float">
            <text:p>57.3033707865169</text:p>
          </table:table-cell>
          <table:table-cell office:value-type="float" office:value="52.7027027027027" calcext:value-type="float">
            <text:p>52.7027027027027</text:p>
          </table:table-cell>
          <table:table-cell office:value-type="float" office:value="4.12371134020619" calcext:value-type="float">
            <text:p>4.12371134020619</text:p>
          </table:table-cell>
          <table:table-cell office:value-type="float" office:value="12.8712871287129" calcext:value-type="float">
            <text:p>12.8712871287129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22.0779220779221" calcext:value-type="float">
            <text:p>22.0779220779221</text:p>
          </table:table-cell>
          <table:table-cell office:value-type="float" office:value="61.7647058823529" calcext:value-type="float">
            <text:p>61.7647058823529</text:p>
          </table:table-cell>
          <table:table-cell office:value-type="float" office:value="9.63855421686747" calcext:value-type="float">
            <text:p>9.63855421686747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16.0493827160494" calcext:value-type="float">
            <text:p>16.0493827160494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.04081632653061" calcext:value-type="float">
            <text:p>2.04081632653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50.6329113924051" calcext:value-type="float">
            <text:p>50.6329113924051</text:p>
          </table:table-cell>
          <table:table-cell office:value-type="float" office:value="40.4494382022472" calcext:value-type="float">
            <text:p>40.449438202247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19.7916666666667" calcext:value-type="float">
            <text:p>19.791666666666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float" office:value="13.8461538461538" calcext:value-type="float">
            <text:p>13.8461538461538</text:p>
          </table:table-cell>
          <table:table-cell office:value-type="float" office:value="25.6756756756757" calcext:value-type="float">
            <text:p>25.6756756756757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9.30232558139535" calcext:value-type="float">
            <text:p>9.30232558139535</text:p>
          </table:table-cell>
          <table:table-cell office:value-type="float" office:value="24.3243243243243" calcext:value-type="float">
            <text:p>24.3243243243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9.375" calcext:value-type="float">
            <text:p>9.375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3145428934065" calcext:value-type="float">
            <text:p>86.3145428934065</text:p>
          </table:table-cell>
          <table:table-cell office:value-type="float" office:value="77.6433001729627" calcext:value-type="float">
            <text:p>77.6433001729627</text:p>
          </table:table-cell>
          <table:table-cell office:value-type="float" office:value="70.583645443196" calcext:value-type="float">
            <text:p>70.583645443196</text:p>
          </table:table-cell>
          <table:table-cell office:value-type="float" office:value="67.3358167770419" calcext:value-type="float">
            <text:p>67.3358167770419</text:p>
          </table:table-cell>
          <table:table-cell office:value-type="float" office:value="63.9716211882912" calcext:value-type="float">
            <text:p>63.9716211882912</text:p>
          </table:table-cell>
          <table:table-cell office:value-type="float" office:value="56.7549823728326" calcext:value-type="float">
            <text:p>56.7549823728326</text:p>
          </table:table-cell>
          <table:table-cell office:value-type="float" office:value="64.24489115275" calcext:value-type="float">
            <text:p>64.24489115275</text:p>
          </table:table-cell>
          <table:table-cell office:value-type="float" office:value="44.6934523809524" calcext:value-type="float">
            <text:p>44.6934523809524</text:p>
          </table:table-cell>
          <table:table-cell office:value-type="float" office:value="61.5924477646784" calcext:value-type="float">
            <text:p>61.592447764678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50.6343886528218" calcext:value-type="float">
            <text:p>50.6343886528218</text:p>
          </table:table-cell>
          <table:table-cell office:value-type="float" office:value="50.5882352941176" calcext:value-type="float">
            <text:p>50.5882352941176</text:p>
          </table:table-cell>
          <table:table-cell office:value-type="float" office:value="32.2466960352423" calcext:value-type="float">
            <text:p>32.2466960352423</text:p>
          </table:table-cell>
          <table:table-cell office:value-type="float" office:value="36.6514806378132" calcext:value-type="float">
            <text:p>36.6514806378132</text:p>
          </table:table-cell>
          <table:table-cell office:value-type="float" office:value="35.3299705758722" calcext:value-type="float">
            <text:p>35.3299705758722</text:p>
          </table:table-cell>
          <table:table-cell office:value-type="float" office:value="49.6468425466039" calcext:value-type="float">
            <text:p>49.6468425466039</text:p>
          </table:table-cell>
          <table:table-cell office:value-type="float" office:value="45.7967444849004" calcext:value-type="float">
            <text:p>45.7967444849004</text:p>
          </table:table-cell>
          <table:table-cell office:value-type="float" office:value="30.749862662516" calcext:value-type="float">
            <text:p>30.749862662516</text:p>
          </table:table-cell>
          <table:table-cell office:value-type="float" office:value="55.7926503578677" calcext:value-type="float">
            <text:p>55.7926503578677</text:p>
          </table:table-cell>
          <table:table-cell office:value-type="float" office:value="21.9717261904762" calcext:value-type="float">
            <text:p>21.9717261904762</text:p>
          </table:table-cell>
          <table:table-cell office:value-type="float" office:value="27.3381294964029" calcext:value-type="float">
            <text:p>27.3381294964029</text:p>
          </table:table-cell>
          <table:table-cell office:value-type="float" office:value="42.0814479638009" calcext:value-type="float">
            <text:p>42.0814479638009</text:p>
          </table:table-cell>
          <table:table-cell office:value-type="float" office:value="29.543172690763" calcext:value-type="float">
            <text:p>29.543172690763</text:p>
          </table:table-cell>
          <table:table-cell office:value-type="float" office:value="16.5941641011913" calcext:value-type="float">
            <text:p>16.5941641011913</text:p>
          </table:table-cell>
          <table:table-cell office:value-type="float" office:value="22.9013480392157" calcext:value-type="float">
            <text:p>22.9013480392157</text:p>
          </table:table-cell>
          <table:table-cell office:value-type="float" office:value="21.0884353741497" calcext:value-type="float">
            <text:p>21.0884353741497</text:p>
          </table:table-cell>
          <table:table-cell office:value-type="float" office:value="34.8214285714286" calcext:value-type="float">
            <text:p>34.8214285714286</text:p>
          </table:table-cell>
          <table:table-cell office:value-type="float" office:value="16.1479116786379" calcext:value-type="float">
            <text:p>16.1479116786379</text:p>
          </table:table-cell>
          <table:table-cell office:value-type="float" office:value="44.9561403508772" calcext:value-type="float">
            <text:p>44.9561403508772</text:p>
          </table:table-cell>
          <table:table-cell office:value-type="float" office:value="31.3425925925926" calcext:value-type="float">
            <text:p>31.3425925925926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30.5681818181818" calcext:value-type="float">
            <text:p>30.5681818181818</text:p>
          </table:table-cell>
          <table:table-cell office:value-type="float" office:value="36.8881118881119" calcext:value-type="float">
            <text:p>36.8881118881119</text:p>
          </table:table-cell>
          <table:table-cell office:value-type="float" office:value="35.9375" calcext:value-type="float">
            <text:p>35.9375</text:p>
          </table:table-cell>
          <table:table-cell office:value-type="float" office:value="33.7078651685393" calcext:value-type="float">
            <text:p>33.7078651685393</text:p>
          </table:table-cell>
          <table:table-cell office:value-type="float" office:value="34.7972972972973" calcext:value-type="float">
            <text:p>34.7972972972973</text:p>
          </table:table-cell>
          <table:table-cell office:value-type="float" office:value="28.9948453608247" calcext:value-type="float">
            <text:p>28.9948453608247</text:p>
          </table:table-cell>
          <table:table-cell office:value-type="float" office:value="16.8316831683168" calcext:value-type="float">
            <text:p>16.8316831683168</text:p>
          </table:table-cell>
          <table:table-cell office:value-type="float" office:value="17.4799465240642" calcext:value-type="float">
            <text:p>17.4799465240642</text:p>
          </table:table-cell>
          <table:table-cell office:value-type="float" office:value="28.030303030303" calcext:value-type="float">
            <text:p>28.030303030303</text:p>
          </table:table-cell>
          <table:table-cell office:value-type="float" office:value="38.3578431372549" calcext:value-type="float">
            <text:p>38.3578431372549</text:p>
          </table:table-cell>
          <table:table-cell office:value-type="float" office:value="14.8328005901156" calcext:value-type="float">
            <text:p>14.8328005901156</text:p>
          </table:table-cell>
          <table:table-cell office:value-type="float" office:value="42.6470588235294" calcext:value-type="float">
            <text:p>42.6470588235294</text:p>
          </table:table-cell>
          <table:table-cell office:value-type="float" office:value="15.6565656565657" calcext:value-type="float">
            <text:p>15.6565656565657</text:p>
          </table:table-cell>
          <table:table-cell office:value-type="float" office:value="21.2345679012346" calcext:value-type="float">
            <text:p>21.2345679012346</text:p>
          </table:table-cell>
          <table:table-cell office:value-type="float" office:value="32.5438596491228" calcext:value-type="float">
            <text:p>32.5438596491228</text:p>
          </table:table-cell>
          <table:table-cell office:value-type="float" office:value="5.67602040816327" calcext:value-type="float">
            <text:p>5.67602040816327</text:p>
          </table:table-cell>
          <table:table-cell office:value-type="float" office:value="16.25" calcext:value-type="float">
            <text:p>16.25</text:p>
          </table:table-cell>
          <table:table-cell office:value-type="float" office:value="2.20588235294118" calcext:value-type="float">
            <text:p>2.20588235294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9.7033201045397" calcext:value-type="float">
            <text:p>89.7033201045397</text:p>
          </table:table-cell>
          <table:table-cell office:value-type="float" office:value="46.9306930693069" calcext:value-type="float">
            <text:p>46.9306930693069</text:p>
          </table:table-cell>
          <table:table-cell office:value-type="float" office:value="73.7392314393573" calcext:value-type="float">
            <text:p>73.7392314393573</text:p>
          </table:table-cell>
          <table:table-cell office:value-type="float" office:value="21.3861386138614" calcext:value-type="float">
            <text:p>21.3861386138614</text:p>
          </table:table-cell>
          <table:table-cell office:value-type="float" office:value="57.9398458067663" calcext:value-type="float">
            <text:p>57.9398458067663</text:p>
          </table:table-cell>
          <table:table-cell office:value-type="float" office:value="97.8023609770584" calcext:value-type="float">
            <text:p>97.8023609770584</text:p>
          </table:table-cell>
          <table:table-cell office:value-type="float" office:value="96.9364664926023" calcext:value-type="float">
            <text:p>96.9364664926023</text:p>
          </table:table-cell>
          <table:table-cell office:value-type="float" office:value="93.7146892655367" calcext:value-type="float">
            <text:p>93.7146892655367</text:p>
          </table:table-cell>
          <table:table-cell office:value-type="float" office:value="99.0618101545254" calcext:value-type="float">
            <text:p>99.0618101545254</text:p>
          </table:table-cell>
          <table:table-cell office:value-type="float" office:value="93.6638214051215" calcext:value-type="float">
            <text:p>93.6638214051215</text:p>
          </table:table-cell>
          <table:table-cell office:value-type="float" office:value="80.7276302851524" calcext:value-type="float">
            <text:p>80.7276302851524</text:p>
          </table:table-cell>
          <table:table-cell office:value-type="float" office:value="90.1673640167364" calcext:value-type="float">
            <text:p>90.1673640167364</text:p>
          </table:table-cell>
          <table:table-cell office:value-type="float" office:value="78" calcext:value-type="float">
            <text:p>78</text:p>
          </table:table-cell>
          <table:table-cell office:value-type="float" office:value="93.1714719271624" calcext:value-type="float">
            <text:p>93.1714719271624</text:p>
          </table:table-cell>
          <table:table-cell office:value-type="float" office:value="56.3218390804598" calcext:value-type="float">
            <text:p>56.3218390804598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75.2941176470588" calcext:value-type="float">
            <text:p>75.2941176470588</text:p>
          </table:table-cell>
          <table:table-cell office:value-type="float" office:value="61.8942731277533" calcext:value-type="float">
            <text:p>61.8942731277533</text:p>
          </table:table-cell>
          <table:table-cell office:value-type="float" office:value="79.7266514806378" calcext:value-type="float">
            <text:p>79.7266514806378</text:p>
          </table:table-cell>
          <table:table-cell office:value-type="float" office:value="60.9289617486339" calcext:value-type="float">
            <text:p>60.9289617486339</text:p>
          </table:table-cell>
          <table:table-cell office:value-type="float" office:value="71.8377088305489" calcext:value-type="float">
            <text:p>71.8377088305489</text:p>
          </table:table-cell>
          <table:table-cell office:value-type="float" office:value="73.2919254658385" calcext:value-type="float">
            <text:p>73.2919254658385</text:p>
          </table:table-cell>
          <table:table-cell office:value-type="float" office:value="58.6614173228347" calcext:value-type="float">
            <text:p>58.6614173228347</text:p>
          </table:table-cell>
          <table:table-cell office:value-type="float" office:value="77.0750988142293" calcext:value-type="float">
            <text:p>77.0750988142293</text:p>
          </table:table-cell>
          <table:table-cell office:value-type="float" office:value="62.0535714285714" calcext:value-type="float">
            <text:p>62.0535714285714</text:p>
          </table:table-cell>
          <table:table-cell office:value-type="float" office:value="76.9784172661871" calcext:value-type="float">
            <text:p>76.9784172661871</text:p>
          </table:table-cell>
          <table:table-cell office:value-type="float" office:value="95.9276018099548" calcext:value-type="float">
            <text:p>95.9276018099548</text:p>
          </table:table-cell>
          <table:table-cell office:value-type="float" office:value="65.0602409638554" calcext:value-type="float">
            <text:p>65.0602409638554</text:p>
          </table:table-cell>
          <table:table-cell office:value-type="float" office:value="25.3112033195021" calcext:value-type="float">
            <text:p>25.3112033195021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44.8979591836735" calcext:value-type="float">
            <text:p>44.8979591836735</text:p>
          </table:table-cell>
          <table:table-cell office:value-type="float" office:value="75" calcext:value-type="float">
            <text:p>75</text:p>
          </table:table-cell>
          <table:table-cell office:value-type="float" office:value="39.1061452513966" calcext:value-type="float">
            <text:p>39.1061452513966</text:p>
          </table:table-cell>
          <table:table-cell office:value-type="float" office:value="95.6140350877193" calcext:value-type="float">
            <text:p>95.614035087719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65.4545454545455" calcext:value-type="float">
            <text:p>65.4545454545455</text:p>
          </table:table-cell>
          <table:table-cell office:value-type="float" office:value="64.5833333333333" calcext:value-type="float">
            <text:p>64.5833333333333</text:p>
          </table:table-cell>
          <table:table-cell office:value-type="float" office:value="75.2808988764045" calcext:value-type="float">
            <text:p>75.2808988764045</text:p>
          </table:table-cell>
          <table:table-cell office:value-type="float" office:value="86.4864864864865" calcext:value-type="float">
            <text:p>86.4864864864865</text:p>
          </table:table-cell>
          <table:table-cell office:value-type="float" office:value="64.9484536082474" calcext:value-type="float">
            <text:p>64.9484536082474</text:p>
          </table:table-cell>
          <table:table-cell office:value-type="float" office:value="56.4356435643564" calcext:value-type="float">
            <text:p>56.4356435643564</text:p>
          </table:table-cell>
          <table:table-cell office:value-type="float" office:value="38.2352941176471" calcext:value-type="float">
            <text:p>38.2352941176471</text:p>
          </table:table-cell>
          <table:table-cell office:value-type="float" office:value="46.7532467532468" calcext:value-type="float">
            <text:p>46.7532467532468</text:p>
          </table:table-cell>
          <table:table-cell office:value-type="float" office:value="70.5882352941177" calcext:value-type="float">
            <text:p>70.5882352941177</text:p>
          </table:table-cell>
          <table:table-cell office:value-type="float" office:value="28.9156626506024" calcext:value-type="float">
            <text:p>28.9156626506024</text:p>
          </table:table-cell>
          <table:table-cell office:value-type="float" office:value="45.5882352941176" calcext:value-type="float">
            <text:p>45.588235294117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3.0864197530864" calcext:value-type="float">
            <text:p>53.0864197530864</text:p>
          </table:table-cell>
          <table:table-cell office:value-type="float" office:value="45.6140350877193" calcext:value-type="float">
            <text:p>45.6140350877193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20" calcext:value-type="float">
            <text:p>20</text:p>
          </table:table-cell>
          <table:table-cell office:value-type="float" office:value="88.4353741496599" calcext:value-type="float">
            <text:p>88.4353741496599</text:p>
          </table:table-cell>
          <table:table-cell office:value-type="float" office:value="67.0886075949367" calcext:value-type="float">
            <text:p>67.0886075949367</text:p>
          </table:table-cell>
          <table:table-cell office:value-type="float" office:value="73.0337078651685" calcext:value-type="float">
            <text:p>73.033707865168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2.7906976744186" calcext:value-type="float">
            <text:p>62.7906976744186</text:p>
          </table:table-cell>
          <table:table-cell office:value-type="float" office:value="74.390243902439" calcext:value-type="float">
            <text:p>74.390243902439</text:p>
          </table:table-cell>
          <table:table-cell office:value-type="float" office:value="53.6231884057971" calcext:value-type="float">
            <text:p>53.6231884057971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70.9677419354839" calcext:value-type="float">
            <text:p>70.9677419354839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3.0769230769231" calcext:value-type="float">
            <text:p>43.0769230769231</text:p>
          </table:table-cell>
          <table:table-cell office:value-type="float" office:value="31.0810810810811" calcext:value-type="float">
            <text:p>31.0810810810811</text:p>
          </table:table-cell>
          <table:table-cell office:value-type="float" office:value="44.8275862068966" calcext:value-type="float">
            <text:p>44.8275862068966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" calcext:value-type="float">
            <text:p>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4.2857142857143" calcext:value-type="float">
            <text:p>14.285714285714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029994802881" calcext:value-type="float">
            <text:p>88.4029994802881</text:p>
          </table:table-cell>
          <table:table-cell office:value-type="float" office:value="88.3202785030461" calcext:value-type="float">
            <text:p>88.3202785030461</text:p>
          </table:table-cell>
          <table:table-cell office:value-type="float" office:value="79.9199623352166" calcext:value-type="float">
            <text:p>79.9199623352166</text:p>
          </table:table-cell>
          <table:table-cell office:value-type="float" office:value="95.3090507726269" calcext:value-type="float">
            <text:p>95.3090507726269</text:p>
          </table:table-cell>
          <table:table-cell office:value-type="float" office:value="80.6631648063033" calcext:value-type="float">
            <text:p>80.6631648063033</text:p>
          </table:table-cell>
          <table:table-cell office:value-type="float" office:value="46.1160275319567" calcext:value-type="float">
            <text:p>46.1160275319567</text:p>
          </table:table-cell>
          <table:table-cell office:value-type="float" office:value="72.3849372384937" calcext:value-type="float">
            <text:p>72.3849372384937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73.8998482549317" calcext:value-type="float">
            <text:p>73.8998482549317</text:p>
          </table:table-cell>
          <table:table-cell office:value-type="float" office:value="18.7192118226601" calcext:value-type="float">
            <text:p>18.7192118226601</text:p>
          </table:table-cell>
          <table:table-cell office:value-type="float" office:value="36.5491651205937" calcext:value-type="float">
            <text:p>36.5491651205937</text:p>
          </table:table-cell>
          <table:table-cell office:value-type="float" office:value="31.3725490196078" calcext:value-type="float">
            <text:p>31.3725490196078</text:p>
          </table:table-cell>
          <table:table-cell office:value-type="float" office:value="24.4493392070485" calcext:value-type="float">
            <text:p>24.4493392070485</text:p>
          </table:table-cell>
          <table:table-cell office:value-type="float" office:value="35.7630979498861" calcext:value-type="float">
            <text:p>35.7630979498861</text:p>
          </table:table-cell>
          <table:table-cell office:value-type="float" office:value="21.8579234972678" calcext:value-type="float">
            <text:p>21.8579234972678</text:p>
          </table:table-cell>
          <table:table-cell office:value-type="float" office:value="42.4821002386635" calcext:value-type="float">
            <text:p>42.4821002386635</text:p>
          </table:table-cell>
          <table:table-cell office:value-type="float" office:value="42.5465838509317" calcext:value-type="float">
            <text:p>42.5465838509317</text:p>
          </table:table-cell>
          <table:table-cell office:value-type="float" office:value="31.1023622047244" calcext:value-type="float">
            <text:p>31.102362204724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19.1964285714286" calcext:value-type="float">
            <text:p>19.1964285714286</text:p>
          </table:table-cell>
          <table:table-cell office:value-type="float" office:value="31.6546762589928" calcext:value-type="float">
            <text:p>31.6546762589928</text:p>
          </table:table-cell>
          <table:table-cell office:value-type="float" office:value="64.2533936651584" calcext:value-type="float">
            <text:p>64.2533936651584</text:p>
          </table:table-cell>
          <table:table-cell office:value-type="float" office:value="17.6706827309237" calcext:value-type="float">
            <text:p>17.6706827309237</text:p>
          </table:table-cell>
          <table:table-cell office:value-type="float" office:value="9.12863070539419" calcext:value-type="float">
            <text:p>9.12863070539419</text:p>
          </table:table-cell>
          <table:table-cell office:value-type="float" office:value="9.15032679738562" calcext:value-type="float">
            <text:p>9.15032679738562</text:p>
          </table:table-cell>
          <table:table-cell office:value-type="float" office:value="9.79591836734694" calcext:value-type="float">
            <text:p>9.79591836734694</text:p>
          </table:table-cell>
          <table:table-cell office:value-type="float" office:value="41.40625" calcext:value-type="float">
            <text:p>41.40625</text:p>
          </table:table-cell>
          <table:table-cell office:value-type="float" office:value="8.93854748603352" calcext:value-type="float">
            <text:p>8.93854748603352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14.6666666666667" calcext:value-type="float">
            <text:p>14.6666666666667</text:p>
          </table:table-cell>
          <table:table-cell office:value-type="float" office:value="37.1212121212121" calcext:value-type="float">
            <text:p>37.1212121212121</text:p>
          </table:table-cell>
          <table:table-cell office:value-type="float" office:value="30.9090909090909" calcext:value-type="float">
            <text:p>30.9090909090909</text:p>
          </table:table-cell>
          <table:table-cell office:value-type="float" office:value="12.5" calcext:value-type="float">
            <text:p>12.5</text:p>
          </table:table-cell>
          <table:table-cell office:value-type="float" office:value="57.3033707865169" calcext:value-type="float">
            <text:p>57.3033707865169</text:p>
          </table:table-cell>
          <table:table-cell office:value-type="float" office:value="62.1621621621622" calcext:value-type="float">
            <text:p>62.1621621621622</text:p>
          </table:table-cell>
          <table:table-cell office:value-type="float" office:value="5.15463917525773" calcext:value-type="float">
            <text:p>5.15463917525773</text:p>
          </table:table-cell>
          <table:table-cell office:value-type="float" office:value="13.8613861386139" calcext:value-type="float">
            <text:p>13.8613861386139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13.2530120481928" calcext:value-type="float">
            <text:p>13.2530120481928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16.0493827160494" calcext:value-type="float">
            <text:p>16.0493827160494</text:p>
          </table:table-cell>
          <table:table-cell office:value-type="float" office:value="17.5438596491228" calcext:value-type="float">
            <text:p>17.5438596491228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2.27272727272727" calcext:value-type="float">
            <text:p>2.2727272727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46.8354430379747" calcext:value-type="float">
            <text:p>46.8354430379747</text:p>
          </table:table-cell>
          <table:table-cell office:value-type="float" office:value="40.4494382022472" calcext:value-type="float">
            <text:p>40.449438202247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18.2926829268293" calcext:value-type="float">
            <text:p>18.2926829268293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1.0344827586207" calcext:value-type="float">
            <text:p>31.0344827586207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" calcext:value-type="float">
            <text:p>25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14.8648648648649" calcext:value-type="float">
            <text:p>14.864864864864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8.10810810810811" calcext:value-type="float">
            <text:p>8.10810810810811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.45161290322581" calcext:value-type="float">
            <text:p>6.45161290322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.1363741279421" calcext:value-type="float">
            <text:p>84.1363741279421</text:p>
          </table:table-cell>
          <table:table-cell office:value-type="float" office:value="74.79519890714" calcext:value-type="float">
            <text:p>74.79519890714</text:p>
          </table:table-cell>
          <table:table-cell office:value-type="float" office:value="71.7794494170423" calcext:value-type="float">
            <text:p>71.7794494170423</text:p>
          </table:table-cell>
          <table:table-cell office:value-type="float" office:value="67.3427152317881" calcext:value-type="float">
            <text:p>67.3427152317881</text:p>
          </table:table-cell>
          <table:table-cell office:value-type="float" office:value="66.2561651575074" calcext:value-type="float">
            <text:p>66.2561651575074</text:p>
          </table:table-cell>
          <table:table-cell office:value-type="float" office:value="54.8816461615944" calcext:value-type="float">
            <text:p>54.8816461615944</text:p>
          </table:table-cell>
          <table:table-cell office:value-type="float" office:value="62.7395245891699" calcext:value-type="float">
            <text:p>62.7395245891699</text:p>
          </table:table-cell>
          <table:table-cell office:value-type="float" office:value="45.5907738095238" calcext:value-type="float">
            <text:p>45.5907738095238</text:p>
          </table:table-cell>
          <table:table-cell office:value-type="float" office:value="60.9985992762927" calcext:value-type="float">
            <text:p>60.9985992762927</text:p>
          </table:table-cell>
          <table:table-cell office:value-type="float" office:value="41.1740558292282" calcext:value-type="float">
            <text:p>41.1740558292282</text:p>
          </table:table-cell>
          <table:table-cell office:value-type="float" office:value="50.5595786701778" calcext:value-type="float">
            <text:p>50.5595786701778</text:p>
          </table:table-cell>
          <table:table-cell office:value-type="float" office:value="47.0833333333333" calcext:value-type="float">
            <text:p>47.0833333333333</text:p>
          </table:table-cell>
          <table:table-cell office:value-type="float" office:value="28.9192364170338" calcext:value-type="float">
            <text:p>28.9192364170338</text:p>
          </table:table-cell>
          <table:table-cell office:value-type="float" office:value="40.5391040242976" calcext:value-type="float">
            <text:p>40.5391040242976</text:p>
          </table:table-cell>
          <table:table-cell office:value-type="float" office:value="34.5428751576293" calcext:value-type="float">
            <text:p>34.5428751576293</text:p>
          </table:table-cell>
          <table:table-cell office:value-type="float" office:value="40.0664387537896" calcext:value-type="float">
            <text:p>40.0664387537896</text:p>
          </table:table-cell>
          <table:table-cell office:value-type="float" office:value="44.4768687085029" calcext:value-type="float">
            <text:p>44.4768687085029</text:p>
          </table:table-cell>
          <table:table-cell office:value-type="float" office:value="32.9060611609595" calcext:value-type="float">
            <text:p>32.9060611609595</text:p>
          </table:table-cell>
          <table:table-cell office:value-type="float" office:value="46.6643520991347" calcext:value-type="float">
            <text:p>46.6643520991347</text:p>
          </table:table-cell>
          <table:table-cell office:value-type="float" office:value="28.6458333333333" calcext:value-type="float">
            <text:p>28.6458333333333</text:p>
          </table:table-cell>
          <table:table-cell office:value-type="float" office:value="27.158273381295" calcext:value-type="float">
            <text:p>27.158273381295</text:p>
          </table:table-cell>
          <table:table-cell office:value-type="float" office:value="40.0452488687783" calcext:value-type="float">
            <text:p>40.0452488687783</text:p>
          </table:table-cell>
          <table:table-cell office:value-type="float" office:value="26.9327309236948" calcext:value-type="float">
            <text:p>26.9327309236948</text:p>
          </table:table-cell>
          <table:table-cell office:value-type="float" office:value="13.4486681836434" calcext:value-type="float">
            <text:p>13.4486681836434</text:p>
          </table:table-cell>
          <table:table-cell office:value-type="float" office:value="18.8316993464052" calcext:value-type="float">
            <text:p>18.8316993464052</text:p>
          </table:table-cell>
          <table:table-cell office:value-type="float" office:value="19.2290249433107" calcext:value-type="float">
            <text:p>19.2290249433107</text:p>
          </table:table-cell>
          <table:table-cell office:value-type="float" office:value="32.6729910714286" calcext:value-type="float">
            <text:p>32.6729910714286</text:p>
          </table:table-cell>
          <table:table-cell office:value-type="float" office:value="21.5349827081671" calcext:value-type="float">
            <text:p>21.5349827081671</text:p>
          </table:table-cell>
          <table:table-cell office:value-type="float" office:value="57.6754385964912" calcext:value-type="float">
            <text:p>57.6754385964912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21" calcext:value-type="float">
            <text:p>21</text:p>
          </table:table-cell>
          <table:table-cell office:value-type="float" office:value="28.8636363636364" calcext:value-type="float">
            <text:p>28.8636363636364</text:p>
          </table:table-cell>
          <table:table-cell office:value-type="float" office:value="31.7832167832168" calcext:value-type="float">
            <text:p>31.7832167832168</text:p>
          </table:table-cell>
          <table:table-cell office:value-type="float" office:value="25.5208333333333" calcext:value-type="float">
            <text:p>25.5208333333333</text:p>
          </table:table-cell>
          <table:table-cell office:value-type="float" office:value="33.1460674157303" calcext:value-type="float">
            <text:p>33.1460674157303</text:p>
          </table:table-cell>
          <table:table-cell office:value-type="float" office:value="37.1621621621622" calcext:value-type="float">
            <text:p>37.1621621621622</text:p>
          </table:table-cell>
          <table:table-cell office:value-type="float" office:value="30.0257731958763" calcext:value-type="float">
            <text:p>30.0257731958763</text:p>
          </table:table-cell>
          <table:table-cell office:value-type="float" office:value="17.5742574257426" calcext:value-type="float">
            <text:p>17.5742574257426</text:p>
          </table:table-cell>
          <table:table-cell office:value-type="float" office:value="16.7112299465241" calcext:value-type="float">
            <text:p>16.7112299465241</text:p>
          </table:table-cell>
          <table:table-cell office:value-type="float" office:value="23.5930735930736" calcext:value-type="float">
            <text:p>23.5930735930736</text:p>
          </table:table-cell>
          <table:table-cell office:value-type="float" office:value="35.0490196078431" calcext:value-type="float">
            <text:p>35.0490196078431</text:p>
          </table:table-cell>
          <table:table-cell office:value-type="float" office:value="16.154413572658" calcext:value-type="float">
            <text:p>16.154413572658</text:p>
          </table:table-cell>
          <table:table-cell office:value-type="float" office:value="31.7401960784314" calcext:value-type="float">
            <text:p>31.7401960784314</text:p>
          </table:table-cell>
          <table:table-cell office:value-type="float" office:value="16.7676767676768" calcext:value-type="float">
            <text:p>16.7676767676768</text:p>
          </table:table-cell>
          <table:table-cell office:value-type="float" office:value="25.6172839506173" calcext:value-type="float">
            <text:p>25.6172839506173</text:p>
          </table:table-cell>
          <table:table-cell office:value-type="float" office:value="18.2894736842105" calcext:value-type="float">
            <text:p>18.2894736842105</text:p>
          </table:table-cell>
          <table:table-cell office:value-type="float" office:value="10.8418367346939" calcext:value-type="float">
            <text:p>10.8418367346939</text:p>
          </table:table-cell>
          <table:table-cell office:value-type="float" office:value="28.5227272727273" calcext:value-type="float">
            <text:p>28.5227272727273</text:p>
          </table:table-cell>
          <table:table-cell office:value-type="float" office:value="2.20588235294118" calcext:value-type="float">
            <text:p>2.20588235294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office:value-type="float" office:value="4" calcext:value-type="float">
            <text:p>4</text:p>
          </table:table-cell>
          <table:table-cell office:value-type="float" office:value="89.7396186235602" calcext:value-type="float">
            <text:p>89.7396186235602</text:p>
          </table:table-cell>
          <table:table-cell office:value-type="float" office:value="44.6204620462046" calcext:value-type="float">
            <text:p>44.6204620462046</text:p>
          </table:table-cell>
          <table:table-cell office:value-type="float" office:value="74.1796534701384" calcext:value-type="float">
            <text:p>74.1796534701384</text:p>
          </table:table-cell>
          <table:table-cell office:value-type="float" office:value="21.5181518151815" calcext:value-type="float">
            <text:p>21.5181518151815</text:p>
          </table:table-cell>
          <table:table-cell office:value-type="float" office:value="57.5144714887712" calcext:value-type="float">
            <text:p>57.5144714887712</text:p>
          </table:table-cell>
          <table:table-cell office:value-type="float" office:value="98.9976984185909" calcext:value-type="float">
            <text:p>98.9976984185909</text:p>
          </table:table-cell>
          <table:table-cell office:value-type="float" office:value="97.6675369886858" calcext:value-type="float">
            <text:p>97.6675369886858</text:p>
          </table:table-cell>
          <table:table-cell office:value-type="float" office:value="94.5856873822975" calcext:value-type="float">
            <text:p>94.5856873822975</text:p>
          </table:table-cell>
          <table:table-cell office:value-type="float" office:value="99.4481236203091" calcext:value-type="float">
            <text:p>99.4481236203091</text:p>
          </table:table-cell>
          <table:table-cell office:value-type="float" office:value="94.2875902823375" calcext:value-type="float">
            <text:p>94.2875902823375</text:p>
          </table:table-cell>
          <table:table-cell office:value-type="float" office:value="80.432645034415" calcext:value-type="float">
            <text:p>80.432645034415</text:p>
          </table:table-cell>
          <table:table-cell office:value-type="float" office:value="89.6443514644352" calcext:value-type="float">
            <text:p>89.6443514644352</text:p>
          </table:table-cell>
          <table:table-cell office:value-type="float" office:value="73.8571428571429" calcext:value-type="float">
            <text:p>73.8571428571429</text:p>
          </table:table-cell>
          <table:table-cell office:value-type="float" office:value="91.350531107739" calcext:value-type="float">
            <text:p>91.350531107739</text:p>
          </table:table-cell>
          <table:table-cell office:value-type="float" office:value="55.5008210180624" calcext:value-type="float">
            <text:p>55.5008210180624</text:p>
          </table:table-cell>
          <table:table-cell office:value-type="float" office:value="79.0352504638219" calcext:value-type="float">
            <text:p>79.0352504638219</text:p>
          </table:table-cell>
          <table:table-cell office:value-type="float" office:value="75.6862745098039" calcext:value-type="float">
            <text:p>75.6862745098039</text:p>
          </table:table-cell>
          <table:table-cell office:value-type="float" office:value="57.7092511013216" calcext:value-type="float">
            <text:p>57.7092511013216</text:p>
          </table:table-cell>
          <table:table-cell office:value-type="float" office:value="76.3097949886105" calcext:value-type="float">
            <text:p>76.3097949886105</text:p>
          </table:table-cell>
          <table:table-cell office:value-type="float" office:value="60.655737704918" calcext:value-type="float">
            <text:p>60.655737704918</text:p>
          </table:table-cell>
          <table:table-cell office:value-type="float" office:value="63.7231503579952" calcext:value-type="float">
            <text:p>63.7231503579952</text:p>
          </table:table-cell>
          <table:table-cell office:value-type="float" office:value="75.4658385093168" calcext:value-type="float">
            <text:p>75.4658385093168</text:p>
          </table:table-cell>
          <table:table-cell office:value-type="float" office:value="61.8110236220472" calcext:value-type="float">
            <text:p>61.8110236220472</text:p>
          </table:table-cell>
          <table:table-cell office:value-type="float" office:value="77.4703557312253" calcext:value-type="float">
            <text:p>77.4703557312253</text:p>
          </table:table-cell>
          <table:table-cell office:value-type="float" office:value="58.0357142857143" calcext:value-type="float">
            <text:p>58.0357142857143</text:p>
          </table:table-cell>
          <table:table-cell office:value-type="float" office:value="74.4604316546763" calcext:value-type="float">
            <text:p>74.4604316546763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68.6746987951807" calcext:value-type="float">
            <text:p>68.6746987951807</text:p>
          </table:table-cell>
          <table:table-cell office:value-type="float" office:value="22.8215767634855" calcext:value-type="float">
            <text:p>22.8215767634855</text:p>
          </table:table-cell>
          <table:table-cell office:value-type="float" office:value="30.0653594771242" calcext:value-type="float">
            <text:p>30.0653594771242</text:p>
          </table:table-cell>
          <table:table-cell office:value-type="float" office:value="39.5918367346939" calcext:value-type="float">
            <text:p>39.5918367346939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43.5754189944134" calcext:value-type="float">
            <text:p>43.5754189944134</text:p>
          </table:table-cell>
          <table:table-cell office:value-type="float" office:value="96.4912280701754" calcext:value-type="float">
            <text:p>96.4912280701754</text:p>
          </table:table-cell>
          <table:table-cell office:value-type="float" office:value="71.1111111111111" calcext:value-type="float">
            <text:p>71.1111111111111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61.8181818181818" calcext:value-type="float">
            <text:p>61.8181818181818</text:p>
          </table:table-cell>
          <table:table-cell office:value-type="float" office:value="65.625" calcext:value-type="float">
            <text:p>65.625</text:p>
          </table:table-cell>
          <table:table-cell office:value-type="float" office:value="71.9101123595506" calcext:value-type="float">
            <text:p>71.9101123595506</text:p>
          </table:table-cell>
          <table:table-cell office:value-type="float" office:value="90.5405405405405" calcext:value-type="float">
            <text:p>90.5405405405405</text:p>
          </table:table-cell>
          <table:table-cell office:value-type="float" office:value="42.2680412371134" calcext:value-type="float">
            <text:p>42.2680412371134</text:p>
          </table:table-cell>
          <table:table-cell office:value-type="float" office:value="53.4653465346535" calcext:value-type="float">
            <text:p>53.4653465346535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1.9480519480519" calcext:value-type="float">
            <text:p>51.9480519480519</text:p>
          </table:table-cell>
          <table:table-cell office:value-type="float" office:value="66.1764705882353" calcext:value-type="float">
            <text:p>66.1764705882353</text:p>
          </table:table-cell>
          <table:table-cell office:value-type="float" office:value="32.5301204819277" calcext:value-type="float">
            <text:p>32.5301204819277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9.5061728395062" calcext:value-type="float">
            <text:p>39.5061728395062</text:p>
          </table:table-cell>
          <table:table-cell office:value-type="float" office:value="38.5964912280702" calcext:value-type="float">
            <text:p>38.5964912280702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89.795918367347" calcext:value-type="float">
            <text:p>89.795918367347</text:p>
          </table:table-cell>
          <table:table-cell office:value-type="float" office:value="69.620253164557" calcext:value-type="float">
            <text:p>69.620253164557</text:p>
          </table:table-cell>
          <table:table-cell office:value-type="float" office:value="67.4157303370787" calcext:value-type="float">
            <text:p>67.4157303370787</text:p>
          </table:table-cell>
          <table:table-cell office:value-type="float" office:value="50" calcext:value-type="float">
            <text:p>50</text:p>
          </table:table-cell>
          <table:table-cell office:value-type="float" office:value="60.4651162790698" calcext:value-type="float">
            <text:p>60.4651162790698</text:p>
          </table:table-cell>
          <table:table-cell office:value-type="float" office:value="73.1707317073171" calcext:value-type="float">
            <text:p>73.1707317073171</text:p>
          </table:table-cell>
          <table:table-cell office:value-type="float" office:value="50.7246376811594" calcext:value-type="float">
            <text:p>50.7246376811594</text:p>
          </table:table-cell>
          <table:table-cell office:value-type="float" office:value="46.875" calcext:value-type="float">
            <text:p>46.875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48.3870967741936" calcext:value-type="float">
            <text:p>48.3870967741936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3.0769230769231" calcext:value-type="float">
            <text:p>43.0769230769231</text:p>
          </table:table-cell>
          <table:table-cell office:value-type="float" office:value="33.7837837837838" calcext:value-type="float">
            <text:p>33.7837837837838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39.5348837209302" calcext:value-type="float">
            <text:p>39.534883720930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1.875" calcext:value-type="float">
            <text:p>21.87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8.75" calcext:value-type="float">
            <text:p>18.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8656173435296" calcext:value-type="float">
            <text:p>89.8656173435296</text:p>
          </table:table-cell>
          <table:table-cell office:value-type="float" office:value="88.1462140992167" calcext:value-type="float">
            <text:p>88.1462140992167</text:p>
          </table:table-cell>
          <table:table-cell office:value-type="float" office:value="81.0499058380414" calcext:value-type="float">
            <text:p>81.0499058380414</text:p>
          </table:table-cell>
          <table:table-cell office:value-type="float" office:value="96.6611479028698" calcext:value-type="float">
            <text:p>96.6611479028698</text:p>
          </table:table-cell>
          <table:table-cell office:value-type="float" office:value="80.8273145108339" calcext:value-type="float">
            <text:p>80.8273145108339</text:p>
          </table:table-cell>
          <table:table-cell office:value-type="float" office:value="47.8859390363815" calcext:value-type="float">
            <text:p>47.8859390363815</text:p>
          </table:table-cell>
          <table:table-cell office:value-type="float" office:value="71.4435146443515" calcext:value-type="float">
            <text:p>71.4435146443515</text:p>
          </table:table-cell>
          <table:table-cell office:value-type="float" office:value="32.2857142857143" calcext:value-type="float">
            <text:p>32.2857142857143</text:p>
          </table:table-cell>
          <table:table-cell office:value-type="float" office:value="73.2928679817906" calcext:value-type="float">
            <text:p>73.2928679817906</text:p>
          </table:table-cell>
          <table:table-cell office:value-type="float" office:value="18.2266009852217" calcext:value-type="float">
            <text:p>18.2266009852217</text:p>
          </table:table-cell>
          <table:table-cell office:value-type="float" office:value="34.6938775510204" calcext:value-type="float">
            <text:p>34.6938775510204</text:p>
          </table:table-cell>
          <table:table-cell office:value-type="float" office:value="32.5490196078431" calcext:value-type="float">
            <text:p>32.5490196078431</text:p>
          </table:table-cell>
          <table:table-cell office:value-type="float" office:value="28.4140969162996" calcext:value-type="float">
            <text:p>28.4140969162996</text:p>
          </table:table-cell>
          <table:table-cell office:value-type="float" office:value="36.6742596810934" calcext:value-type="float">
            <text:p>36.6742596810934</text:p>
          </table:table-cell>
          <table:table-cell office:value-type="float" office:value="22.6775956284153" calcext:value-type="float">
            <text:p>22.6775956284153</text:p>
          </table:table-cell>
          <table:table-cell office:value-type="float" office:value="34.1288782816229" calcext:value-type="float">
            <text:p>34.1288782816229</text:p>
          </table:table-cell>
          <table:table-cell office:value-type="float" office:value="41.9254658385093" calcext:value-type="float">
            <text:p>41.9254658385093</text:p>
          </table:table-cell>
          <table:table-cell office:value-type="float" office:value="28.3464566929134" calcext:value-type="float">
            <text:p>28.3464566929134</text:p>
          </table:table-cell>
          <table:table-cell office:value-type="float" office:value="66.798418972332" calcext:value-type="float">
            <text:p>66.798418972332</text:p>
          </table:table-cell>
          <table:table-cell office:value-type="float" office:value="16.5178571428571" calcext:value-type="float">
            <text:p>16.5178571428571</text:p>
          </table:table-cell>
          <table:table-cell office:value-type="float" office:value="25.1798561151079" calcext:value-type="float">
            <text:p>25.1798561151079</text:p>
          </table:table-cell>
          <table:table-cell office:value-type="float" office:value="62.89592760181" calcext:value-type="float">
            <text:p>62.89592760181</text:p>
          </table:table-cell>
          <table:table-cell office:value-type="float" office:value="21.6867469879518" calcext:value-type="float">
            <text:p>21.6867469879518</text:p>
          </table:table-cell>
          <table:table-cell office:value-type="float" office:value="8.29875518672199" calcext:value-type="float">
            <text:p>8.29875518672199</text:p>
          </table:table-cell>
          <table:table-cell office:value-type="float" office:value="5.22875816993464" calcext:value-type="float">
            <text:p>5.22875816993464</text:p>
          </table:table-cell>
          <table:table-cell office:value-type="float" office:value="10.2040816326531" calcext:value-type="float">
            <text:p>10.2040816326531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6.14525139664804" calcext:value-type="float">
            <text:p>6.14525139664804</text:p>
          </table:table-cell>
          <table:table-cell office:value-type="float" office:value="54.3859649122807" calcext:value-type="float">
            <text:p>54.3859649122807</text:p>
          </table:table-cell>
          <table:table-cell office:value-type="float" office:value="45.1851851851852" calcext:value-type="float">
            <text:p>45.1851851851852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32.7272727272727" calcext:value-type="float">
            <text:p>32.7272727272727</text:p>
          </table:table-cell>
          <table:table-cell office:value-type="float" office:value="17.7083333333333" calcext:value-type="float">
            <text:p>17.7083333333333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58.1081081081081" calcext:value-type="float">
            <text:p>58.1081081081081</text:p>
          </table:table-cell>
          <table:table-cell office:value-type="float" office:value="4.12371134020619" calcext:value-type="float">
            <text:p>4.12371134020619</text:p>
          </table:table-cell>
          <table:table-cell office:value-type="float" office:value="14.8514851485149" calcext:value-type="float">
            <text:p>14.8514851485149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22.0779220779221" calcext:value-type="float">
            <text:p>22.0779220779221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15.6626506024096" calcext:value-type="float">
            <text:p>15.6626506024096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8.7719298245614" calcext:value-type="float">
            <text:p>8.771929824561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6.81818181818182" calcext:value-type="float">
            <text:p>6.81818181818182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37.9746835443038" calcext:value-type="float">
            <text:p>37.9746835443038</text:p>
          </table:table-cell>
          <table:table-cell office:value-type="float" office:value="38.2022471910112" calcext:value-type="float">
            <text:p>38.2022471910112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39.5348837209302" calcext:value-type="float">
            <text:p>39.5348837209302</text:p>
          </table:table-cell>
          <table:table-cell office:value-type="float" office:value="20.7317073170732" calcext:value-type="float">
            <text:p>20.731707317073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9.375" calcext:value-type="float">
            <text:p>9.37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0.2702702702703" calcext:value-type="float">
            <text:p>20.2702702702703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3.125" calcext:value-type="float">
            <text:p>3.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.69230769230769" calcext:value-type="float">
            <text:p>7.69230769230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.2040816326531" calcext:value-type="float">
            <text:p>10.20408163265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5.1409990085573" calcext:value-type="float">
            <text:p>85.1409990085573</text:p>
          </table:table-cell>
          <table:table-cell office:value-type="float" office:value="73.3521719491908" calcext:value-type="float">
            <text:p>73.3521719491908</text:p>
          </table:table-cell>
          <table:table-cell office:value-type="float" office:value="70.3133926871072" calcext:value-type="float">
            <text:p>70.3133926871072</text:p>
          </table:table-cell>
          <table:table-cell office:value-type="float" office:value="71.9439845474614" calcext:value-type="float">
            <text:p>71.9439845474614</text:p>
          </table:table-cell>
          <table:table-cell office:value-type="float" office:value="68.7787261982929" calcext:value-type="float">
            <text:p>68.7787261982929</text:p>
          </table:table-cell>
          <table:table-cell office:value-type="float" office:value="55.5552557737967" calcext:value-type="float">
            <text:p>55.5552557737967</text:p>
          </table:table-cell>
          <table:table-cell office:value-type="float" office:value="59.4748650779213" calcext:value-type="float">
            <text:p>59.4748650779213</text:p>
          </table:table-cell>
          <table:table-cell office:value-type="float" office:value="40.5982142857143" calcext:value-type="float">
            <text:p>40.5982142857143</text:p>
          </table:table-cell>
          <table:table-cell office:value-type="float" office:value="51.7377728493055" calcext:value-type="float">
            <text:p>51.7377728493055</text:p>
          </table:table-cell>
          <table:table-cell office:value-type="float" office:value="40.8456486042693" calcext:value-type="float">
            <text:p>40.8456486042693</text:p>
          </table:table-cell>
          <table:table-cell office:value-type="float" office:value="46.1742174875815" calcext:value-type="float">
            <text:p>46.1742174875815</text:p>
          </table:table-cell>
          <table:table-cell office:value-type="float" office:value="47.8921568627451" calcext:value-type="float">
            <text:p>47.8921568627451</text:p>
          </table:table-cell>
          <table:table-cell office:value-type="float" office:value="31.5308370044053" calcext:value-type="float">
            <text:p>31.5308370044053</text:p>
          </table:table-cell>
          <table:table-cell office:value-type="float" office:value="38.246013667426" calcext:value-type="float">
            <text:p>38.246013667426</text:p>
          </table:table-cell>
          <table:table-cell office:value-type="float" office:value="35.4487179487179" calcext:value-type="float">
            <text:p>35.4487179487179</text:p>
          </table:table-cell>
          <table:table-cell office:value-type="float" office:value="37.976520673418" calcext:value-type="float">
            <text:p>37.976520673418</text:p>
          </table:table-cell>
          <table:table-cell office:value-type="float" office:value="41.4167916041979" calcext:value-type="float">
            <text:p>41.4167916041979</text:p>
          </table:table-cell>
          <table:table-cell office:value-type="float" office:value="35.3300677531588" calcext:value-type="float">
            <text:p>35.3300677531588</text:p>
          </table:table-cell>
          <table:table-cell office:value-type="float" office:value="46.8780044867001" calcext:value-type="float">
            <text:p>46.8780044867001</text:p>
          </table:table-cell>
          <table:table-cell office:value-type="float" office:value="26.9717261904762" calcext:value-type="float">
            <text:p>26.9717261904762</text:p>
          </table:table-cell>
          <table:table-cell office:value-type="float" office:value="24.910071942446" calcext:value-type="float">
            <text:p>24.910071942446</text:p>
          </table:table-cell>
          <table:table-cell office:value-type="float" office:value="39.2533936651584" calcext:value-type="float">
            <text:p>39.2533936651584</text:p>
          </table:table-cell>
          <table:table-cell office:value-type="float" office:value="35.0903614457831" calcext:value-type="float">
            <text:p>35.0903614457831</text:p>
          </table:table-cell>
          <table:table-cell office:value-type="float" office:value="12.6187926649712" calcext:value-type="float">
            <text:p>12.6187926649712</text:p>
          </table:table-cell>
          <table:table-cell office:value-type="float" office:value="15.0735294117647" calcext:value-type="float">
            <text:p>15.0735294117647</text:p>
          </table:table-cell>
          <table:table-cell office:value-type="float" office:value="15.2267573696145" calcext:value-type="float">
            <text:p>15.2267573696145</text:p>
          </table:table-cell>
          <table:table-cell office:value-type="float" office:value="34.0401785714286" calcext:value-type="float">
            <text:p>34.0401785714286</text:p>
          </table:table-cell>
          <table:table-cell office:value-type="float" office:value="17.1920723596701" calcext:value-type="float">
            <text:p>17.1920723596701</text:p>
          </table:table-cell>
          <table:table-cell office:value-type="float" office:value="46.0526315789474" calcext:value-type="float">
            <text:p>46.0526315789474</text:p>
          </table:table-cell>
          <table:table-cell office:value-type="float" office:value="29.0740740740741" calcext:value-type="float">
            <text:p>29.0740740740741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33.6742424242424" calcext:value-type="float">
            <text:p>33.6742424242424</text:p>
          </table:table-cell>
          <table:table-cell office:value-type="float" office:value="33.2517482517482" calcext:value-type="float">
            <text:p>33.2517482517482</text:p>
          </table:table-cell>
          <table:table-cell office:value-type="float" office:value="22.9166666666667" calcext:value-type="float">
            <text:p>22.9166666666667</text:p>
          </table:table-cell>
          <table:table-cell office:value-type="float" office:value="26.123595505618" calcext:value-type="float">
            <text:p>26.123595505618</text:p>
          </table:table-cell>
          <table:table-cell office:value-type="float" office:value="37.1621621621622" calcext:value-type="float">
            <text:p>37.1621621621622</text:p>
          </table:table-cell>
          <table:table-cell office:value-type="float" office:value="30.3479381443299" calcext:value-type="float">
            <text:p>30.3479381443299</text:p>
          </table:table-cell>
          <table:table-cell office:value-type="float" office:value="17.0792079207921" calcext:value-type="float">
            <text:p>17.0792079207921</text:p>
          </table:table-cell>
          <table:table-cell office:value-type="float" office:value="12.2326203208556" calcext:value-type="float">
            <text:p>12.2326203208556</text:p>
          </table:table-cell>
          <table:table-cell office:value-type="float" office:value="28.030303030303" calcext:value-type="float">
            <text:p>28.030303030303</text:p>
          </table:table-cell>
          <table:table-cell office:value-type="float" office:value="43.5049019607843" calcext:value-type="float">
            <text:p>43.5049019607843</text:p>
          </table:table-cell>
          <table:table-cell office:value-type="float" office:value="18.1706417506762" calcext:value-type="float">
            <text:p>18.1706417506762</text:p>
          </table:table-cell>
          <table:table-cell office:value-type="float" office:value="17.8921568627451" calcext:value-type="float">
            <text:p>17.8921568627451</text:p>
          </table:table-cell>
          <table:table-cell office:value-type="float" office:value="14.4949494949495" calcext:value-type="float">
            <text:p>14.4949494949495</text:p>
          </table:table-cell>
          <table:table-cell office:value-type="float" office:value="15.2469135802469" calcext:value-type="float">
            <text:p>15.2469135802469</text:p>
          </table:table-cell>
          <table:table-cell office:value-type="float" office:value="14.3421052631579" calcext:value-type="float">
            <text:p>14.3421052631579</text:p>
          </table:table-cell>
          <table:table-cell office:value-type="float" office:value="7.23852040816327" calcext:value-type="float">
            <text:p>7.23852040816327</text:p>
          </table:table-cell>
          <table:table-cell office:value-type="float" office:value="12.3863636363636" calcext:value-type="float">
            <text:p>12.3863636363636</text:p>
          </table:table-cell>
          <table:table-cell office:value-type="float" office:value="3.67647058823529" calcext:value-type="float">
            <text:p>3.6764705882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office:value-type="float" office:value="4" calcext:value-type="float">
            <text:p>4</text:p>
          </table:table-cell>
          <table:table-cell office:value-type="float" office:value="90.1364824315168" calcext:value-type="float">
            <text:p>90.1364824315168</text:p>
          </table:table-cell>
          <table:table-cell office:value-type="float" office:value="44.026402640264" calcext:value-type="float">
            <text:p>44.026402640264</text:p>
          </table:table-cell>
          <table:table-cell office:value-type="float" office:value="74.4143838931372" calcext:value-type="float">
            <text:p>74.4143838931372</text:p>
          </table:table-cell>
          <table:table-cell office:value-type="float" office:value="21.2541254125413" calcext:value-type="float">
            <text:p>21.2541254125413</text:p>
          </table:table-cell>
          <table:table-cell office:value-type="float" office:value="57.4578485943648" calcext:value-type="float">
            <text:p>57.4578485943648</text:p>
          </table:table-cell>
          <table:table-cell office:value-type="float" office:value="98.8269359269433" calcext:value-type="float">
            <text:p>98.8269359269433</text:p>
          </table:table-cell>
          <table:table-cell office:value-type="float" office:value="97.7023498694517" calcext:value-type="float">
            <text:p>97.7023498694517</text:p>
          </table:table-cell>
          <table:table-cell office:value-type="float" office:value="94.1619585687382" calcext:value-type="float">
            <text:p>94.1619585687382</text:p>
          </table:table-cell>
          <table:table-cell office:value-type="float" office:value="99.5033112582781" calcext:value-type="float">
            <text:p>99.5033112582781</text:p>
          </table:table-cell>
          <table:table-cell office:value-type="float" office:value="93.9921208141825" calcext:value-type="float">
            <text:p>93.9921208141825</text:p>
          </table:table-cell>
          <table:table-cell office:value-type="float" office:value="83.2841691248771" calcext:value-type="float">
            <text:p>83.2841691248771</text:p>
          </table:table-cell>
          <table:table-cell office:value-type="float" office:value="88.1799163179916" calcext:value-type="float">
            <text:p>88.1799163179916</text:p>
          </table:table-cell>
          <table:table-cell office:value-type="float" office:value="76.1428571428571" calcext:value-type="float">
            <text:p>76.1428571428571</text:p>
          </table:table-cell>
          <table:table-cell office:value-type="float" office:value="93.1714719271624" calcext:value-type="float">
            <text:p>93.1714719271624</text:p>
          </table:table-cell>
          <table:table-cell office:value-type="float" office:value="55.008210180624" calcext:value-type="float">
            <text:p>55.008210180624</text:p>
          </table:table-cell>
          <table:table-cell office:value-type="float" office:value="80.1484230055659" calcext:value-type="float">
            <text:p>80.1484230055659</text:p>
          </table:table-cell>
          <table:table-cell office:value-type="float" office:value="75.2941176470588" calcext:value-type="float">
            <text:p>75.2941176470588</text:p>
          </table:table-cell>
          <table:table-cell office:value-type="float" office:value="59.2511013215859" calcext:value-type="float">
            <text:p>59.2511013215859</text:p>
          </table:table-cell>
          <table:table-cell office:value-type="float" office:value="79.0432801822324" calcext:value-type="float">
            <text:p>79.0432801822324</text:p>
          </table:table-cell>
          <table:table-cell office:value-type="float" office:value="56.0109289617486" calcext:value-type="float">
            <text:p>56.0109289617486</text:p>
          </table:table-cell>
          <table:table-cell office:value-type="float" office:value="74.2243436754177" calcext:value-type="float">
            <text:p>74.2243436754177</text:p>
          </table:table-cell>
          <table:table-cell office:value-type="float" office:value="69.2546583850932" calcext:value-type="float">
            <text:p>69.2546583850932</text:p>
          </table:table-cell>
          <table:table-cell office:value-type="float" office:value="60.2362204724409" calcext:value-type="float">
            <text:p>60.2362204724409</text:p>
          </table:table-cell>
          <table:table-cell office:value-type="float" office:value="79.8418972332016" calcext:value-type="float">
            <text:p>79.841897233201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82.7338129496403" calcext:value-type="float">
            <text:p>82.7338129496403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8.2157676348548" calcext:value-type="float">
            <text:p>28.2157676348548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45.3061224489796" calcext:value-type="float">
            <text:p>45.3061224489796</text:p>
          </table:table-cell>
          <table:table-cell office:value-type="float" office:value="82.8125" calcext:value-type="float">
            <text:p>82.8125</text:p>
          </table:table-cell>
          <table:table-cell office:value-type="float" office:value="35.195530726257" calcext:value-type="float">
            <text:p>35.195530726257</text:p>
          </table:table-cell>
          <table:table-cell office:value-type="float" office:value="87.719298245614" calcext:value-type="float">
            <text:p>87.719298245614</text:p>
          </table:table-cell>
          <table:table-cell office:value-type="float" office:value="81.4814814814815" calcext:value-type="float">
            <text:p>81.4814814814815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68.9393939393939" calcext:value-type="float">
            <text:p>68.9393939393939</text:p>
          </table:table-cell>
          <table:table-cell office:value-type="float" office:value="62.7272727272727" calcext:value-type="float">
            <text:p>62.7272727272727</text:p>
          </table:table-cell>
          <table:table-cell office:value-type="float" office:value="68.75" calcext:value-type="float">
            <text:p>68.75</text:p>
          </table:table-cell>
          <table:table-cell office:value-type="float" office:value="74.1573033707865" calcext:value-type="float">
            <text:p>74.1573033707865</text:p>
          </table:table-cell>
          <table:table-cell office:value-type="float" office:value="87.8378378378378" calcext:value-type="float">
            <text:p>87.8378378378378</text:p>
          </table:table-cell>
          <table:table-cell office:value-type="float" office:value="67.0103092783505" calcext:value-type="float">
            <text:p>67.0103092783505</text:p>
          </table:table-cell>
          <table:table-cell office:value-type="float" office:value="50.4950495049505" calcext:value-type="float">
            <text:p>50.4950495049505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49.3506493506493" calcext:value-type="float">
            <text:p>49.3506493506493</text:p>
          </table:table-cell>
          <table:table-cell office:value-type="float" office:value="75" calcext:value-type="float">
            <text:p>75</text:p>
          </table:table-cell>
          <table:table-cell office:value-type="float" office:value="30.1204819277108" calcext:value-type="float">
            <text:p>30.1204819277108</text:p>
          </table:table-cell>
          <table:table-cell office:value-type="float" office:value="42.6470588235294" calcext:value-type="float">
            <text:p>42.6470588235294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10.2040816326531" calcext:value-type="float">
            <text:p>10.2040816326531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20" calcext:value-type="float">
            <text:p>20</text:p>
          </table:table-cell>
          <table:table-cell office:value-type="float" office:value="82.312925170068" calcext:value-type="float">
            <text:p>82.312925170068</text:p>
          </table:table-cell>
          <table:table-cell office:value-type="float" office:value="62.0253164556962" calcext:value-type="float">
            <text:p>62.0253164556962</text:p>
          </table:table-cell>
          <table:table-cell office:value-type="float" office:value="66.2921348314607" calcext:value-type="float">
            <text:p>66.2921348314607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0.4651162790698" calcext:value-type="float">
            <text:p>60.4651162790698</text:p>
          </table:table-cell>
          <table:table-cell office:value-type="float" office:value="74.390243902439" calcext:value-type="float">
            <text:p>74.390243902439</text:p>
          </table:table-cell>
          <table:table-cell office:value-type="float" office:value="46.3768115942029" calcext:value-type="float">
            <text:p>46.37681159420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36.9230769230769" calcext:value-type="float">
            <text:p>36.9230769230769</text:p>
          </table:table-cell>
          <table:table-cell office:value-type="float" office:value="44.5945945945946" calcext:value-type="float">
            <text:p>44.5945945945946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39.5348837209302" calcext:value-type="float">
            <text:p>39.5348837209302</text:p>
          </table:table-cell>
          <table:table-cell office:value-type="float" office:value="29.7297297297297" calcext:value-type="float">
            <text:p>29.7297297297297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18.75" calcext:value-type="float">
            <text:p>18.7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.25</text:p>
          </table:table-cell>
          <table:table-cell office:value-type="float" office:value="40" calcext:value-type="float">
            <text:p>4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89.3978766055387" calcext:value-type="float">
            <text:p>89.3978766055387</text:p>
          </table:table-cell>
          <table:table-cell office:value-type="float" office:value="89.2254134029591" calcext:value-type="float">
            <text:p>89.2254134029591</text:p>
          </table:table-cell>
          <table:table-cell office:value-type="float" office:value="80.4143126177025" calcext:value-type="float">
            <text:p>80.4143126177025</text:p>
          </table:table-cell>
          <table:table-cell office:value-type="float" office:value="95.5849889624724" calcext:value-type="float">
            <text:p>95.5849889624724</text:p>
          </table:table-cell>
          <table:table-cell office:value-type="float" office:value="81.5167432698621" calcext:value-type="float">
            <text:p>81.5167432698621</text:p>
          </table:table-cell>
          <table:table-cell office:value-type="float" office:value="50.3441494591937" calcext:value-type="float">
            <text:p>50.3441494591937</text:p>
          </table:table-cell>
          <table:table-cell office:value-type="float" office:value="68.7238493723849" calcext:value-type="float">
            <text:p>68.7238493723849</text:p>
          </table:table-cell>
          <table:table-cell office:value-type="float" office:value="32.7142857142857" calcext:value-type="float">
            <text:p>32.7142857142857</text:p>
          </table:table-cell>
          <table:table-cell office:value-type="float" office:value="78.3004552352049" calcext:value-type="float">
            <text:p>78.3004552352049</text:p>
          </table:table-cell>
          <table:table-cell office:value-type="float" office:value="17.5697865353038" calcext:value-type="float">
            <text:p>17.5697865353038</text:p>
          </table:table-cell>
          <table:table-cell office:value-type="float" office:value="36.9202226345083" calcext:value-type="float">
            <text:p>36.9202226345083</text:p>
          </table:table-cell>
          <table:table-cell office:value-type="float" office:value="31.9607843137255" calcext:value-type="float">
            <text:p>31.9607843137255</text:p>
          </table:table-cell>
          <table:table-cell office:value-type="float" office:value="27.0925110132159" calcext:value-type="float">
            <text:p>27.0925110132159</text:p>
          </table:table-cell>
          <table:table-cell office:value-type="float" office:value="34.3963553530752" calcext:value-type="float">
            <text:p>34.3963553530752</text:p>
          </table:table-cell>
          <table:table-cell office:value-type="float" office:value="19.3989071038251" calcext:value-type="float">
            <text:p>19.3989071038251</text:p>
          </table:table-cell>
          <table:table-cell office:value-type="float" office:value="42.0047732696897" calcext:value-type="float">
            <text:p>42.0047732696897</text:p>
          </table:table-cell>
          <table:table-cell office:value-type="float" office:value="38.1987577639752" calcext:value-type="float">
            <text:p>38.1987577639752</text:p>
          </table:table-cell>
          <table:table-cell office:value-type="float" office:value="31.8897637795276" calcext:value-type="float">
            <text:p>31.8897637795276</text:p>
          </table:table-cell>
          <table:table-cell office:value-type="float" office:value="66.403162055336" calcext:value-type="float">
            <text:p>66.403162055336</text:p>
          </table:table-cell>
          <table:table-cell office:value-type="float" office:value="16.5178571428571" calcext:value-type="float">
            <text:p>16.5178571428571</text:p>
          </table:table-cell>
          <table:table-cell office:value-type="float" office:value="38.8489208633093" calcext:value-type="float">
            <text:p>38.8489208633093</text:p>
          </table:table-cell>
          <table:table-cell office:value-type="float" office:value="66.9683257918552" calcext:value-type="float">
            <text:p>66.9683257918552</text:p>
          </table:table-cell>
          <table:table-cell office:value-type="float" office:value="18.4738955823293" calcext:value-type="float">
            <text:p>18.4738955823293</text:p>
          </table:table-cell>
          <table:table-cell office:value-type="float" office:value="9.54356846473029" calcext:value-type="float">
            <text:p>9.54356846473029</text:p>
          </table:table-cell>
          <table:table-cell office:value-type="float" office:value="8.49673202614379" calcext:value-type="float">
            <text:p>8.49673202614379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49.21875" calcext:value-type="float">
            <text:p>49.21875</text:p>
          </table:table-cell>
          <table:table-cell office:value-type="float" office:value="6.14525139664804" calcext:value-type="float">
            <text:p>6.14525139664804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45.9259259259259" calcext:value-type="float">
            <text:p>45.9259259259259</text:p>
          </table:table-cell>
          <table:table-cell office:value-type="float" office:value="10" calcext:value-type="float">
            <text:p>10</text:p>
          </table:table-cell>
          <table:table-cell office:value-type="float" office:value="38.6363636363636" calcext:value-type="float">
            <text:p>38.6363636363636</text:p>
          </table:table-cell>
          <table:table-cell office:value-type="float" office:value="37.2727272727273" calcext:value-type="float">
            <text:p>37.2727272727273</text:p>
          </table:table-cell>
          <table:table-cell office:value-type="float" office:value="14.5833333333333" calcext:value-type="float">
            <text:p>14.5833333333333</text:p>
          </table:table-cell>
          <table:table-cell office:value-type="float" office:value="50.561797752809" calcext:value-type="float">
            <text:p>50.561797752809</text:p>
          </table:table-cell>
          <table:table-cell office:value-type="float" office:value="45.945945945946" calcext:value-type="float">
            <text:p>45.945945945946</text:p>
          </table:table-cell>
          <table:table-cell office:value-type="float" office:value="8.24742268041237" calcext:value-type="float">
            <text:p>8.24742268041237</text:p>
          </table:table-cell>
          <table:table-cell office:value-type="float" office:value="13.8613861386139" calcext:value-type="float">
            <text:p>13.8613861386139</text:p>
          </table:table-cell>
          <table:table-cell office:value-type="float" office:value="10.2941176470588" calcext:value-type="float">
            <text:p>10.2941176470588</text:p>
          </table:table-cell>
          <table:table-cell office:value-type="float" office:value="24.6753246753247" calcext:value-type="float">
            <text:p>24.6753246753247</text:p>
          </table:table-cell>
          <table:table-cell office:value-type="float" office:value="57.3529411764706" calcext:value-type="float">
            <text:p>57.3529411764706</text:p>
          </table:table-cell>
          <table:table-cell office:value-type="float" office:value="20.4819277108434" calcext:value-type="float">
            <text:p>20.4819277108434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9.2982456140351" calcext:value-type="float">
            <text:p>19.2982456140351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2.27272727272727" calcext:value-type="float">
            <text:p>2.2727272727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047619047619" calcext:value-type="float">
            <text:p>61.9047619047619</text:p>
          </table:table-cell>
          <table:table-cell office:value-type="float" office:value="41.7721518987342" calcext:value-type="float">
            <text:p>41.7721518987342</text:p>
          </table:table-cell>
          <table:table-cell office:value-type="float" office:value="37.0786516853933" calcext:value-type="float">
            <text:p>37.07865168539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23.1884057971014" calcext:value-type="float">
            <text:p>23.1884057971014</text:p>
          </table:table-cell>
          <table:table-cell office:value-type="float" office:value="12.5" calcext:value-type="float">
            <text:p>12.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22.972972972973" calcext:value-type="float">
            <text:p>22.972972972973</text:p>
          </table:table-cell>
          <table:table-cell office:value-type="float" office:value="3.44827586206897" calcext:value-type="float">
            <text:p>3.44827586206897</text:p>
          </table:table-cell>
          <table:table-cell office:value-type="float" office:value="11.6279069767442" calcext:value-type="float">
            <text:p>11.6279069767442</text:p>
          </table:table-cell>
          <table:table-cell office:value-type="float" office:value="18.9189189189189" calcext:value-type="float">
            <text:p>18.9189189189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6.45161290322581" calcext:value-type="float">
            <text:p>6.45161290322581</text:p>
          </table:table-cell>
          <table:table-cell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380952380952" calcext:value-type="float">
            <text:p>9.52380952380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10624901828" calcext:value-type="float">
            <text:p>83.110624901828</text:p>
          </table:table-cell>
          <table:table-cell office:value-type="float" office:value="72.6813079067103" calcext:value-type="float">
            <text:p>72.6813079067103</text:p>
          </table:table-cell>
          <table:table-cell office:value-type="float" office:value="69.4867644258237" calcext:value-type="float">
            <text:p>69.4867644258237</text:p>
          </table:table-cell>
          <table:table-cell office:value-type="float" office:value="67.5220750551876" calcext:value-type="float">
            <text:p>67.5220750551876</text:p>
          </table:table-cell>
          <table:table-cell office:value-type="float" office:value="66.5516346256623" calcext:value-type="float">
            <text:p>66.5516346256623</text:p>
          </table:table-cell>
          <table:table-cell office:value-type="float" office:value="58.4070796460177" calcext:value-type="float">
            <text:p>58.4070796460177</text:p>
          </table:table-cell>
          <table:table-cell office:value-type="float" office:value="56.6172457704202" calcext:value-type="float">
            <text:p>56.6172457704202</text:p>
          </table:table-cell>
          <table:table-cell office:value-type="float" office:value="42.8392857142857" calcext:value-type="float">
            <text:p>42.8392857142857</text:p>
          </table:table-cell>
          <table:table-cell office:value-type="float" office:value="58.2525971752072" calcext:value-type="float">
            <text:p>58.2525971752072</text:p>
          </table:table-cell>
          <table:table-cell office:value-type="float" office:value="35.3858784893268" calcext:value-type="float">
            <text:p>35.3858784893268</text:p>
          </table:table-cell>
          <table:table-cell office:value-type="float" office:value="45.3961936680831" calcext:value-type="float">
            <text:p>45.3961936680831</text:p>
          </table:table-cell>
          <table:table-cell office:value-type="float" office:value="45.9803921568628" calcext:value-type="float">
            <text:p>45.9803921568628</text:p>
          </table:table-cell>
          <table:table-cell office:value-type="float" office:value="29.9192364170338" calcext:value-type="float">
            <text:p>29.9192364170338</text:p>
          </table:table-cell>
          <table:table-cell office:value-type="float" office:value="38.3599088838269" calcext:value-type="float">
            <text:p>38.3599088838269</text:p>
          </table:table-cell>
          <table:table-cell office:value-type="float" office:value="31.1601513240857" calcext:value-type="float">
            <text:p>31.1601513240857</text:p>
          </table:table-cell>
          <table:table-cell office:value-type="float" office:value="45.9491711281687" calcext:value-type="float">
            <text:p>45.9491711281687</text:p>
          </table:table-cell>
          <table:table-cell office:value-type="float" office:value="40.6564574855429" calcext:value-type="float">
            <text:p>40.6564574855429</text:p>
          </table:table-cell>
          <table:table-cell office:value-type="float" office:value="35.8221937374107" calcext:value-type="float">
            <text:p>35.8221937374107</text:p>
          </table:table-cell>
          <table:table-cell office:value-type="float" office:value="48.7234269842966" calcext:value-type="float">
            <text:p>48.7234269842966</text:p>
          </table:table-cell>
          <table:table-cell office:value-type="float" office:value="25.0818452380952" calcext:value-type="float">
            <text:p>25.0818452380952</text:p>
          </table:table-cell>
          <table:table-cell office:value-type="float" office:value="30.3956834532374" calcext:value-type="float">
            <text:p>30.3956834532374</text:p>
          </table:table-cell>
          <table:table-cell office:value-type="float" office:value="40.2714932126697" calcext:value-type="float">
            <text:p>40.2714932126697</text:p>
          </table:table-cell>
          <table:table-cell office:value-type="float" office:value="33.785140562249" calcext:value-type="float">
            <text:p>33.785140562249</text:p>
          </table:table-cell>
          <table:table-cell office:value-type="float" office:value="13.4720920894124" calcext:value-type="float">
            <text:p>13.4720920894124</text:p>
          </table:table-cell>
          <table:table-cell office:value-type="float" office:value="17.8870506535948" calcext:value-type="float">
            <text:p>17.8870506535948</text:p>
          </table:table-cell>
          <table:table-cell office:value-type="float" office:value="16.9614512471655" calcext:value-type="float">
            <text:p>16.9614512471655</text:p>
          </table:table-cell>
          <table:table-cell office:value-type="float" office:value="36.5792410714286" calcext:value-type="float">
            <text:p>36.5792410714286</text:p>
          </table:table-cell>
          <table:table-cell office:value-type="float" office:value="18.6685288640596" calcext:value-type="float">
            <text:p>18.6685288640596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3.9351851851852" calcext:value-type="float">
            <text:p>33.9351851851852</text:p>
          </table:table-cell>
          <table:table-cell office:value-type="float" office:value="17.5" calcext:value-type="float">
            <text:p>17.5</text:p>
          </table:table-cell>
          <table:table-cell office:value-type="float" office:value="31.8939393939394" calcext:value-type="float">
            <text:p>31.893939393939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7.0833333333333" calcext:value-type="float">
            <text:p>27.0833333333333</text:p>
          </table:table-cell>
          <table:table-cell office:value-type="float" office:value="31.1797752808989" calcext:value-type="float">
            <text:p>31.1797752808989</text:p>
          </table:table-cell>
          <table:table-cell office:value-type="float" office:value="33.445945945946" calcext:value-type="float">
            <text:p>33.445945945946</text:p>
          </table:table-cell>
          <table:table-cell office:value-type="float" office:value="31.3144329896907" calcext:value-type="float">
            <text:p>31.3144329896907</text:p>
          </table:table-cell>
          <table:table-cell office:value-type="float" office:value="16.0891089108911" calcext:value-type="float">
            <text:p>16.0891089108911</text:p>
          </table:table-cell>
          <table:table-cell office:value-type="float" office:value="19.2847593582888" calcext:value-type="float">
            <text:p>19.2847593582888</text:p>
          </table:table-cell>
          <table:table-cell office:value-type="float" office:value="26.8398268398268" calcext:value-type="float">
            <text:p>26.8398268398268</text:p>
          </table:table-cell>
          <table:table-cell office:value-type="float" office:value="37.2549019607843" calcext:value-type="float">
            <text:p>37.2549019607843</text:p>
          </table:table-cell>
          <table:table-cell office:value-type="float" office:value="19.7934595524957" calcext:value-type="float">
            <text:p>19.7934595524957</text:p>
          </table:table-cell>
          <table:table-cell office:value-type="float" office:value="22.671568627451" calcext:value-type="float">
            <text:p>22.671568627451</text:p>
          </table:table-cell>
          <table:table-cell office:value-type="float" office:value="16.2121212121212" calcext:value-type="float">
            <text:p>16.2121212121212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17.8508771929825" calcext:value-type="float">
            <text:p>17.8508771929825</text:p>
          </table:table-cell>
          <table:table-cell office:value-type="float" office:value="4.62372448979592" calcext:value-type="float">
            <text:p>4.62372448979592</text:p>
          </table:table-cell>
          <table:table-cell office:value-type="float" office:value="20.6818181818182" calcext:value-type="float">
            <text:p>20.6818181818182</text:p>
          </table:table-cell>
          <table:table-cell office:value-type="float" office:value="5.75980392156863" calcext:value-type="float">
            <text:p>5.75980392156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office:value-type="float" office:value="4" calcext:value-type="float">
            <text:p>4</text:p>
          </table:table-cell>
          <table:table-cell office:value-type="float" office:value="88.355435098248" calcext:value-type="float">
            <text:p>88.355435098248</text:p>
          </table:table-cell>
          <table:table-cell office:value-type="float" office:value="40.990099009901" calcext:value-type="float">
            <text:p>40.990099009901</text:p>
          </table:table-cell>
          <table:table-cell office:value-type="float" office:value="72.60671764592" calcext:value-type="float">
            <text:p>72.60671764592</text:p>
          </table:table-cell>
          <table:table-cell office:value-type="float" office:value="20.7260726072607" calcext:value-type="float">
            <text:p>20.7260726072607</text:p>
          </table:table-cell>
          <table:table-cell office:value-type="float" office:value="55.6695810903324" calcext:value-type="float">
            <text:p>55.6695810903324</text:p>
          </table:table-cell>
          <table:table-cell office:value-type="float" office:value="99.4357413319474" calcext:value-type="float">
            <text:p>99.4357413319474</text:p>
          </table:table-cell>
          <table:table-cell office:value-type="float" office:value="97.6849434290688" calcext:value-type="float">
            <text:p>97.6849434290688</text:p>
          </table:table-cell>
          <table:table-cell office:value-type="float" office:value="93.879472693032" calcext:value-type="float">
            <text:p>93.879472693032</text:p>
          </table:table-cell>
          <table:table-cell office:value-type="float" office:value="99.3377483443708" calcext:value-type="float">
            <text:p>99.3377483443708</text:p>
          </table:table-cell>
          <table:table-cell office:value-type="float" office:value="95.5679579776757" calcext:value-type="float">
            <text:p>95.5679579776757</text:p>
          </table:table-cell>
          <table:table-cell office:value-type="float" office:value="77.0894788593904" calcext:value-type="float">
            <text:p>77.0894788593904</text:p>
          </table:table-cell>
          <table:table-cell office:value-type="float" office:value="89.6443514644352" calcext:value-type="float">
            <text:p>89.6443514644352</text:p>
          </table:table-cell>
          <table:table-cell office:value-type="float" office:value="62" calcext:value-type="float">
            <text:p>62</text:p>
          </table:table-cell>
          <table:table-cell office:value-type="float" office:value="91.9575113808801" calcext:value-type="float">
            <text:p>91.9575113808801</text:p>
          </table:table-cell>
          <table:table-cell office:value-type="float" office:value="59.6059113300493" calcext:value-type="float">
            <text:p>59.6059113300493</text:p>
          </table:table-cell>
          <table:table-cell office:value-type="float" office:value="78.8497217068646" calcext:value-type="float">
            <text:p>78.8497217068646</text:p>
          </table:table-cell>
          <table:table-cell office:value-type="float" office:value="52.3529411764706" calcext:value-type="float">
            <text:p>52.3529411764706</text:p>
          </table:table-cell>
          <table:table-cell office:value-type="float" office:value="54.625550660793" calcext:value-type="float">
            <text:p>54.625550660793</text:p>
          </table:table-cell>
          <table:table-cell office:value-type="float" office:value="74.0318906605923" calcext:value-type="float">
            <text:p>74.0318906605923</text:p>
          </table:table-cell>
          <table:table-cell office:value-type="float" office:value="48.9071038251366" calcext:value-type="float">
            <text:p>48.9071038251366</text:p>
          </table:table-cell>
          <table:table-cell office:value-type="float" office:value="58.7112171837709" calcext:value-type="float">
            <text:p>58.7112171837709</text:p>
          </table:table-cell>
          <table:table-cell office:value-type="float" office:value="68.6335403726708" calcext:value-type="float">
            <text:p>68.6335403726708</text:p>
          </table:table-cell>
          <table:table-cell office:value-type="float" office:value="46.4566929133858" calcext:value-type="float">
            <text:p>46.4566929133858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59.375" calcext:value-type="float">
            <text:p>59.375</text:p>
          </table:table-cell>
          <table:table-cell office:value-type="float" office:value="75.1798561151079" calcext:value-type="float">
            <text:p>75.1798561151079</text:p>
          </table:table-cell>
          <table:table-cell office:value-type="float" office:value="87.3303167420815" calcext:value-type="float">
            <text:p>87.3303167420815</text:p>
          </table:table-cell>
          <table:table-cell office:value-type="float" office:value="59.8393574297189" calcext:value-type="float">
            <text:p>59.8393574297189</text:p>
          </table:table-cell>
          <table:table-cell office:value-type="float" office:value="19.5020746887967" calcext:value-type="float">
            <text:p>19.5020746887967</text:p>
          </table:table-cell>
          <table:table-cell office:value-type="float" office:value="32.6797385620915" calcext:value-type="float">
            <text:p>32.6797385620915</text:p>
          </table:table-cell>
          <table:table-cell office:value-type="float" office:value="31.8367346938775" calcext:value-type="float">
            <text:p>31.8367346938775</text:p>
          </table:table-cell>
          <table:table-cell office:value-type="float" office:value="70.3125" calcext:value-type="float">
            <text:p>70.3125</text:p>
          </table:table-cell>
          <table:table-cell office:value-type="float" office:value="30.7262569832402" calcext:value-type="float">
            <text:p>30.7262569832402</text:p>
          </table:table-cell>
          <table:table-cell office:value-type="float" office:value="85.0877192982456" calcext:value-type="float">
            <text:p>85.087719298245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8.1818181818182" calcext:value-type="float">
            <text:p>38.1818181818182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69.6629213483146" calcext:value-type="float">
            <text:p>69.6629213483146</text:p>
          </table:table-cell>
          <table:table-cell office:value-type="float" office:value="83.7837837837838" calcext:value-type="float">
            <text:p>83.7837837837838</text:p>
          </table:table-cell>
          <table:table-cell office:value-type="float" office:value="59.7938144329897" calcext:value-type="float">
            <text:p>59.7938144329897</text:p>
          </table:table-cell>
          <table:table-cell office:value-type="float" office:value="38.6138613861386" calcext:value-type="float">
            <text:p>38.6138613861386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60.2941176470588" calcext:value-type="float">
            <text:p>60.2941176470588</text:p>
          </table:table-cell>
          <table:table-cell office:value-type="float" office:value="10.8433734939759" calcext:value-type="float">
            <text:p>10.8433734939759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0" calcext:value-type="float">
            <text:p>20</text:p>
          </table:table-cell>
          <table:table-cell office:value-type="float" office:value="13.5802469135802" calcext:value-type="float">
            <text:p>13.5802469135802</text:p>
          </table:table-cell>
          <table:table-cell office:value-type="float" office:value="17.5438596491228" calcext:value-type="float">
            <text:p>17.5438596491228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20" calcext:value-type="float">
            <text:p>20</text:p>
          </table:table-cell>
          <table:table-cell office:value-type="float" office:value="88.4353741496599" calcext:value-type="float">
            <text:p>88.4353741496599</text:p>
          </table:table-cell>
          <table:table-cell office:value-type="float" office:value="78.4810126582278" calcext:value-type="float">
            <text:p>78.4810126582278</text:p>
          </table:table-cell>
          <table:table-cell office:value-type="float" office:value="69.6629213483146" calcext:value-type="float">
            <text:p>69.662921348314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65.8536585365854" calcext:value-type="float">
            <text:p>65.8536585365854</text:p>
          </table:table-cell>
          <table:table-cell office:value-type="float" office:value="62.3188405797101" calcext:value-type="float">
            <text:p>62.3188405797101</text:p>
          </table:table-cell>
          <table:table-cell office:value-type="float" office:value="34.375" calcext:value-type="float">
            <text:p>34.375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58.6206896551724" calcext:value-type="float">
            <text:p>58.6206896551724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35.3846153846154" calcext:value-type="float">
            <text:p>35.3846153846154</text:p>
          </table:table-cell>
          <table:table-cell office:value-type="float" office:value="33.7837837837838" calcext:value-type="float">
            <text:p>33.78378378378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1.875" calcext:value-type="float">
            <text:p>21.87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76190476190476" calcext:value-type="float">
            <text:p>4.7619047619047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12244897959184" calcext:value-type="float">
            <text:p>6.12244897959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6600341524983" calcext:value-type="float">
            <text:p>90.6600341524983</text:p>
          </table:table-cell>
          <table:table-cell office:value-type="float" office:value="88.7032201914709" calcext:value-type="float">
            <text:p>88.7032201914709</text:p>
          </table:table-cell>
          <table:table-cell office:value-type="float" office:value="78.8370998116761" calcext:value-type="float">
            <text:p>78.8370998116761</text:p>
          </table:table-cell>
          <table:table-cell office:value-type="float" office:value="95.9437086092715" calcext:value-type="float">
            <text:p>95.9437086092715</text:p>
          </table:table-cell>
          <table:table-cell office:value-type="float" office:value="82.107682206172" calcext:value-type="float">
            <text:p>82.107682206172</text:p>
          </table:table-cell>
          <table:table-cell office:value-type="float" office:value="39.724680432645" calcext:value-type="float">
            <text:p>39.724680432645</text:p>
          </table:table-cell>
          <table:table-cell office:value-type="float" office:value="63.1799163179916" calcext:value-type="float">
            <text:p>63.1799163179916</text:p>
          </table:table-cell>
          <table:table-cell office:value-type="float" office:value="21.8571428571429" calcext:value-type="float">
            <text:p>21.8571428571429</text:p>
          </table:table-cell>
          <table:table-cell office:value-type="float" office:value="72.98937784522" calcext:value-type="float">
            <text:p>72.98937784522</text:p>
          </table:table-cell>
          <table:table-cell office:value-type="float" office:value="18.2266009852217" calcext:value-type="float">
            <text:p>18.2266009852217</text:p>
          </table:table-cell>
          <table:table-cell office:value-type="float" office:value="42.1150278293136" calcext:value-type="float">
            <text:p>42.1150278293136</text:p>
          </table:table-cell>
          <table:table-cell office:value-type="float" office:value="16.078431372549" calcext:value-type="float">
            <text:p>16.078431372549</text:p>
          </table:table-cell>
          <table:table-cell office:value-type="float" office:value="23.568281938326" calcext:value-type="float">
            <text:p>23.568281938326</text:p>
          </table:table-cell>
          <table:table-cell office:value-type="float" office:value="32.3462414578588" calcext:value-type="float">
            <text:p>32.3462414578588</text:p>
          </table:table-cell>
          <table:table-cell office:value-type="float" office:value="13.3879781420765" calcext:value-type="float">
            <text:p>13.3879781420765</text:p>
          </table:table-cell>
          <table:table-cell office:value-type="float" office:value="22.1957040572792" calcext:value-type="float">
            <text:p>22.1957040572792</text:p>
          </table:table-cell>
          <table:table-cell office:value-type="float" office:value="31.9875776397516" calcext:value-type="float">
            <text:p>31.9875776397516</text:p>
          </table:table-cell>
          <table:table-cell office:value-type="float" office:value="18.503937007874" calcext:value-type="float">
            <text:p>18.503937007874</text:p>
          </table:table-cell>
          <table:table-cell office:value-type="float" office:value="46.2450592885376" calcext:value-type="float">
            <text:p>46.2450592885376</text:p>
          </table:table-cell>
          <table:table-cell office:value-type="float" office:value="22.7678571428571" calcext:value-type="float">
            <text:p>22.7678571428571</text:p>
          </table:table-cell>
          <table:table-cell office:value-type="float" office:value="24.8201438848921" calcext:value-type="float">
            <text:p>24.8201438848921</text:p>
          </table:table-cell>
          <table:table-cell office:value-type="float" office:value="62.89592760181" calcext:value-type="float">
            <text:p>62.89592760181</text:p>
          </table:table-cell>
          <table:table-cell office:value-type="float" office:value="10.4417670682731" calcext:value-type="float">
            <text:p>10.4417670682731</text:p>
          </table:table-cell>
          <table:table-cell office:value-type="float" office:value="5.80912863070539" calcext:value-type="float">
            <text:p>5.80912863070539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9.38775510204082" calcext:value-type="float">
            <text:p>9.38775510204082</text:p>
          </table:table-cell>
          <table:table-cell office:value-type="float" office:value="33.59375" calcext:value-type="float">
            <text:p>33.59375</text:p>
          </table:table-cell>
          <table:table-cell office:value-type="float" office:value="5.58659217877095" calcext:value-type="float">
            <text:p>5.58659217877095</text:p>
          </table:table-cell>
          <table:table-cell office:value-type="float" office:value="27.1929824561403" calcext:value-type="float">
            <text:p>27.192982456140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26.5151515151515" calcext:value-type="float">
            <text:p>26.5151515151515</text:p>
          </table:table-cell>
          <table:table-cell office:value-type="float" office:value="23.6363636363636" calcext:value-type="float">
            <text:p>23.6363636363636</text:p>
          </table:table-cell>
          <table:table-cell office:value-type="float" office:value="18.75" calcext:value-type="float">
            <text:p>18.75</text:p>
          </table:table-cell>
          <table:table-cell office:value-type="float" office:value="29.2134831460674" calcext:value-type="float">
            <text:p>29.2134831460674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7.21649484536082" calcext:value-type="float">
            <text:p>7.21649484536082</text:p>
          </table:table-cell>
          <table:table-cell office:value-type="float" office:value="12.8712871287129" calcext:value-type="float">
            <text:p>12.8712871287129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6.49350649350649" calcext:value-type="float">
            <text:p>6.49350649350649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70.7482993197279" calcext:value-type="float">
            <text:p>70.7482993197279</text:p>
          </table:table-cell>
          <table:table-cell office:value-type="float" office:value="54.4303797468354" calcext:value-type="float">
            <text:p>54.4303797468354</text:p>
          </table:table-cell>
          <table:table-cell office:value-type="float" office:value="41.5730337078652" calcext:value-type="float">
            <text:p>41.5730337078652</text:p>
          </table:table-cell>
          <table:table-cell office:value-type="float" office:value="25" calcext:value-type="float">
            <text:p>25</text:p>
          </table:table-cell>
          <table:table-cell office:value-type="float" office:value="46.5116279069767" calcext:value-type="float">
            <text:p>46.5116279069767</text:p>
          </table:table-cell>
          <table:table-cell office:value-type="float" office:value="23.1707317073171" calcext:value-type="float">
            <text:p>23.1707317073171</text:p>
          </table:table-cell>
          <table:table-cell office:value-type="float" office:value="23.1884057971014" calcext:value-type="float">
            <text:p>23.1884057971014</text:p>
          </table:table-cell>
          <table:table-cell office:value-type="float" office:value="9.375" calcext:value-type="float">
            <text:p>9.37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12.1621621621622" calcext:value-type="float">
            <text:p>12.1621621621622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.32558139534884" calcext:value-type="float">
            <text:p>2.32558139534884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3198622384584" calcext:value-type="float">
            <text:p>87.3198622384584</text:p>
          </table:table-cell>
          <table:table-cell office:value-type="float" office:value="79.8248890064007" calcext:value-type="float">
            <text:p>79.8248890064007</text:p>
          </table:table-cell>
          <table:table-cell office:value-type="float" office:value="70.988131890222" calcext:value-type="float">
            <text:p>70.988131890222</text:p>
          </table:table-cell>
          <table:table-cell office:value-type="float" office:value="63.4036975717439" calcext:value-type="float">
            <text:p>63.4036975717439</text:p>
          </table:table-cell>
          <table:table-cell office:value-type="float" office:value="73.4886774878224" calcext:value-type="float">
            <text:p>73.4886774878224</text:p>
          </table:table-cell>
          <table:table-cell office:value-type="float" office:value="51.4596373839845" calcext:value-type="float">
            <text:p>51.4596373839845</text:p>
          </table:table-cell>
          <table:table-cell office:value-type="float" office:value="59.5828785398096" calcext:value-type="float">
            <text:p>59.5828785398096</text:p>
          </table:table-cell>
          <table:table-cell office:value-type="float" office:value="31.9017857142857" calcext:value-type="float">
            <text:p>31.9017857142857</text:p>
          </table:table-cell>
          <table:table-cell office:value-type="float" office:value="55.659799229602" calcext:value-type="float">
            <text:p>55.659799229602</text:p>
          </table:table-cell>
          <table:table-cell office:value-type="float" office:value="38.423645320197" calcext:value-type="float">
            <text:p>38.423645320197</text:p>
          </table:table-cell>
          <table:table-cell office:value-type="float" office:value="46.370219642109" calcext:value-type="float">
            <text:p>46.370219642109</text:p>
          </table:table-cell>
          <table:table-cell office:value-type="float" office:value="28.3578431372549" calcext:value-type="float">
            <text:p>28.3578431372549</text:p>
          </table:table-cell>
          <table:table-cell office:value-type="float" office:value="28.2151248164464" calcext:value-type="float">
            <text:p>28.2151248164464</text:p>
          </table:table-cell>
          <table:table-cell office:value-type="float" office:value="36.5945330296128" calcext:value-type="float">
            <text:p>36.5945330296128</text:p>
          </table:table-cell>
          <table:table-cell office:value-type="float" office:value="27.4968474148802" calcext:value-type="float">
            <text:p>27.4968474148802</text:p>
          </table:table-cell>
          <table:table-cell office:value-type="float" office:value="31.713216796749" calcext:value-type="float">
            <text:p>31.713216796749</text:p>
          </table:table-cell>
          <table:table-cell office:value-type="float" office:value="37.224245020347" calcext:value-type="float">
            <text:p>37.224245020347</text:p>
          </table:table-cell>
          <table:table-cell office:value-type="float" office:value="22.0541109686871" calcext:value-type="float">
            <text:p>22.0541109686871</text:p>
          </table:table-cell>
          <table:table-cell office:value-type="float" office:value="36.4998397607093" calcext:value-type="float">
            <text:p>36.4998397607093</text:p>
          </table:table-cell>
          <table:table-cell office:value-type="float" office:value="28.8690476190476" calcext:value-type="float">
            <text:p>28.8690476190476</text:p>
          </table:table-cell>
          <table:table-cell office:value-type="float" office:value="25" calcext:value-type="float">
            <text:p>25</text:p>
          </table:table-cell>
          <table:table-cell office:value-type="float" office:value="37.5565610859728" calcext:value-type="float">
            <text:p>37.5565610859728</text:p>
          </table:table-cell>
          <table:table-cell office:value-type="float" office:value="23.820281124498" calcext:value-type="float">
            <text:p>23.820281124498</text:p>
          </table:table-cell>
          <table:table-cell office:value-type="float" office:value="9.55360728148842" calcext:value-type="float">
            <text:p>9.55360728148842</text:p>
          </table:table-cell>
          <table:table-cell office:value-type="float" office:value="15.109272875817" calcext:value-type="float">
            <text:p>15.109272875817</text:p>
          </table:table-cell>
          <table:table-cell office:value-type="float" office:value="15.8616780045351" calcext:value-type="float">
            <text:p>15.8616780045351</text:p>
          </table:table-cell>
          <table:table-cell office:value-type="float" office:value="29.5479910714286" calcext:value-type="float">
            <text:p>29.5479910714286</text:p>
          </table:table-cell>
          <table:table-cell office:value-type="float" office:value="15.0305932428837" calcext:value-type="float">
            <text:p>15.0305932428837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30.2651515151515" calcext:value-type="float">
            <text:p>30.2651515151515</text:p>
          </table:table-cell>
          <table:table-cell office:value-type="float" office:value="17.3776223776224" calcext:value-type="float">
            <text:p>17.3776223776224</text:p>
          </table:table-cell>
          <table:table-cell office:value-type="float" office:value="22.3958333333333" calcext:value-type="float">
            <text:p>22.3958333333333</text:p>
          </table:table-cell>
          <table:table-cell office:value-type="float" office:value="24.7191011235955" calcext:value-type="float">
            <text:p>24.7191011235955</text:p>
          </table:table-cell>
          <table:table-cell office:value-type="float" office:value="33.1081081081081" calcext:value-type="float">
            <text:p>33.1081081081081</text:p>
          </table:table-cell>
          <table:table-cell office:value-type="float" office:value="29.2525773195876" calcext:value-type="float">
            <text:p>29.2525773195876</text:p>
          </table:table-cell>
          <table:table-cell office:value-type="float" office:value="12.8712871287129" calcext:value-type="float">
            <text:p>12.8712871287129</text:p>
          </table:table-cell>
          <table:table-cell office:value-type="float" office:value="5.18048128342246" calcext:value-type="float">
            <text:p>5.18048128342246</text:p>
          </table:table-cell>
          <table:table-cell office:value-type="float" office:value="9.95670995670996" calcext:value-type="float">
            <text:p>9.95670995670996</text:p>
          </table:table-cell>
          <table:table-cell office:value-type="float" office:value="31.25" calcext:value-type="float">
            <text:p>31.25</text:p>
          </table:table-cell>
          <table:table-cell office:value-type="float" office:value="4.54266043766904" calcext:value-type="float">
            <text:p>4.54266043766904</text:p>
          </table:table-cell>
          <table:table-cell office:value-type="float" office:value="3.30882352941176" calcext:value-type="float">
            <text:p>3.30882352941176</text:p>
          </table:table-cell>
          <table:table-cell office:value-type="float" office:value="7.22222222222222" calcext:value-type="float">
            <text:p>7.22222222222222</text:p>
          </table:table-cell>
          <table:table-cell office:value-type="float" office:value="3.7037037037037" calcext:value-type="float">
            <text:p>3.7037037037037</text:p>
          </table:table-cell>
          <table:table-cell office:value-type="float" office:value="9.82456140350877" calcext:value-type="float">
            <text:p>9.82456140350877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12.3863636363636" calcext:value-type="float">
            <text:p>12.3863636363636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office:value-type="float" office:value="4" calcext:value-type="float">
            <text:p>4</text:p>
          </table:table-cell>
          <table:table-cell office:value-type="float" office:value="88.5562869034943" calcext:value-type="float">
            <text:p>88.5562869034943</text:p>
          </table:table-cell>
          <table:table-cell office:value-type="float" office:value="40.3960396039604" calcext:value-type="float">
            <text:p>40.3960396039604</text:p>
          </table:table-cell>
          <table:table-cell office:value-type="float" office:value="72.5002419901268" calcext:value-type="float">
            <text:p>72.5002419901268</text:p>
          </table:table-cell>
          <table:table-cell office:value-type="float" office:value="20.1980198019802" calcext:value-type="float">
            <text:p>20.1980198019802</text:p>
          </table:table-cell>
          <table:table-cell office:value-type="float" office:value="55.4126470748904" calcext:value-type="float">
            <text:p>55.4126470748904</text:p>
          </table:table-cell>
          <table:table-cell office:value-type="float" office:value="99.443165788106" calcext:value-type="float">
            <text:p>99.443165788106</text:p>
          </table:table-cell>
          <table:table-cell office:value-type="float" office:value="97.5630983463882" calcext:value-type="float">
            <text:p>97.5630983463882</text:p>
          </table:table-cell>
          <table:table-cell office:value-type="float" office:value="95.4802259887006" calcext:value-type="float">
            <text:p>95.4802259887006</text:p>
          </table:table-cell>
          <table:table-cell office:value-type="float" office:value="99.5860927152318" calcext:value-type="float">
            <text:p>99.5860927152318</text:p>
          </table:table-cell>
          <table:table-cell office:value-type="float" office:value="94.747209455023" calcext:value-type="float">
            <text:p>94.747209455023</text:p>
          </table:table-cell>
          <table:table-cell office:value-type="float" office:value="81.8092428711898" calcext:value-type="float">
            <text:p>81.8092428711898</text:p>
          </table:table-cell>
          <table:table-cell office:value-type="float" office:value="87.8661087866109" calcext:value-type="float">
            <text:p>87.8661087866109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91.350531107739" calcext:value-type="float">
            <text:p>91.350531107739</text:p>
          </table:table-cell>
          <table:table-cell office:value-type="float" office:value="51.559934318555" calcext:value-type="float">
            <text:p>51.559934318555</text:p>
          </table:table-cell>
          <table:table-cell office:value-type="float" office:value="74.2115027829314" calcext:value-type="float">
            <text:p>74.2115027829314</text:p>
          </table:table-cell>
          <table:table-cell office:value-type="float" office:value="62.3529411764706" calcext:value-type="float">
            <text:p>62.3529411764706</text:p>
          </table:table-cell>
          <table:table-cell office:value-type="float" office:value="59.4713656387665" calcext:value-type="float">
            <text:p>59.4713656387665</text:p>
          </table:table-cell>
          <table:table-cell office:value-type="float" office:value="73.8041002277904" calcext:value-type="float">
            <text:p>73.8041002277904</text:p>
          </table:table-cell>
          <table:table-cell office:value-type="float" office:value="41.5300546448087" calcext:value-type="float">
            <text:p>41.5300546448087</text:p>
          </table:table-cell>
          <table:table-cell office:value-type="float" office:value="57.7565632458234" calcext:value-type="float">
            <text:p>57.7565632458234</text:p>
          </table:table-cell>
          <table:table-cell office:value-type="float" office:value="72.360248447205" calcext:value-type="float">
            <text:p>72.360248447205</text:p>
          </table:table-cell>
          <table:table-cell office:value-type="float" office:value="52.755905511811" calcext:value-type="float">
            <text:p>52.755905511811</text:p>
          </table:table-cell>
          <table:table-cell office:value-type="float" office:value="69.9604743083004" calcext:value-type="float">
            <text:p>69.9604743083004</text:p>
          </table:table-cell>
          <table:table-cell office:value-type="float" office:value="58.9285714285714" calcext:value-type="float">
            <text:p>58.9285714285714</text:p>
          </table:table-cell>
          <table:table-cell office:value-type="float" office:value="71.2230215827338" calcext:value-type="float">
            <text:p>71.2230215827338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54.2168674698795" calcext:value-type="float">
            <text:p>54.2168674698795</text:p>
          </table:table-cell>
          <table:table-cell office:value-type="float" office:value="26.1410788381743" calcext:value-type="float">
            <text:p>26.1410788381743</text:p>
          </table:table-cell>
          <table:table-cell office:value-type="float" office:value="18.3006535947712" calcext:value-type="float">
            <text:p>18.3006535947712</text:p>
          </table:table-cell>
          <table:table-cell office:value-type="float" office:value="32.2448979591837" calcext:value-type="float">
            <text:p>32.2448979591837</text:p>
          </table:table-cell>
          <table:table-cell office:value-type="float" office:value="68.75" calcext:value-type="float">
            <text:p>68.75</text:p>
          </table:table-cell>
          <table:table-cell office:value-type="float" office:value="40.2234636871508" calcext:value-type="float">
            <text:p>40.2234636871508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57.037037037037" calcext:value-type="float">
            <text:p>57.037037037037</text:p>
          </table:table-cell>
          <table:table-cell office:value-type="float" office:value="25.3333333333333" calcext:value-type="float">
            <text:p>25.3333333333333</text:p>
          </table:table-cell>
          <table:table-cell office:value-type="float" office:value="53.030303030303" calcext:value-type="float">
            <text:p>53.030303030303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53.125" calcext:value-type="float">
            <text:p>53.125</text:p>
          </table:table-cell>
          <table:table-cell office:value-type="float" office:value="68.5393258426966" calcext:value-type="float">
            <text:p>68.5393258426966</text:p>
          </table:table-cell>
          <table:table-cell office:value-type="float" office:value="83.7837837837838" calcext:value-type="float">
            <text:p>83.7837837837838</text:p>
          </table:table-cell>
          <table:table-cell office:value-type="float" office:value="53.6082474226804" calcext:value-type="float">
            <text:p>53.6082474226804</text:p>
          </table:table-cell>
          <table:table-cell office:value-type="float" office:value="38.6138613861386" calcext:value-type="float">
            <text:p>38.6138613861386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35.0649350649351" calcext:value-type="float">
            <text:p>35.0649350649351</text:p>
          </table:table-cell>
          <table:table-cell office:value-type="float" office:value="57.3529411764706" calcext:value-type="float">
            <text:p>57.3529411764706</text:p>
          </table:table-cell>
          <table:table-cell office:value-type="float" office:value="16.8674698795181" calcext:value-type="float">
            <text:p>16.8674698795181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86.3945578231293" calcext:value-type="float">
            <text:p>86.3945578231293</text:p>
          </table:table-cell>
          <table:table-cell office:value-type="float" office:value="74.6835443037975" calcext:value-type="float">
            <text:p>74.6835443037975</text:p>
          </table:table-cell>
          <table:table-cell office:value-type="float" office:value="77.5280898876405" calcext:value-type="float">
            <text:p>77.528089887640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0.4651162790698" calcext:value-type="float">
            <text:p>60.4651162790698</text:p>
          </table:table-cell>
          <table:table-cell office:value-type="float" office:value="68.2926829268293" calcext:value-type="float">
            <text:p>68.2926829268293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35.4166666666667" calcext:value-type="float">
            <text:p>35.4166666666667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48.3870967741936" calcext:value-type="float">
            <text:p>48.3870967741936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28.3783783783784" calcext:value-type="float">
            <text:p>28.3783783783784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9.375" calcext:value-type="float">
            <text:p>9.375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33333333333333" calcext:value-type="float">
            <text:p>8.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.2040816326531" calcext:value-type="float">
            <text:p>10.204081632653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9495879426832" calcext:value-type="float">
            <text:p>90.9495879426832</text:p>
          </table:table-cell>
          <table:table-cell office:value-type="float" office:value="86.858137510879" calcext:value-type="float">
            <text:p>86.858137510879</text:p>
          </table:table-cell>
          <table:table-cell office:value-type="float" office:value="79.4726930320151" calcext:value-type="float">
            <text:p>79.4726930320151</text:p>
          </table:table-cell>
          <table:table-cell office:value-type="float" office:value="95.916114790287" calcext:value-type="float">
            <text:p>95.916114790287</text:p>
          </table:table-cell>
          <table:table-cell office:value-type="float" office:value="79.8095863427446" calcext:value-type="float">
            <text:p>79.8095863427446</text:p>
          </table:table-cell>
          <table:table-cell office:value-type="float" office:value="45.1327433628319" calcext:value-type="float">
            <text:p>45.1327433628319</text:p>
          </table:table-cell>
          <table:table-cell office:value-type="float" office:value="67.2594142259414" calcext:value-type="float">
            <text:p>67.2594142259414</text:p>
          </table:table-cell>
          <table:table-cell office:value-type="float" office:value="25.4285714285714" calcext:value-type="float">
            <text:p>25.4285714285714</text:p>
          </table:table-cell>
          <table:table-cell office:value-type="float" office:value="73.4446130500759" calcext:value-type="float">
            <text:p>73.4446130500759</text:p>
          </table:table-cell>
          <table:table-cell office:value-type="float" office:value="16.256157635468" calcext:value-type="float">
            <text:p>16.256157635468</text:p>
          </table:table-cell>
          <table:table-cell office:value-type="float" office:value="29.1280148423006" calcext:value-type="float">
            <text:p>29.1280148423006</text:p>
          </table:table-cell>
          <table:table-cell office:value-type="float" office:value="23.1372549019608" calcext:value-type="float">
            <text:p>23.1372549019608</text:p>
          </table:table-cell>
          <table:table-cell office:value-type="float" office:value="24.8898678414097" calcext:value-type="float">
            <text:p>24.8898678414097</text:p>
          </table:table-cell>
          <table:table-cell office:value-type="float" office:value="29.6127562642369" calcext:value-type="float">
            <text:p>29.6127562642369</text:p>
          </table:table-cell>
          <table:table-cell office:value-type="float" office:value="13.1147540983607" calcext:value-type="float">
            <text:p>13.1147540983607</text:p>
          </table:table-cell>
          <table:table-cell office:value-type="float" office:value="23.8663484486873" calcext:value-type="float">
            <text:p>23.8663484486873</text:p>
          </table:table-cell>
          <table:table-cell office:value-type="float" office:value="38.5093167701863" calcext:value-type="float">
            <text:p>38.5093167701863</text:p>
          </table:table-cell>
          <table:table-cell office:value-type="float" office:value="24.4094488188976" calcext:value-type="float">
            <text:p>24.4094488188976</text:p>
          </table:table-cell>
          <table:table-cell office:value-type="float" office:value="46.6403162055336" calcext:value-type="float">
            <text:p>46.6403162055336</text:p>
          </table:table-cell>
          <table:table-cell office:value-type="float" office:value="16.5178571428571" calcext:value-type="float">
            <text:p>16.5178571428571</text:p>
          </table:table-cell>
          <table:table-cell office:value-type="float" office:value="22.3021582733813" calcext:value-type="float">
            <text:p>22.3021582733813</text:p>
          </table:table-cell>
          <table:table-cell office:value-type="float" office:value="56.5610859728507" calcext:value-type="float">
            <text:p>56.5610859728507</text:p>
          </table:table-cell>
          <table:table-cell office:value-type="float" office:value="9.63855421686747" calcext:value-type="float">
            <text:p>9.63855421686747</text:p>
          </table:table-cell>
          <table:table-cell office:value-type="float" office:value="8.29875518672199" calcext:value-type="float">
            <text:p>8.29875518672199</text:p>
          </table:table-cell>
          <table:table-cell office:value-type="float" office:value="3.92156862745098" calcext:value-type="float">
            <text:p>3.92156862745098</text:p>
          </table:table-cell>
          <table:table-cell office:value-type="float" office:value="9.79591836734694" calcext:value-type="float">
            <text:p>9.79591836734694</text:p>
          </table:table-cell>
          <table:table-cell office:value-type="float" office:value="32.03125" calcext:value-type="float">
            <text:p>32.03125</text:p>
          </table:table-cell>
          <table:table-cell office:value-type="float" office:value="6.14525139664804" calcext:value-type="float">
            <text:p>6.14525139664804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27.4074074074074" calcext:value-type="float">
            <text:p>27.4074074074074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15.625" calcext:value-type="float">
            <text:p>15.625</text:p>
          </table:table-cell>
          <table:table-cell office:value-type="float" office:value="31.4606741573034" calcext:value-type="float">
            <text:p>31.4606741573034</text:p>
          </table:table-cell>
          <table:table-cell office:value-type="float" office:value="45.945945945946" calcext:value-type="float">
            <text:p>45.945945945946</text:p>
          </table:table-cell>
          <table:table-cell office:value-type="float" office:value="3.09278350515464" calcext:value-type="float">
            <text:p>3.09278350515464</text:p>
          </table:table-cell>
          <table:table-cell office:value-type="float" office:value="7.92079207920792" calcext:value-type="float">
            <text:p>7.92079207920792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12.987012987013" calcext:value-type="float">
            <text:p>12.98701298701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4.81927710843374" calcext:value-type="float">
            <text:p>4.81927710843374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.9863945578231" calcext:value-type="float">
            <text:p>65.9863945578231</text:p>
          </table:table-cell>
          <table:table-cell office:value-type="float" office:value="44.3037974683544" calcext:value-type="float">
            <text:p>44.3037974683544</text:p>
          </table:table-cell>
          <table:table-cell office:value-type="float" office:value="46.0674157303371" calcext:value-type="float">
            <text:p>46.0674157303371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21.9512195121951" calcext:value-type="float">
            <text:p>21.9512195121951</text:p>
          </table:table-cell>
          <table:table-cell office:value-type="float" office:value="18.8405797101449" calcext:value-type="float">
            <text:p>18.8405797101449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6.15384615384615" calcext:value-type="float">
            <text:p>6.15384615384615</text:p>
          </table:table-cell>
          <table:table-cell office:value-type="float" office:value="12.1621621621622" calcext:value-type="float">
            <text:p>12.1621621621622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9.30232558139535" calcext:value-type="float">
            <text:p>9.30232558139535</text:p>
          </table:table-cell>
          <table:table-cell office:value-type="float" office:value="2.7027027027027" calcext:value-type="float">
            <text:p>2.7027027027027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.2258064516129" calcext:value-type="float">
            <text:p>3.2258064516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2380952380952" calcext:value-type="float">
            <text:p>9.523809523809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.6934265279354" calcext:value-type="float">
            <text:p>85.6934265279354</text:p>
          </table:table-cell>
          <table:table-cell office:value-type="float" office:value="75.8521444073548" calcext:value-type="float">
            <text:p>75.8521444073548</text:p>
          </table:table-cell>
          <table:table-cell office:value-type="float" office:value="74.6371061596733" calcext:value-type="float">
            <text:p>74.6371061596733</text:p>
          </table:table-cell>
          <table:table-cell office:value-type="float" office:value="69.708885209713" calcext:value-type="float">
            <text:p>69.708885209713</text:p>
          </table:table-cell>
          <table:table-cell office:value-type="float" office:value="71.5461756936279" calcext:value-type="float">
            <text:p>71.5461756936279</text:p>
          </table:table-cell>
          <table:table-cell office:value-type="float" office:value="54.2964721682615" calcext:value-type="float">
            <text:p>54.2964721682615</text:p>
          </table:table-cell>
          <table:table-cell office:value-type="float" office:value="57.621960463283" calcext:value-type="float">
            <text:p>57.621960463283</text:p>
          </table:table-cell>
          <table:table-cell office:value-type="float" office:value="34.4375" calcext:value-type="float">
            <text:p>34.4375</text:p>
          </table:table-cell>
          <table:table-cell office:value-type="float" office:value="56.5834014240691" calcext:value-type="float">
            <text:p>56.5834014240691</text:p>
          </table:table-cell>
          <table:table-cell office:value-type="float" office:value="35.0574712643678" calcext:value-type="float">
            <text:p>35.0574712643678</text:p>
          </table:table-cell>
          <table:table-cell office:value-type="float" office:value="44.3832665030822" calcext:value-type="float">
            <text:p>44.3832665030822</text:p>
          </table:table-cell>
          <table:table-cell office:value-type="float" office:value="37.2058823529412" calcext:value-type="float">
            <text:p>37.2058823529412</text:p>
          </table:table-cell>
          <table:table-cell office:value-type="float" office:value="29.090308370044" calcext:value-type="float">
            <text:p>29.090308370044</text:p>
          </table:table-cell>
          <table:table-cell office:value-type="float" office:value="34.1875474563402" calcext:value-type="float">
            <text:p>34.1875474563402</text:p>
          </table:table-cell>
          <table:table-cell office:value-type="float" office:value="21.3535098781" calcext:value-type="float">
            <text:p>21.3535098781</text:p>
          </table:table-cell>
          <table:table-cell office:value-type="float" office:value="30.5408630587628" calcext:value-type="float">
            <text:p>30.5408630587628</text:p>
          </table:table-cell>
          <table:table-cell office:value-type="float" office:value="39.7863568215892" calcext:value-type="float">
            <text:p>39.7863568215892</text:p>
          </table:table-cell>
          <table:table-cell office:value-type="float" office:value="26.8494781175609" calcext:value-type="float">
            <text:p>26.8494781175609</text:p>
          </table:table-cell>
          <table:table-cell office:value-type="float" office:value="34.5556030338639" calcext:value-type="float">
            <text:p>34.5556030338639</text:p>
          </table:table-cell>
          <table:table-cell office:value-type="float" office:value="28.8616071428571" calcext:value-type="float">
            <text:p>28.8616071428571</text:p>
          </table:table-cell>
          <table:table-cell office:value-type="float" office:value="23.3812949640288" calcext:value-type="float">
            <text:p>23.3812949640288</text:p>
          </table:table-cell>
          <table:table-cell office:value-type="float" office:value="37.2171945701357" calcext:value-type="float">
            <text:p>37.2171945701357</text:p>
          </table:table-cell>
          <table:table-cell office:value-type="float" office:value="20.1305220883534" calcext:value-type="float">
            <text:p>20.1305220883534</text:p>
          </table:table-cell>
          <table:table-cell office:value-type="float" office:value="13.4486681836434" calcext:value-type="float">
            <text:p>13.4486681836434</text:p>
          </table:table-cell>
          <table:table-cell office:value-type="float" office:value="7.89930555555556" calcext:value-type="float">
            <text:p>7.89930555555556</text:p>
          </table:table-cell>
          <table:table-cell office:value-type="float" office:value="10.5102040816327" calcext:value-type="float">
            <text:p>10.5102040816327</text:p>
          </table:table-cell>
          <table:table-cell office:value-type="float" office:value="28.7667410714286" calcext:value-type="float">
            <text:p>28.7667410714286</text:p>
          </table:table-cell>
          <table:table-cell office:value-type="float" office:value="19.9255121042831" calcext:value-type="float">
            <text:p>19.9255121042831</text:p>
          </table:table-cell>
          <table:table-cell office:value-type="float" office:value="35.9649122807018" calcext:value-type="float">
            <text:p>35.9649122807018</text:p>
          </table:table-cell>
          <table:table-cell office:value-type="float" office:value="21.1111111111111" calcext:value-type="float">
            <text:p>21.1111111111111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24.3181818181818" calcext:value-type="float">
            <text:p>24.3181818181818</text:p>
          </table:table-cell>
          <table:table-cell office:value-type="float" office:value="13.513986013986" calcext:value-type="float">
            <text:p>13.513986013986</text:p>
          </table:table-cell>
          <table:table-cell office:value-type="float" office:value="19.2708333333333" calcext:value-type="float">
            <text:p>19.2708333333333</text:p>
          </table:table-cell>
          <table:table-cell office:value-type="float" office:value="25" calcext:value-type="float">
            <text:p>25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32.9252577319588" calcext:value-type="float">
            <text:p>32.9252577319588</text:p>
          </table:table-cell>
          <table:table-cell office:value-type="float" office:value="11.6336633663366" calcext:value-type="float">
            <text:p>11.6336633663366</text:p>
          </table:table-cell>
          <table:table-cell office:value-type="float" office:value="5.54812834224599" calcext:value-type="float">
            <text:p>5.54812834224599</text:p>
          </table:table-cell>
          <table:table-cell office:value-type="float" office:value="16.7748917748918" calcext:value-type="float">
            <text:p>16.7748917748918</text:p>
          </table:table-cell>
          <table:table-cell office:value-type="float" office:value="25.6127450980392" calcext:value-type="float">
            <text:p>25.6127450980392</text:p>
          </table:table-cell>
          <table:table-cell office:value-type="float" office:value="7.97270715515122" calcext:value-type="float">
            <text:p>7.97270715515122</text:p>
          </table:table-cell>
          <table:table-cell office:value-type="float" office:value="8.21078431372549" calcext:value-type="float">
            <text:p>8.21078431372549</text:p>
          </table:table-cell>
          <table:table-cell office:value-type="float" office:value="11.7171717171717" calcext:value-type="float">
            <text:p>11.7171717171717</text:p>
          </table:table-cell>
          <table:table-cell office:value-type="float" office:value="5.67901234567901" calcext:value-type="float">
            <text:p>5.67901234567901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510204081632653" calcext:value-type="float">
            <text:p>0.510204081632653</text:p>
          </table:table-cell>
          <table:table-cell office:value-type="float" office:value="12.3863636363636" calcext:value-type="float">
            <text:p>12.3863636363636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76.9068821992063" calcext:value-type="float">
            <text:p>76.9068821992063</text:p>
          </table:table-cell>
          <table:table-cell office:value-type="float" office:value="25.1485148514851" calcext:value-type="float">
            <text:p>25.1485148514851</text:p>
          </table:table-cell>
          <table:table-cell office:value-type="float" office:value="55.8150227470719" calcext:value-type="float">
            <text:p>55.8150227470719</text:p>
          </table:table-cell>
          <table:table-cell office:value-type="float" office:value="13.1353135313531" calcext:value-type="float">
            <text:p>13.1353135313531</text:p>
          </table:table-cell>
          <table:table-cell office:value-type="float" office:value="42.7514333322791" calcext:value-type="float">
            <text:p>42.7514333322791</text:p>
          </table:table-cell>
          <table:table-cell office:value-type="float" office:value="86.932957160888" calcext:value-type="float">
            <text:p>86.932957160888</text:p>
          </table:table-cell>
          <table:table-cell office:value-type="float" office:value="87.3455178416014" calcext:value-type="float">
            <text:p>87.3455178416014</text:p>
          </table:table-cell>
          <table:table-cell office:value-type="float" office:value="74.3408662900188" calcext:value-type="float">
            <text:p>74.3408662900188</text:p>
          </table:table-cell>
          <table:table-cell office:value-type="float" office:value="98.4823399558499" calcext:value-type="float">
            <text:p>98.4823399558499</text:p>
          </table:table-cell>
          <table:table-cell office:value-type="float" office:value="78.5620485883125" calcext:value-type="float">
            <text:p>78.5620485883125</text:p>
          </table:table-cell>
          <table:table-cell office:value-type="float" office:value="35.9882005899705" calcext:value-type="float">
            <text:p>35.9882005899705</text:p>
          </table:table-cell>
          <table:table-cell office:value-type="float" office:value="68.6192468619247" calcext:value-type="float">
            <text:p>68.6192468619247</text:p>
          </table:table-cell>
          <table:table-cell office:value-type="float" office:value="27.8571428571429" calcext:value-type="float">
            <text:p>27.8571428571429</text:p>
          </table:table-cell>
          <table:table-cell office:value-type="float" office:value="76.0242792109257" calcext:value-type="float">
            <text:p>76.0242792109257</text:p>
          </table:table-cell>
          <table:table-cell office:value-type="float" office:value="87.192118226601" calcext:value-type="float">
            <text:p>87.192118226601</text:p>
          </table:table-cell>
          <table:table-cell office:value-type="float" office:value="89.6103896103896" calcext:value-type="float">
            <text:p>89.6103896103896</text:p>
          </table:table-cell>
          <table:table-cell office:value-type="float" office:value="23.7254901960784" calcext:value-type="float">
            <text:p>23.7254901960784</text:p>
          </table:table-cell>
          <table:table-cell office:value-type="float" office:value="74.0088105726872" calcext:value-type="float">
            <text:p>74.0088105726872</text:p>
          </table:table-cell>
          <table:table-cell office:value-type="float" office:value="82.4601366742597" calcext:value-type="float">
            <text:p>82.4601366742597</text:p>
          </table:table-cell>
          <table:table-cell office:value-type="float" office:value="14.207650273224" calcext:value-type="float">
            <text:p>14.207650273224</text:p>
          </table:table-cell>
          <table:table-cell office:value-type="float" office:value="31.7422434367542" calcext:value-type="float">
            <text:p>31.7422434367542</text:p>
          </table:table-cell>
          <table:table-cell office:value-type="float" office:value="72.360248447205" calcext:value-type="float">
            <text:p>72.360248447205</text:p>
          </table:table-cell>
          <table:table-cell office:value-type="float" office:value="29.5275590551181" calcext:value-type="float">
            <text:p>29.5275590551181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54.9107142857143" calcext:value-type="float">
            <text:p>54.9107142857143</text:p>
          </table:table-cell>
          <table:table-cell office:value-type="float" office:value="99.2805755395684" calcext:value-type="float">
            <text:p>99.2805755395684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63.855421686747" calcext:value-type="float">
            <text:p>63.855421686747</text:p>
          </table:table-cell>
          <table:table-cell office:value-type="float" office:value="45.643153526971" calcext:value-type="float">
            <text:p>45.643153526971</text:p>
          </table:table-cell>
          <table:table-cell office:value-type="float" office:value="13.0718954248366" calcext:value-type="float">
            <text:p>13.0718954248366</text:p>
          </table:table-cell>
          <table:table-cell office:value-type="float" office:value="38.3673469387755" calcext:value-type="float">
            <text:p>38.3673469387755</text:p>
          </table:table-cell>
          <table:table-cell office:value-type="float" office:value="78.90625" calcext:value-type="float">
            <text:p>78.90625</text:p>
          </table:table-cell>
          <table:table-cell office:value-type="float" office:value="3.35195530726257" calcext:value-type="float">
            <text:p>3.35195530726257</text:p>
          </table:table-cell>
          <table:table-cell office:value-type="float" office:value="71.9298245614035" calcext:value-type="float">
            <text:p>71.9298245614035</text:p>
          </table:table-cell>
          <table:table-cell office:value-type="float" office:value="52.5925925925926" calcext:value-type="float">
            <text:p>52.5925925925926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11.3636363636364" calcext:value-type="float">
            <text:p>11.3636363636364</text:p>
          </table:table-cell>
          <table:table-cell office:value-type="float" office:value="39.0909090909091" calcext:value-type="float">
            <text:p>39.0909090909091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43.8202247191011" calcext:value-type="float">
            <text:p>43.8202247191011</text:p>
          </table:table-cell>
          <table:table-cell office:value-type="float" office:value="74.3243243243243" calcext:value-type="float">
            <text:p>7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46.5346534653465" calcext:value-type="float">
            <text:p>46.5346534653465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79.2207792207792" calcext:value-type="float">
            <text:p>79.2207792207792</text:p>
          </table:table-cell>
          <table:table-cell office:value-type="float" office:value="77.9411764705882" calcext:value-type="float">
            <text:p>77.9411764705882</text:p>
          </table:table-cell>
          <table:table-cell office:value-type="float" office:value="15.6626506024096" calcext:value-type="float">
            <text:p>15.6626506024096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0" calcext:value-type="float">
            <text:p>20</text:p>
          </table:table-cell>
          <table:table-cell office:value-type="float" office:value="46.9387755102041" calcext:value-type="float">
            <text:p>46.9387755102041</text:p>
          </table:table-cell>
          <table:table-cell office:value-type="float" office:value="44.3037974683544" calcext:value-type="float">
            <text:p>44.3037974683544</text:p>
          </table:table-cell>
          <table:table-cell office:value-type="float" office:value="28.0898876404494" calcext:value-type="float">
            <text:p>28.0898876404494</text:p>
          </table:table-cell>
          <table:table-cell office:value-type="float" office:value="25" calcext:value-type="float">
            <text:p>25</text:p>
          </table:table-cell>
          <table:table-cell office:value-type="float" office:value="25.5813953488372" calcext:value-type="float">
            <text:p>25.5813953488372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31.8840579710145" calcext:value-type="float">
            <text:p>31.8840579710145</text:p>
          </table:table-cell>
          <table:table-cell office:value-type="float" office:value="7.29166666666667" calcext:value-type="float">
            <text:p>7.2916666666666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12.1621621621622" calcext:value-type="float">
            <text:p>12.1621621621622</text:p>
          </table:table-cell>
          <table:table-cell office:value-type="float" office:value="44.8275862068966" calcext:value-type="float">
            <text:p>44.8275862068966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6.25" calcext:value-type="float">
            <text:p>6.2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12244897959184" calcext:value-type="float">
            <text:p>6.12244897959184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.245601009726" calcext:value-type="float">
            <text:p>68.245601009726</text:p>
          </table:table-cell>
          <table:table-cell office:value-type="float" office:value="58.2593559617058" calcext:value-type="float">
            <text:p>58.2593559617058</text:p>
          </table:table-cell>
          <table:table-cell office:value-type="float" office:value="57.8625235404896" calcext:value-type="float">
            <text:p>57.8625235404896</text:p>
          </table:table-cell>
          <table:table-cell office:value-type="float" office:value="88.5485651214128" calcext:value-type="float">
            <text:p>88.5485651214128</text:p>
          </table:table-cell>
          <table:table-cell office:value-type="float" office:value="55.2199606040709" calcext:value-type="float">
            <text:p>55.2199606040709</text:p>
          </table:table-cell>
          <table:table-cell office:value-type="float" office:value="12.3893805309735" calcext:value-type="float">
            <text:p>12.3893805309735</text:p>
          </table:table-cell>
          <table:table-cell office:value-type="float" office:value="38.0753138075314" calcext:value-type="float">
            <text:p>38.0753138075314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42.3368740515933" calcext:value-type="float">
            <text:p>42.3368740515933</text:p>
          </table:table-cell>
          <table:table-cell office:value-type="float" office:value="65.6814449917898" calcext:value-type="float">
            <text:p>65.6814449917898</text:p>
          </table:table-cell>
          <table:table-cell office:value-type="float" office:value="63.821892393321" calcext:value-type="float">
            <text:p>63.821892393321</text:p>
          </table:table-cell>
          <table:table-cell office:value-type="float" office:value="10.5882352941176" calcext:value-type="float">
            <text:p>10.5882352941176</text:p>
          </table:table-cell>
          <table:table-cell office:value-type="float" office:value="28.4140969162996" calcext:value-type="float">
            <text:p>28.4140969162996</text:p>
          </table:table-cell>
          <table:table-cell office:value-type="float" office:value="60.8200455580866" calcext:value-type="float">
            <text:p>60.8200455580866</text:p>
          </table:table-cell>
          <table:table-cell office:value-type="float" office:value="4.37158469945355" calcext:value-type="float">
            <text:p>4.37158469945355</text:p>
          </table:table-cell>
          <table:table-cell office:value-type="float" office:value="18.1384248210024" calcext:value-type="float">
            <text:p>18.1384248210024</text:p>
          </table:table-cell>
          <table:table-cell office:value-type="float" office:value="26.7080745341615" calcext:value-type="float">
            <text:p>26.7080745341615</text:p>
          </table:table-cell>
          <table:table-cell office:value-type="float" office:value="12.5984251968504" calcext:value-type="float">
            <text:p>12.5984251968504</text:p>
          </table:table-cell>
          <table:table-cell office:value-type="float" office:value="41.1067193675889" calcext:value-type="float">
            <text:p>41.1067193675889</text:p>
          </table:table-cell>
          <table:table-cell office:value-type="float" office:value="11.1607142857143" calcext:value-type="float">
            <text:p>11.1607142857143</text:p>
          </table:table-cell>
          <table:table-cell office:value-type="float" office:value="94.9640287769784" calcext:value-type="float">
            <text:p>94.9640287769784</text:p>
          </table:table-cell>
          <table:table-cell office:value-type="float" office:value="35.7466063348416" calcext:value-type="float">
            <text:p>35.7466063348416</text:p>
          </table:table-cell>
          <table:table-cell office:value-type="float" office:value="22.4899598393574" calcext:value-type="float">
            <text:p>22.4899598393574</text:p>
          </table:table-cell>
          <table:table-cell office:value-type="float" office:value="14.1078838174274" calcext:value-type="float">
            <text:p>14.1078838174274</text:p>
          </table:table-cell>
          <table:table-cell office:value-type="float" office:value="3.92156862745098" calcext:value-type="float">
            <text:p>3.92156862745098</text:p>
          </table:table-cell>
          <table:table-cell office:value-type="float" office:value="9.38775510204082" calcext:value-type="float">
            <text:p>9.38775510204082</text:p>
          </table:table-cell>
          <table:table-cell office:value-type="float" office:value="21.875" calcext:value-type="float">
            <text:p>21.875</text:p>
          </table:table-cell>
          <table:table-cell office:value-type="float" office:value="0.558659217877095" calcext:value-type="float">
            <text:p>0.558659217877095</text:p>
          </table:table-cell>
          <table:table-cell office:value-type="float" office:value="42.9824561403509" calcext:value-type="float">
            <text:p>42.9824561403509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40.6666666666667" calcext:value-type="float">
            <text:p>40.6666666666667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6.3636363636364" calcext:value-type="float">
            <text:p>16.3636363636364</text:p>
          </table:table-cell>
          <table:table-cell office:value-type="float" office:value="21.875" calcext:value-type="float">
            <text:p>21.875</text:p>
          </table:table-cell>
          <table:table-cell office:value-type="float" office:value="11.2359550561798" calcext:value-type="float">
            <text:p>11.2359550561798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8.91089108910891" calcext:value-type="float">
            <text:p>8.91089108910891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48.5294117647059" calcext:value-type="float">
            <text:p>48.5294117647059</text:p>
          </table:table-cell>
          <table:table-cell office:value-type="float" office:value="8.43373493975904" calcext:value-type="float">
            <text:p>8.43373493975904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5.26315789473684" calcext:value-type="float">
            <text:p>5.2631578947368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1.2925170068027" calcext:value-type="float">
            <text:p>31.2925170068027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14.6067415730337" calcext:value-type="float">
            <text:p>14.606741573033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9.75609756097561" calcext:value-type="float">
            <text:p>9.75609756097561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6.15384615384615" calcext:value-type="float">
            <text:p>6.15384615384615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4.65116279069768" calcext:value-type="float">
            <text:p>4.65116279069768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4.08163265306122" calcext:value-type="float">
            <text:p>4.08163265306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3524626719052" calcext:value-type="float">
            <text:p>58.3524626719052</text:p>
          </table:table-cell>
          <table:table-cell office:value-type="float" office:value="54.4391931343711" calcext:value-type="float">
            <text:p>54.4391931343711</text:p>
          </table:table-cell>
          <table:table-cell office:value-type="float" office:value="43.7250047609979" calcext:value-type="float">
            <text:p>43.7250047609979</text:p>
          </table:table-cell>
          <table:table-cell office:value-type="float" office:value="57.1743929359823" calcext:value-type="float">
            <text:p>57.1743929359823</text:p>
          </table:table-cell>
          <table:table-cell office:value-type="float" office:value="45.0734092748401" calcext:value-type="float">
            <text:p>45.0734092748401</text:p>
          </table:table-cell>
          <table:table-cell office:value-type="float" office:value="19.4114684509677" calcext:value-type="float">
            <text:p>19.4114684509677</text:p>
          </table:table-cell>
          <table:table-cell office:value-type="float" office:value="37.905524225335" calcext:value-type="float">
            <text:p>37.905524225335</text:p>
          </table:table-cell>
          <table:table-cell office:value-type="float" office:value="11.3690476190476" calcext:value-type="float">
            <text:p>11.3690476190476</text:p>
          </table:table-cell>
          <table:table-cell office:value-type="float" office:value="36.321057546399" calcext:value-type="float">
            <text:p>36.321057546399</text:p>
          </table:table-cell>
          <table:table-cell office:value-type="float" office:value="71.8390804597701" calcext:value-type="float">
            <text:p>71.8390804597701</text:p>
          </table:table-cell>
          <table:table-cell office:value-type="float" office:value="70.6161350170567" calcext:value-type="float">
            <text:p>70.6161350170567</text:p>
          </table:table-cell>
          <table:table-cell office:value-type="float" office:value="10.6617647058824" calcext:value-type="float">
            <text:p>10.6617647058824</text:p>
          </table:table-cell>
          <table:table-cell office:value-type="float" office:value="37.2723935389134" calcext:value-type="float">
            <text:p>37.2723935389134</text:p>
          </table:table-cell>
          <table:table-cell office:value-type="float" office:value="55.8200455580866" calcext:value-type="float">
            <text:p>55.8200455580866</text:p>
          </table:table-cell>
          <table:table-cell office:value-type="float" office:value="9.26019335855402" calcext:value-type="float">
            <text:p>9.26019335855402</text:p>
          </table:table-cell>
          <table:table-cell office:value-type="float" office:value="15.8485454428175" calcext:value-type="float">
            <text:p>15.8485454428175</text:p>
          </table:table-cell>
          <table:table-cell office:value-type="float" office:value="40.284322124652" calcext:value-type="float">
            <text:p>40.284322124652</text:p>
          </table:table-cell>
          <table:table-cell office:value-type="float" office:value="15.1826588536898" calcext:value-type="float">
            <text:p>15.1826588536898</text:p>
          </table:table-cell>
          <table:table-cell office:value-type="float" office:value="26.8454224975964" calcext:value-type="float">
            <text:p>26.8454224975964</text:p>
          </table:table-cell>
          <table:table-cell office:value-type="float" office:value="28.1845238095238" calcext:value-type="float">
            <text:p>28.1845238095238</text:p>
          </table:table-cell>
          <table:table-cell office:value-type="float" office:value="48.5611510791367" calcext:value-type="float">
            <text:p>48.5611510791367</text:p>
          </table:table-cell>
          <table:table-cell office:value-type="float" office:value="25.1131221719457" calcext:value-type="float">
            <text:p>25.1131221719457</text:p>
          </table:table-cell>
          <table:table-cell office:value-type="float" office:value="29.9196787148594" calcext:value-type="float">
            <text:p>29.9196787148594</text:p>
          </table:table-cell>
          <table:table-cell office:value-type="float" office:value="27.034533529648" calcext:value-type="float">
            <text:p>27.034533529648</text:p>
          </table:table-cell>
          <table:table-cell office:value-type="float" office:value="5.8108660130719" calcext:value-type="float">
            <text:p>5.8108660130719</text:p>
          </table:table-cell>
          <table:table-cell office:value-type="float" office:value="17.4943310657596" calcext:value-type="float">
            <text:p>17.4943310657596</text:p>
          </table:table-cell>
          <table:table-cell office:value-type="float" office:value="32.3381696428571" calcext:value-type="float">
            <text:p>32.3381696428571</text:p>
          </table:table-cell>
          <table:table-cell office:value-type="float" office:value="0.977653631284916" calcext:value-type="float">
            <text:p>0.977653631284916</text:p>
          </table:table-cell>
          <table:table-cell office:value-type="float" office:value="28.7280701754386" calcext:value-type="float">
            <text:p>28.7280701754386</text:p>
          </table:table-cell>
          <table:table-cell office:value-type="float" office:value="23.7962962962963" calcext:value-type="float">
            <text:p>23.7962962962963</text:p>
          </table:table-cell>
          <table:table-cell office:value-type="float" office:value="36" calcext:value-type="float">
            <text:p>36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19.6328671328671" calcext:value-type="float">
            <text:p>19.6328671328671</text:p>
          </table:table-cell>
          <table:table-cell office:value-type="float" office:value="41.9270833333333" calcext:value-type="float">
            <text:p>41.9270833333333</text:p>
          </table:table-cell>
          <table:table-cell office:value-type="float" office:value="13.7640449438202" calcext:value-type="float">
            <text:p>13.7640449438202</text:p>
          </table:table-cell>
          <table:table-cell office:value-type="float" office:value="52.3648648648649" calcext:value-type="float">
            <text:p>52.3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13.8613861386139" calcext:value-type="float">
            <text:p>13.8613861386139</text:p>
          </table:table-cell>
          <table:table-cell office:value-type="float" office:value="8.15508021390374" calcext:value-type="float">
            <text:p>8.15508021390374</text:p>
          </table:table-cell>
          <table:table-cell office:value-type="float" office:value="47.8354978354978" calcext:value-type="float">
            <text:p>47.8354978354978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8.57511679370544" calcext:value-type="float">
            <text:p>8.57511679370544</text:p>
          </table:table-cell>
          <table:table-cell office:value-type="float" office:value="5.51470588235294" calcext:value-type="float">
            <text:p>5.51470588235294</text:p>
          </table:table-cell>
          <table:table-cell office:value-type="float" office:value="11.7171717171717" calcext:value-type="float">
            <text:p>11.7171717171717</text:p>
          </table:table-cell>
          <table:table-cell office:value-type="float" office:value="7.34567901234568" calcext:value-type="float">
            <text:p>7.34567901234568</text:p>
          </table:table-cell>
          <table:table-cell office:value-type="float" office:value="6.44736842105263" calcext:value-type="float">
            <text:p>6.44736842105263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0" calcext:value-type="float">
            <text:p>0</text:p>
          </table:table-cell>
          <table:table-cell office:value-type="float" office:value="9.92647058823529" calcext:value-type="float">
            <text:p>9.92647058823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6.8947826928661" calcext:value-type="float">
            <text:p>76.8947826928661</text:p>
          </table:table-cell>
          <table:table-cell office:value-type="float" office:value="25.2145214521452" calcext:value-type="float">
            <text:p>25.2145214521452</text:p>
          </table:table-cell>
          <table:table-cell office:value-type="float" office:value="55.6867679798664" calcext:value-type="float">
            <text:p>55.6867679798664</text:p>
          </table:table-cell>
          <table:table-cell office:value-type="float" office:value="12.4752475247525" calcext:value-type="float">
            <text:p>12.4752475247525</text:p>
          </table:table-cell>
          <table:table-cell office:value-type="float" office:value="42.5678299124076" calcext:value-type="float">
            <text:p>42.5678299124076</text:p>
          </table:table-cell>
          <table:table-cell office:value-type="float" office:value="87.2522087757072" calcext:value-type="float">
            <text:p>87.2522087757072</text:p>
          </table:table-cell>
          <table:table-cell office:value-type="float" office:value="87.1192341166232" calcext:value-type="float">
            <text:p>87.1192341166232</text:p>
          </table:table-cell>
          <table:table-cell office:value-type="float" office:value="74.2467043314501" calcext:value-type="float">
            <text:p>74.2467043314501</text:p>
          </table:table-cell>
          <table:table-cell office:value-type="float" office:value="98.3719646799117" calcext:value-type="float">
            <text:p>98.3719646799117</text:p>
          </table:table-cell>
          <table:table-cell office:value-type="float" office:value="78.2009192383454" calcext:value-type="float">
            <text:p>78.2009192383454</text:p>
          </table:table-cell>
          <table:table-cell office:value-type="float" office:value="35.2015732546706" calcext:value-type="float">
            <text:p>35.2015732546706</text:p>
          </table:table-cell>
          <table:table-cell office:value-type="float" office:value="70.2928870292887" calcext:value-type="float">
            <text:p>70.2928870292887</text:p>
          </table:table-cell>
          <table:table-cell office:value-type="float" office:value="28.2857142857143" calcext:value-type="float">
            <text:p>28.2857142857143</text:p>
          </table:table-cell>
          <table:table-cell office:value-type="float" office:value="72.2306525037936" calcext:value-type="float">
            <text:p>72.2306525037936</text:p>
          </table:table-cell>
          <table:table-cell office:value-type="float" office:value="87.8489326765189" calcext:value-type="float">
            <text:p>87.8489326765189</text:p>
          </table:table-cell>
          <table:table-cell office:value-type="float" office:value="89.6103896103896" calcext:value-type="float">
            <text:p>89.6103896103896</text:p>
          </table:table-cell>
          <table:table-cell office:value-type="float" office:value="23.921568627451" calcext:value-type="float">
            <text:p>23.921568627451</text:p>
          </table:table-cell>
          <table:table-cell office:value-type="float" office:value="75.3303964757709" calcext:value-type="float">
            <text:p>75.3303964757709</text:p>
          </table:table-cell>
          <table:table-cell office:value-type="float" office:value="81.5489749430524" calcext:value-type="float">
            <text:p>81.5489749430524</text:p>
          </table:table-cell>
          <table:table-cell office:value-type="float" office:value="12.568306010929" calcext:value-type="float">
            <text:p>12.568306010929</text:p>
          </table:table-cell>
          <table:table-cell office:value-type="float" office:value="34.8448687350835" calcext:value-type="float">
            <text:p>34.8448687350835</text:p>
          </table:table-cell>
          <table:table-cell office:value-type="float" office:value="71.7391304347826" calcext:value-type="float">
            <text:p>71.7391304347826</text:p>
          </table:table-cell>
          <table:table-cell office:value-type="float" office:value="29.9212598425197" calcext:value-type="float">
            <text:p>29.9212598425197</text:p>
          </table:table-cell>
          <table:table-cell office:value-type="float" office:value="61.2648221343874" calcext:value-type="float">
            <text:p>61.2648221343874</text:p>
          </table:table-cell>
          <table:table-cell office:value-type="float" office:value="54.4642857142857" calcext:value-type="float">
            <text:p>54.4642857142857</text:p>
          </table:table-cell>
          <table:table-cell office:value-type="float" office:value="99.2805755395684" calcext:value-type="float">
            <text:p>99.2805755395684</text:p>
          </table:table-cell>
          <table:table-cell office:value-type="float" office:value="60.1809954751131" calcext:value-type="float">
            <text:p>60.1809954751131</text:p>
          </table:table-cell>
          <table:table-cell office:value-type="float" office:value="65.0602409638554" calcext:value-type="float">
            <text:p>65.0602409638554</text:p>
          </table:table-cell>
          <table:table-cell office:value-type="float" office:value="43.5684647302905" calcext:value-type="float">
            <text:p>43.5684647302905</text:p>
          </table:table-cell>
          <table:table-cell office:value-type="float" office:value="14.3790849673203" calcext:value-type="float">
            <text:p>14.3790849673203</text:p>
          </table:table-cell>
          <table:table-cell office:value-type="float" office:value="37.9591836734694" calcext:value-type="float">
            <text:p>37.9591836734694</text:p>
          </table:table-cell>
          <table:table-cell office:value-type="float" office:value="77.34375" calcext:value-type="float">
            <text:p>77.34375</text:p>
          </table:table-cell>
          <table:table-cell office:value-type="float" office:value="2.23463687150838" calcext:value-type="float">
            <text:p>2.23463687150838</text:p>
          </table:table-cell>
          <table:table-cell office:value-type="float" office:value="77.1929824561403" calcext:value-type="float">
            <text:p>77.1929824561403</text:p>
          </table:table-cell>
          <table:table-cell office:value-type="float" office:value="54.0740740740741" calcext:value-type="float">
            <text:p>54.0740740740741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9.84848484848485" calcext:value-type="float">
            <text:p>9.84848484848485</text:p>
          </table:table-cell>
          <table:table-cell office:value-type="float" office:value="30" calcext:value-type="float">
            <text:p>30</text:p>
          </table:table-cell>
          <table:table-cell office:value-type="float" office:value="78.125" calcext:value-type="float">
            <text:p>78.125</text:p>
          </table:table-cell>
          <table:table-cell office:value-type="float" office:value="46.0674157303371" calcext:value-type="float">
            <text:p>46.0674157303371</text:p>
          </table:table-cell>
          <table:table-cell office:value-type="float" office:value="71.6216216216216" calcext:value-type="float">
            <text:p>71.6216216216216</text:p>
          </table:table-cell>
          <table:table-cell office:value-type="float" office:value="0" calcext:value-type="float">
            <text:p>0</text:p>
          </table:table-cell>
          <table:table-cell office:value-type="float" office:value="49.5049504950495" calcext:value-type="float">
            <text:p>49.504950495049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76.6233766233766" calcext:value-type="float">
            <text:p>76.6233766233766</text:p>
          </table:table-cell>
          <table:table-cell office:value-type="float" office:value="79.4117647058823" calcext:value-type="float">
            <text:p>79.4117647058823</text:p>
          </table:table-cell>
          <table:table-cell office:value-type="float" office:value="16.8674698795181" calcext:value-type="float">
            <text:p>16.8674698795181</text:p>
          </table:table-cell>
          <table:table-cell office:value-type="float" office:value="22.0588235294118" calcext:value-type="float">
            <text:p>22.058823529411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7.1604938271605" calcext:value-type="float">
            <text:p>27.1604938271605</text:p>
          </table:table-cell>
          <table:table-cell office:value-type="float" office:value="8.7719298245614" calcext:value-type="float">
            <text:p>8.771929824561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8.7755102040816" calcext:value-type="float">
            <text:p>38.7755102040816</text:p>
          </table:table-cell>
          <table:table-cell office:value-type="float" office:value="45.5696202531646" calcext:value-type="float">
            <text:p>45.5696202531646</text:p>
          </table:table-cell>
          <table:table-cell office:value-type="float" office:value="25.8426966292135" calcext:value-type="float">
            <text:p>25.842696629213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3.2558139534884" calcext:value-type="float">
            <text:p>23.2558139534884</text:p>
          </table:table-cell>
          <table:table-cell office:value-type="float" office:value="21.9512195121951" calcext:value-type="float">
            <text:p>21.9512195121951</text:p>
          </table:table-cell>
          <table:table-cell office:value-type="float" office:value="28.9855072463768" calcext:value-type="float">
            <text:p>28.9855072463768</text:p>
          </table:table-cell>
          <table:table-cell office:value-type="float" office:value="12.5" calcext:value-type="float">
            <text:p>12.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74.1935483870968" calcext:value-type="float">
            <text:p>74.1935483870968</text:p>
          </table:table-cell>
          <table:table-cell office:value-type="float" office:value="15" calcext:value-type="float">
            <text:p>15</text:p>
          </table:table-cell>
          <table:table-cell office:value-type="float" office:value="34.6666666666667" calcext:value-type="float">
            <text:p>34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12.3076923076923" calcext:value-type="float">
            <text:p>12.3076923076923</text:p>
          </table:table-cell>
          <table:table-cell office:value-type="float" office:value="13.5135135135135" calcext:value-type="float">
            <text:p>13.5135135135135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9.375" calcext:value-type="float">
            <text:p>9.37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.0994134679635" calcext:value-type="float">
            <text:p>69.0994134679635</text:p>
          </table:table-cell>
          <table:table-cell office:value-type="float" office:value="58.1549173194082" calcext:value-type="float">
            <text:p>58.1549173194082</text:p>
          </table:table-cell>
          <table:table-cell office:value-type="float" office:value="56.9679849340866" calcext:value-type="float">
            <text:p>56.9679849340866</text:p>
          </table:table-cell>
          <table:table-cell office:value-type="float" office:value="87.1688741721854" calcext:value-type="float">
            <text:p>87.1688741721854</text:p>
          </table:table-cell>
          <table:table-cell office:value-type="float" office:value="53.2829940906106" calcext:value-type="float">
            <text:p>53.2829940906106</text:p>
          </table:table-cell>
          <table:table-cell office:value-type="float" office:value="8.94788593903638" calcext:value-type="float">
            <text:p>8.94788593903638</text:p>
          </table:table-cell>
          <table:table-cell office:value-type="float" office:value="39.3305439330544" calcext:value-type="float">
            <text:p>39.3305439330544</text:p>
          </table:table-cell>
          <table:table-cell office:value-type="float" office:value="8.57142857142857" calcext:value-type="float">
            <text:p>8.57142857142857</text:p>
          </table:table-cell>
          <table:table-cell office:value-type="float" office:value="44.9165402124431" calcext:value-type="float">
            <text:p>44.9165402124431</text:p>
          </table:table-cell>
          <table:table-cell office:value-type="float" office:value="66.8308702791461" calcext:value-type="float">
            <text:p>66.8308702791461</text:p>
          </table:table-cell>
          <table:table-cell office:value-type="float" office:value="64.1929499072356" calcext:value-type="float">
            <text:p>64.1929499072356</text:p>
          </table:table-cell>
          <table:table-cell office:value-type="float" office:value="9.6078431372549" calcext:value-type="float">
            <text:p>9.6078431372549</text:p>
          </table:table-cell>
          <table:table-cell office:value-type="float" office:value="28.6343612334802" calcext:value-type="float">
            <text:p>28.6343612334802</text:p>
          </table:table-cell>
          <table:table-cell office:value-type="float" office:value="60.5922551252847" calcext:value-type="float">
            <text:p>60.5922551252847</text:p>
          </table:table-cell>
          <table:table-cell office:value-type="float" office:value="2.73224043715847" calcext:value-type="float">
            <text:p>2.73224043715847</text:p>
          </table:table-cell>
          <table:table-cell office:value-type="float" office:value="18.1384248210024" calcext:value-type="float">
            <text:p>18.1384248210024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11.8110236220472" calcext:value-type="float">
            <text:p>11.8110236220472</text:p>
          </table:table-cell>
          <table:table-cell office:value-type="float" office:value="41.897233201581" calcext:value-type="float">
            <text:p>41.897233201581</text:p>
          </table:table-cell>
          <table:table-cell office:value-type="float" office:value="11.1607142857143" calcext:value-type="float">
            <text:p>11.1607142857143</text:p>
          </table:table-cell>
          <table:table-cell office:value-type="float" office:value="93.1654676258993" calcext:value-type="float">
            <text:p>93.1654676258993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20.8835341365462" calcext:value-type="float">
            <text:p>20.8835341365462</text:p>
          </table:table-cell>
          <table:table-cell office:value-type="float" office:value="14.1078838174274" calcext:value-type="float">
            <text:p>14.1078838174274</text:p>
          </table:table-cell>
          <table:table-cell office:value-type="float" office:value="3.26797385620915" calcext:value-type="float">
            <text:p>3.26797385620915</text:p>
          </table:table-cell>
          <table:table-cell office:value-type="float" office:value="10.6122448979592" calcext:value-type="float">
            <text:p>10.6122448979592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0.558659217877095" calcext:value-type="float">
            <text:p>0.558659217877095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40" calcext:value-type="float">
            <text:p>40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1.2359550561798" calcext:value-type="float">
            <text:p>11.2359550561798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9.9009900990099" calcext:value-type="float">
            <text:p>9.9009900990099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38.961038961039" calcext:value-type="float">
            <text:p>38.961038961039</text:p>
          </table:table-cell>
          <table:table-cell office:value-type="float" office:value="51.4705882352941" calcext:value-type="float">
            <text:p>51.4705882352941</text:p>
          </table:table-cell>
          <table:table-cell office:value-type="float" office:value="9.63855421686747" calcext:value-type="float">
            <text:p>9.63855421686747</text:p>
          </table:table-cell>
          <table:table-cell office:value-type="float" office:value="1.47058823529412" calcext:value-type="float">
            <text:p>1.47058823529412</text:p>
          </table:table-cell>
          <table:table-cell table:number-columns-repeated="2" office:value-type="float" office:value="11.1111111111111" calcext:value-type="float">
            <text:p>11.1111111111111</text:p>
          </table:table-cell>
          <table:table-cell office:value-type="float" office:value="5.26315789473684" calcext:value-type="float">
            <text:p>5.2631578947368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27.891156462585" calcext:value-type="float">
            <text:p>27.891156462585</text:p>
          </table:table-cell>
          <table:table-cell office:value-type="float" office:value="22.7848101265823" calcext:value-type="float">
            <text:p>22.7848101265823</text:p>
          </table:table-cell>
          <table:table-cell office:value-type="float" office:value="16.8539325842697" calcext:value-type="float">
            <text:p>16.8539325842697</text:p>
          </table:table-cell>
          <table:table-cell office:value-type="float" office:value="25" calcext:value-type="float">
            <text:p>25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15.9420289855072" calcext:value-type="float">
            <text:p>15.9420289855072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2.7027027027027" calcext:value-type="float">
            <text:p>2.702702702702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4.65116279069768" calcext:value-type="float">
            <text:p>4.65116279069768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.04081632653061" calcext:value-type="float">
            <text:p>2.040816326530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.7545722275843" calcext:value-type="float">
            <text:p>55.7545722275843</text:p>
          </table:table-cell>
          <table:table-cell office:value-type="float" office:value="53.4071454539445" calcext:value-type="float">
            <text:p>53.4071454539445</text:p>
          </table:table-cell>
          <table:table-cell office:value-type="float" office:value="43.477829619755" calcext:value-type="float">
            <text:p>43.477829619755</text:p>
          </table:table-cell>
          <table:table-cell office:value-type="float" office:value="60.9685430463576" calcext:value-type="float">
            <text:p>60.9685430463576</text:p>
          </table:table-cell>
          <table:table-cell office:value-type="float" office:value="42.1733039136343" calcext:value-type="float">
            <text:p>42.1733039136343</text:p>
          </table:table-cell>
          <table:table-cell office:value-type="float" office:value="17.7446818715975" calcext:value-type="float">
            <text:p>17.7446818715975</text:p>
          </table:table-cell>
          <table:table-cell office:value-type="float" office:value="38.6377417985568" calcext:value-type="float">
            <text:p>38.6377417985568</text:p>
          </table:table-cell>
          <table:table-cell office:value-type="float" office:value="12.860119047619" calcext:value-type="float">
            <text:p>12.860119047619</text:p>
          </table:table-cell>
          <table:table-cell office:value-type="float" office:value="39.8637212559823" calcext:value-type="float">
            <text:p>39.8637212559823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69.9024477826321" calcext:value-type="float">
            <text:p>69.9024477826321</text:p>
          </table:table-cell>
          <table:table-cell office:value-type="float" office:value="12.9656862745098" calcext:value-type="float">
            <text:p>12.9656862745098</text:p>
          </table:table-cell>
          <table:table-cell office:value-type="float" office:value="38.9911894273128" calcext:value-type="float">
            <text:p>38.9911894273128</text:p>
          </table:table-cell>
          <table:table-cell office:value-type="float" office:value="57.201974183751" calcext:value-type="float">
            <text:p>57.201974183751</text:p>
          </table:table-cell>
          <table:table-cell office:value-type="float" office:value="7.28667507356032" calcext:value-type="float">
            <text:p>7.28667507356032</text:p>
          </table:table-cell>
          <table:table-cell office:value-type="float" office:value="17.2998774430755" calcext:value-type="float">
            <text:p>17.2998774430755</text:p>
          </table:table-cell>
          <table:table-cell office:value-type="float" office:value="40.835832083958" calcext:value-type="float">
            <text:p>40.835832083958</text:p>
          </table:table-cell>
          <table:table-cell office:value-type="float" office:value="16.2470243545138" calcext:value-type="float">
            <text:p>16.2470243545138</text:p>
          </table:table-cell>
          <table:table-cell office:value-type="float" office:value="27.1418651853434" calcext:value-type="float">
            <text:p>27.1418651853434</text:p>
          </table:table-cell>
          <table:table-cell office:value-type="float" office:value="29.7395833333333" calcext:value-type="float">
            <text:p>29.7395833333333</text:p>
          </table:table-cell>
          <table:table-cell office:value-type="float" office:value="48.1115107913669" calcext:value-type="float">
            <text:p>48.1115107913669</text:p>
          </table:table-cell>
          <table:table-cell office:value-type="float" office:value="22.737556561086" calcext:value-type="float">
            <text:p>22.737556561086</text:p>
          </table:table-cell>
          <table:table-cell office:value-type="float" office:value="29.8192771084337" calcext:value-type="float">
            <text:p>29.8192771084337</text:p>
          </table:table-cell>
          <table:table-cell office:value-type="float" office:value="26.5158613304778" calcext:value-type="float">
            <text:p>26.5158613304778</text:p>
          </table:table-cell>
          <table:table-cell office:value-type="float" office:value="6.75551470588235" calcext:value-type="float">
            <text:p>6.75551470588235</text:p>
          </table:table-cell>
          <table:table-cell office:value-type="float" office:value="20.4761904761905" calcext:value-type="float">
            <text:p>20.4761904761905</text:p>
          </table:table-cell>
          <table:table-cell office:value-type="float" office:value="32.9241071428571" calcext:value-type="float">
            <text:p>32.9241071428571</text:p>
          </table:table-cell>
          <table:table-cell office:value-type="float" office:value="0.698324022346369" calcext:value-type="float">
            <text:p>0.698324022346369</text:p>
          </table:table-cell>
          <table:table-cell office:value-type="float" office:value="31.140350877193" calcext:value-type="float">
            <text:p>31.140350877193</text:p>
          </table:table-cell>
          <table:table-cell office:value-type="float" office:value="24.9074074074074" calcext:value-type="float">
            <text:p>24.9074074074074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2.65151515151515" calcext:value-type="float">
            <text:p>2.65151515151515</text:p>
          </table:table-cell>
          <table:table-cell office:value-type="float" office:value="13.3916083916084" calcext:value-type="float">
            <text:p>13.3916083916084</text:p>
          </table:table-cell>
          <table:table-cell office:value-type="float" office:value="43.4895833333333" calcext:value-type="float">
            <text:p>43.4895833333333</text:p>
          </table:table-cell>
          <table:table-cell office:value-type="float" office:value="14.3258426966292" calcext:value-type="float">
            <text:p>14.3258426966292</text:p>
          </table:table-cell>
          <table:table-cell office:value-type="float" office:value="51.6891891891892" calcext:value-type="float">
            <text:p>51.6891891891892</text:p>
          </table:table-cell>
          <table:table-cell office:value-type="float" office:value="0" calcext:value-type="float">
            <text:p>0</text:p>
          </table:table-cell>
          <table:table-cell office:value-type="float" office:value="14.8514851485149" calcext:value-type="float">
            <text:p>14.8514851485149</text:p>
          </table:table-cell>
          <table:table-cell office:value-type="float" office:value="7.41978609625669" calcext:value-type="float">
            <text:p>7.41978609625669</text:p>
          </table:table-cell>
          <table:table-cell office:value-type="float" office:value="41.991341991342" calcext:value-type="float">
            <text:p>41.991341991342</text:p>
          </table:table-cell>
          <table:table-cell office:value-type="float" office:value="45.2205882352941" calcext:value-type="float">
            <text:p>45.2205882352941</text:p>
          </table:table-cell>
          <table:table-cell office:value-type="float" office:value="9.17752643225965" calcext:value-type="float">
            <text:p>9.17752643225965</text:p>
          </table:table-cell>
          <table:table-cell office:value-type="float" office:value="5.88235294117647" calcext:value-type="float">
            <text:p>5.88235294117647</text:p>
          </table:table-cell>
          <table:table-cell office:value-type="float" office:value="11.7171717171717" calcext:value-type="float">
            <text:p>11.7171717171717</text:p>
          </table:table-cell>
          <table:table-cell office:value-type="float" office:value="12.9012345679012" calcext:value-type="float">
            <text:p>12.9012345679012</text:p>
          </table:table-cell>
          <table:table-cell office:value-type="float" office:value="6.00877192982456" calcext:value-type="float">
            <text:p>6.00877192982456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0" calcext:value-type="float">
            <text:p>0</text:p>
          </table:table-cell>
          <table:table-cell office:value-type="float" office:value="9.92647058823529" calcext:value-type="float">
            <text:p>9.9264705882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.6745716774756" calcext:value-type="float">
            <text:p>76.6745716774756</text:p>
          </table:table-cell>
          <table:table-cell office:value-type="float" office:value="24.8844884488449" calcext:value-type="float">
            <text:p>24.8844884488449</text:p>
          </table:table-cell>
          <table:table-cell office:value-type="float" office:value="55.9432775142774" calcext:value-type="float">
            <text:p>55.9432775142774</text:p>
          </table:table-cell>
          <table:table-cell office:value-type="float" office:value="12.4752475247525" calcext:value-type="float">
            <text:p>12.4752475247525</text:p>
          </table:table-cell>
          <table:table-cell office:value-type="float" office:value="42.4943962913376" calcext:value-type="float">
            <text:p>42.4943962913376</text:p>
          </table:table-cell>
          <table:table-cell office:value-type="float" office:value="86.8735615116193" calcext:value-type="float">
            <text:p>86.8735615116193</text:p>
          </table:table-cell>
          <table:table-cell office:value-type="float" office:value="87.2932985204526" calcext:value-type="float">
            <text:p>87.2932985204526</text:p>
          </table:table-cell>
          <table:table-cell office:value-type="float" office:value="74.0348399246704" calcext:value-type="float">
            <text:p>74.0348399246704</text:p>
          </table:table-cell>
          <table:table-cell office:value-type="float" office:value="98.6203090507726" calcext:value-type="float">
            <text:p>98.6203090507726</text:p>
          </table:table-cell>
          <table:table-cell office:value-type="float" office:value="77.6428102429416" calcext:value-type="float">
            <text:p>77.6428102429416</text:p>
          </table:table-cell>
          <table:table-cell office:value-type="float" office:value="32.4483775811209" calcext:value-type="float">
            <text:p>32.4483775811209</text:p>
          </table:table-cell>
          <table:table-cell office:value-type="float" office:value="69.8744769874477" calcext:value-type="float">
            <text:p>69.8744769874477</text:p>
          </table:table-cell>
          <table:table-cell office:value-type="float" office:value="27" calcext:value-type="float">
            <text:p>27</text:p>
          </table:table-cell>
          <table:table-cell office:value-type="float" office:value="75.2655538694992" calcext:value-type="float">
            <text:p>75.2655538694992</text:p>
          </table:table-cell>
          <table:table-cell office:value-type="float" office:value="87.6847290640394" calcext:value-type="float">
            <text:p>87.6847290640394</text:p>
          </table:table-cell>
          <table:table-cell office:value-type="float" office:value="90.5380333951763" calcext:value-type="float">
            <text:p>90.5380333951763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74.8898678414097" calcext:value-type="float">
            <text:p>74.8898678414097</text:p>
          </table:table-cell>
          <table:table-cell office:value-type="float" office:value="81.7767653758542" calcext:value-type="float">
            <text:p>81.7767653758542</text:p>
          </table:table-cell>
          <table:table-cell office:value-type="float" office:value="12.2950819672131" calcext:value-type="float">
            <text:p>12.2950819672131</text:p>
          </table:table-cell>
          <table:table-cell office:value-type="float" office:value="33.890214797136" calcext:value-type="float">
            <text:p>33.890214797136</text:p>
          </table:table-cell>
          <table:table-cell office:value-type="float" office:value="74.8447204968944" calcext:value-type="float">
            <text:p>74.8447204968944</text:p>
          </table:table-cell>
          <table:table-cell office:value-type="float" office:value="29.9212598425197" calcext:value-type="float">
            <text:p>29.9212598425197</text:p>
          </table:table-cell>
          <table:table-cell office:value-type="float" office:value="59.2885375494071" calcext:value-type="float">
            <text:p>59.2885375494071</text:p>
          </table:table-cell>
          <table:table-cell office:value-type="float" office:value="49.1071428571429" calcext:value-type="float">
            <text:p>49.1071428571429</text:p>
          </table:table-cell>
          <table:table-cell office:value-type="float" office:value="99.2805755395684" calcext:value-type="float">
            <text:p>99.2805755395684</text:p>
          </table:table-cell>
          <table:table-cell office:value-type="float" office:value="65.158371040724" calcext:value-type="float">
            <text:p>65.15837104072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47.7178423236515" calcext:value-type="float">
            <text:p>47.7178423236515</text:p>
          </table:table-cell>
          <table:table-cell office:value-type="float" office:value="14.3790849673203" calcext:value-type="float">
            <text:p>14.3790849673203</text:p>
          </table:table-cell>
          <table:table-cell office:value-type="float" office:value="33.469387755102" calcext:value-type="float">
            <text:p>33.469387755102</text:p>
          </table:table-cell>
          <table:table-cell office:value-type="float" office:value="77.34375" calcext:value-type="float">
            <text:p>77.34375</text:p>
          </table:table-cell>
          <table:table-cell office:value-type="float" office:value="2.23463687150838" calcext:value-type="float">
            <text:p>2.23463687150838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54.8148148148148" calcext:value-type="float">
            <text:p>54.8148148148148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35.4545454545455" calcext:value-type="float">
            <text:p>35.4545454545455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44.9438202247191" calcext:value-type="float">
            <text:p>44.9438202247191</text:p>
          </table:table-cell>
          <table:table-cell office:value-type="float" office:value="71.6216216216216" calcext:value-type="float">
            <text:p>71.6216216216216</text:p>
          </table:table-cell>
          <table:table-cell office:value-type="float" office:value="1.03092783505155" calcext:value-type="float">
            <text:p>1.03092783505155</text:p>
          </table:table-cell>
          <table:table-cell office:value-type="float" office:value="34.6534653465347" calcext:value-type="float">
            <text:p>34.6534653465347</text:p>
          </table:table-cell>
          <table:table-cell office:value-type="float" office:value="19.1176470588235" calcext:value-type="float">
            <text:p>19.1176470588235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75" calcext:value-type="float">
            <text:p>75</text:p>
          </table:table-cell>
          <table:table-cell office:value-type="float" office:value="15.6626506024096" calcext:value-type="float">
            <text:p>15.6626506024096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20.9876543209876" calcext:value-type="float">
            <text:p>20.9876543209876</text:p>
          </table:table-cell>
          <table:table-cell office:value-type="float" office:value="12.280701754386" calcext:value-type="float">
            <text:p>12.280701754386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4557823129252" calcext:value-type="float">
            <text:p>39.4557823129252</text:p>
          </table:table-cell>
          <table:table-cell office:value-type="float" office:value="37.9746835443038" calcext:value-type="float">
            <text:p>37.9746835443038</text:p>
          </table:table-cell>
          <table:table-cell office:value-type="float" office:value="25.8426966292135" calcext:value-type="float">
            <text:p>25.842696629213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18.2926829268293" calcext:value-type="float">
            <text:p>18.2926829268293</text:p>
          </table:table-cell>
          <table:table-cell office:value-type="float" office:value="31.8840579710145" calcext:value-type="float">
            <text:p>31.8840579710145</text:p>
          </table:table-cell>
          <table:table-cell office:value-type="float" office:value="9.375" calcext:value-type="float">
            <text:p>9.37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80.6451612903226" calcext:value-type="float">
            <text:p>80.645161290322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6.15384615384615" calcext:value-type="float">
            <text:p>6.15384615384615</text:p>
          </table:table-cell>
          <table:table-cell office:value-type="float" office:value="13.5135135135135" calcext:value-type="float">
            <text:p>13.5135135135135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15.625" calcext:value-type="float">
            <text:p>15.6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.2107803103423" calcext:value-type="float">
            <text:p>69.2107803103423</text:p>
          </table:table-cell>
          <table:table-cell office:value-type="float" office:value="57.8241949521323" calcext:value-type="float">
            <text:p>57.8241949521323</text:p>
          </table:table-cell>
          <table:table-cell office:value-type="float" office:value="56.2146892655367" calcext:value-type="float">
            <text:p>56.2146892655367</text:p>
          </table:table-cell>
          <table:table-cell office:value-type="float" office:value="91.583885209713" calcext:value-type="float">
            <text:p>91.583885209713</text:p>
          </table:table-cell>
          <table:table-cell office:value-type="float" office:value="53.1516743269862" calcext:value-type="float">
            <text:p>53.1516743269862</text:p>
          </table:table-cell>
          <table:table-cell office:value-type="float" office:value="8.06293018682399" calcext:value-type="float">
            <text:p>8.06293018682399</text:p>
          </table:table-cell>
          <table:table-cell office:value-type="float" office:value="39.1213389121339" calcext:value-type="float">
            <text:p>39.1213389121339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43.8543247344461" calcext:value-type="float">
            <text:p>43.854324734446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62.5231910946197" calcext:value-type="float">
            <text:p>62.5231910946197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29.0748898678414" calcext:value-type="float">
            <text:p>29.0748898678414</text:p>
          </table:table-cell>
          <table:table-cell office:value-type="float" office:value="58.0865603644647" calcext:value-type="float">
            <text:p>58.0865603644647</text:p>
          </table:table-cell>
          <table:table-cell office:value-type="float" office:value="3.27868852459016" calcext:value-type="float">
            <text:p>3.27868852459016</text:p>
          </table:table-cell>
          <table:table-cell office:value-type="float" office:value="19.3317422434368" calcext:value-type="float">
            <text:p>19.3317422434368</text:p>
          </table:table-cell>
          <table:table-cell office:value-type="float" office:value="30.1242236024845" calcext:value-type="float">
            <text:p>30.1242236024845</text:p>
          </table:table-cell>
          <table:table-cell office:value-type="float" office:value="12.992125984252" calcext:value-type="float">
            <text:p>12.992125984252</text:p>
          </table:table-cell>
          <table:table-cell office:value-type="float" office:value="40.3162055335968" calcext:value-type="float">
            <text:p>40.3162055335968</text:p>
          </table:table-cell>
          <table:table-cell office:value-type="float" office:value="9.82142857142857" calcext:value-type="float">
            <text:p>9.82142857142857</text:p>
          </table:table-cell>
          <table:table-cell office:value-type="float" office:value="92.0863309352518" calcext:value-type="float">
            <text:p>92.0863309352518</text:p>
          </table:table-cell>
          <table:table-cell office:value-type="float" office:value="38.9140271493213" calcext:value-type="float">
            <text:p>38.9140271493213</text:p>
          </table:table-cell>
          <table:table-cell office:value-type="float" office:value="21.6867469879518" calcext:value-type="float">
            <text:p>21.6867469879518</text:p>
          </table:table-cell>
          <table:table-cell office:value-type="float" office:value="14.9377593360996" calcext:value-type="float">
            <text:p>14.9377593360996</text:p>
          </table:table-cell>
          <table:table-cell office:value-type="float" office:value="3.26797385620915" calcext:value-type="float">
            <text:p>3.26797385620915</text:p>
          </table:table-cell>
          <table:table-cell office:value-type="float" office:value="8.16326530612245" calcext:value-type="float">
            <text:p>8.16326530612245</text:p>
          </table:table-cell>
          <table:table-cell office:value-type="float" office:value="25" calcext:value-type="float">
            <text:p>25</text:p>
          </table:table-cell>
          <table:table-cell office:value-type="float" office:value="0.558659217877095" calcext:value-type="float">
            <text:p>0.558659217877095</text:p>
          </table:table-cell>
          <table:table-cell office:value-type="float" office:value="46.4912280701754" calcext:value-type="float">
            <text:p>46.4912280701754</text:p>
          </table:table-cell>
          <table:table-cell office:value-type="float" office:value="36.2962962962963" calcext:value-type="float">
            <text:p>36.2962962962963</text:p>
          </table:table-cell>
          <table:table-cell office:value-type="float" office:value="38.6666666666667" calcext:value-type="float">
            <text:p>38.6666666666667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2.3595505617978" calcext:value-type="float">
            <text:p>12.3595505617978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7.92079207920792" calcext:value-type="float">
            <text:p>7.92079207920792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37.6623376623377" calcext:value-type="float">
            <text:p>37.6623376623377</text:p>
          </table:table-cell>
          <table:table-cell office:value-type="float" office:value="50" calcext:value-type="float">
            <text:p>50</text:p>
          </table:table-cell>
          <table:table-cell office:value-type="float" office:value="7.2289156626506" calcext:value-type="float">
            <text:p>7.2289156626506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7.40740740740741" calcext:value-type="float">
            <text:p>7.40740740740741</text:p>
          </table:table-cell>
          <table:table-cell office:value-type="float" office:value="5.26315789473684" calcext:value-type="float">
            <text:p>5.2631578947368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1.2925170068027" calcext:value-type="float">
            <text:p>31.2925170068027</text:p>
          </table:table-cell>
          <table:table-cell office:value-type="float" office:value="21.5189873417721" calcext:value-type="float">
            <text:p>21.5189873417721</text:p>
          </table:table-cell>
          <table:table-cell office:value-type="float" office:value="12.3595505617978" calcext:value-type="float">
            <text:p>12.3595505617978</text:p>
          </table:table-cell>
          <table:table-cell office:value-type="float" office:value="25" calcext:value-type="float">
            <text:p>25</text:p>
          </table:table-cell>
          <table:table-cell office:value-type="float" office:value="6.97674418604651" calcext:value-type="float">
            <text:p>6.97674418604651</text:p>
          </table:table-cell>
          <table:table-cell office:value-type="float" office:value="3.65853658536585" calcext:value-type="float">
            <text:p>3.65853658536585</text:p>
          </table:table-cell>
          <table:table-cell office:value-type="float" office:value="15.9420289855072" calcext:value-type="float">
            <text:p>15.9420289855072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58.0645161290323" calcext:value-type="float">
            <text:p>58.0645161290323</text:p>
          </table:table-cell>
          <table:table-cell office:value-type="float" office:value="5" calcext:value-type="float">
            <text:p>5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4.65116279069768" calcext:value-type="float">
            <text:p>4.65116279069768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.04081632653061" calcext:value-type="float">
            <text:p>2.04081632653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.7081602854224" calcext:value-type="float">
            <text:p>56.7081602854224</text:p>
          </table:table-cell>
          <table:table-cell office:value-type="float" office:value="51.1527910896652" calcext:value-type="float">
            <text:p>51.1527910896652</text:p>
          </table:table-cell>
          <table:table-cell office:value-type="float" office:value="42.1129440953046" calcext:value-type="float">
            <text:p>42.1129440953046</text:p>
          </table:table-cell>
          <table:table-cell office:value-type="float" office:value="62.1343818984547" calcext:value-type="float">
            <text:p>62.1343818984547</text:p>
          </table:table-cell>
          <table:table-cell office:value-type="float" office:value="37.9311792820168" calcext:value-type="float">
            <text:p>37.9311792820168</text:p>
          </table:table-cell>
          <table:table-cell office:value-type="float" office:value="15.615631820035" calcext:value-type="float">
            <text:p>15.615631820035</text:p>
          </table:table-cell>
          <table:table-cell office:value-type="float" office:value="39.2054757140258" calcext:value-type="float">
            <text:p>39.2054757140258</text:p>
          </table:table-cell>
          <table:table-cell office:value-type="float" office:value="11.828869047619" calcext:value-type="float">
            <text:p>11.828869047619</text:p>
          </table:table-cell>
          <table:table-cell office:value-type="float" office:value="39.395354266371" calcext:value-type="float">
            <text:p>39.395354266371</text:p>
          </table:table-cell>
          <table:table-cell office:value-type="float" office:value="72.2085385878489" calcext:value-type="float">
            <text:p>72.2085385878489</text:p>
          </table:table-cell>
          <table:table-cell office:value-type="float" office:value="72.9427254772877" calcext:value-type="float">
            <text:p>72.9427254772877</text:p>
          </table:table-cell>
          <table:table-cell office:value-type="float" office:value="12.9411764705882" calcext:value-type="float">
            <text:p>12.9411764705882</text:p>
          </table:table-cell>
          <table:table-cell office:value-type="float" office:value="39.3245227606461" calcext:value-type="float">
            <text:p>39.3245227606461</text:p>
          </table:table-cell>
          <table:table-cell office:value-type="float" office:value="54.9658314350797" calcext:value-type="float">
            <text:p>54.9658314350797</text:p>
          </table:table-cell>
          <table:table-cell office:value-type="float" office:value="5.81651954602774" calcext:value-type="float">
            <text:p>5.81651954602774</text:p>
          </table:table-cell>
          <table:table-cell office:value-type="float" office:value="17.0217054763594" calcext:value-type="float">
            <text:p>17.0217054763594</text:p>
          </table:table-cell>
          <table:table-cell office:value-type="float" office:value="44.3456843007068" calcext:value-type="float">
            <text:p>44.3456843007068</text:p>
          </table:table-cell>
          <table:table-cell office:value-type="float" office:value="15.9609045962278" calcext:value-type="float">
            <text:p>15.9609045962278</text:p>
          </table:table-cell>
          <table:table-cell office:value-type="float" office:value="26.2525371221023" calcext:value-type="float">
            <text:p>26.2525371221023</text:p>
          </table:table-cell>
          <table:table-cell office:value-type="float" office:value="24.7321428571429" calcext:value-type="float">
            <text:p>24.7321428571429</text:p>
          </table:table-cell>
          <table:table-cell office:value-type="float" office:value="47.841726618705" calcext:value-type="float">
            <text:p>47.841726618705</text:p>
          </table:table-cell>
          <table:table-cell office:value-type="float" office:value="26.0180995475113" calcext:value-type="float">
            <text:p>26.0180995475113</text:p>
          </table:table-cell>
          <table:table-cell office:value-type="float" office:value="30.4216867469879" calcext:value-type="float">
            <text:p>30.4216867469879</text:p>
          </table:table-cell>
          <table:table-cell office:value-type="float" office:value="30.986481060099" calcext:value-type="float">
            <text:p>30.986481060099</text:p>
          </table:table-cell>
          <table:table-cell office:value-type="float" office:value="8.31801470588235" calcext:value-type="float">
            <text:p>8.31801470588235</text:p>
          </table:table-cell>
          <table:table-cell office:value-type="float" office:value="18.7414965986395" calcext:value-type="float">
            <text:p>18.7414965986395</text:p>
          </table:table-cell>
          <table:table-cell office:value-type="float" office:value="32.7287946428571" calcext:value-type="float">
            <text:p>32.7287946428571</text:p>
          </table:table-cell>
          <table:table-cell office:value-type="float" office:value="0.698324022346369" calcext:value-type="float">
            <text:p>0.698324022346369</text:p>
          </table:table-cell>
          <table:table-cell office:value-type="float" office:value="30.0438596491228" calcext:value-type="float">
            <text:p>30.0438596491228</text:p>
          </table:table-cell>
          <table:table-cell office:value-type="float" office:value="26.9444444444444" calcext:value-type="float">
            <text:p>26.9444444444444</text:p>
          </table:table-cell>
          <table:table-cell office:value-type="float" office:value="32" calcext:value-type="float">
            <text:p>32</text:p>
          </table:table-cell>
          <table:table-cell office:value-type="float" office:value="3.59848484848485" calcext:value-type="float">
            <text:p>3.59848484848485</text:p>
          </table:table-cell>
          <table:table-cell office:value-type="float" office:value="17.0804195804196" calcext:value-type="float">
            <text:p>17.0804195804196</text:p>
          </table:table-cell>
          <table:table-cell office:value-type="float" office:value="43.75" calcext:value-type="float">
            <text:p>43.75</text:p>
          </table:table-cell>
          <table:table-cell office:value-type="float" office:value="14.3258426966292" calcext:value-type="float">
            <text:p>14.3258426966292</text:p>
          </table:table-cell>
          <table:table-cell office:value-type="float" office:value="48.9864864864865" calcext:value-type="float">
            <text:p>48.9864864864865</text:p>
          </table:table-cell>
          <table:table-cell office:value-type="float" office:value="0.257731958762887" calcext:value-type="float">
            <text:p>0.257731958762887</text:p>
          </table:table-cell>
          <table:table-cell office:value-type="float" office:value="10.6435643564356" calcext:value-type="float">
            <text:p>10.6435643564356</text:p>
          </table:table-cell>
          <table:table-cell office:value-type="float" office:value="11.1965240641711" calcext:value-type="float">
            <text:p>11.1965240641711</text:p>
          </table:table-cell>
          <table:table-cell office:value-type="float" office:value="41.8831168831169" calcext:value-type="float">
            <text:p>41.8831168831169</text:p>
          </table:table-cell>
          <table:table-cell office:value-type="float" office:value="39.5833333333333" calcext:value-type="float">
            <text:p>39.5833333333333</text:p>
          </table:table-cell>
          <table:table-cell office:value-type="float" office:value="8.27391197442833" calcext:value-type="float">
            <text:p>8.27391197442833</text:p>
          </table:table-cell>
          <table:table-cell office:value-type="float" office:value="5.51470588235294" calcext:value-type="float">
            <text:p>5.51470588235294</text:p>
          </table:table-cell>
          <table:table-cell office:value-type="float" office:value="12.8282828282828" calcext:value-type="float">
            <text:p>12.8282828282828</text:p>
          </table:table-cell>
          <table:table-cell office:value-type="float" office:value="8.76543209876543" calcext:value-type="float">
            <text:p>8.76543209876543</text:p>
          </table:table-cell>
          <table:table-cell office:value-type="float" office:value="6.8859649122807" calcext:value-type="float">
            <text:p>6.8859649122807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0" calcext:value-type="float">
            <text:p>0</text:p>
          </table:table-cell>
          <table:table-cell office:value-type="float" office:value="18.3823529411765" calcext:value-type="float">
            <text:p>18.382352941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float" office:value="76.456780563353" calcext:value-type="float">
            <text:p>76.456780563353</text:p>
          </table:table-cell>
          <table:table-cell office:value-type="float" office:value="24.8184818481848" calcext:value-type="float">
            <text:p>24.8184818481848</text:p>
          </table:table-cell>
          <table:table-cell office:value-type="float" office:value="55.7230664988868" calcext:value-type="float">
            <text:p>55.7230664988868</text:p>
          </table:table-cell>
          <table:table-cell office:value-type="float" office:value="12.2112211221122" calcext:value-type="float">
            <text:p>12.2112211221122</text:p>
          </table:table-cell>
          <table:table-cell office:value-type="float" office:value="42.3023875081342" calcext:value-type="float">
            <text:p>42.3023875081342</text:p>
          </table:table-cell>
          <table:table-cell office:value-type="float" office:value="86.5988566337516" calcext:value-type="float">
            <text:p>86.5988566337516</text:p>
          </table:table-cell>
          <table:table-cell office:value-type="float" office:value="87.2236727589208" calcext:value-type="float">
            <text:p>87.2236727589208</text:p>
          </table:table-cell>
          <table:table-cell office:value-type="float" office:value="75.0470809792844" calcext:value-type="float">
            <text:p>75.0470809792844</text:p>
          </table:table-cell>
          <table:table-cell office:value-type="float" office:value="98.6754966887417" calcext:value-type="float">
            <text:p>98.6754966887417</text:p>
          </table:table-cell>
          <table:table-cell office:value-type="float" office:value="77.4458305975049" calcext:value-type="float">
            <text:p>77.4458305975049</text:p>
          </table:table-cell>
          <table:table-cell office:value-type="float" office:value="34.1199606686332" calcext:value-type="float">
            <text:p>34.1199606686332</text:p>
          </table:table-cell>
          <table:table-cell office:value-type="float" office:value="67.3640167364017" calcext:value-type="float">
            <text:p>67.3640167364017</text:p>
          </table:table-cell>
          <table:table-cell office:value-type="float" office:value="27.7142857142857" calcext:value-type="float">
            <text:p>27.7142857142857</text:p>
          </table:table-cell>
          <table:table-cell office:value-type="float" office:value="67.9817905918058" calcext:value-type="float">
            <text:p>67.9817905918058</text:p>
          </table:table-cell>
          <table:table-cell office:value-type="float" office:value="87.0279146141215" calcext:value-type="float">
            <text:p>87.0279146141215</text:p>
          </table:table-cell>
          <table:table-cell office:value-type="float" office:value="90.1669758812616" calcext:value-type="float">
            <text:p>90.1669758812616</text:p>
          </table:table-cell>
          <table:table-cell office:value-type="float" office:value="24.9019607843137" calcext:value-type="float">
            <text:p>24.9019607843137</text:p>
          </table:table-cell>
          <table:table-cell office:value-type="float" office:value="74.8898678414097" calcext:value-type="float">
            <text:p>74.8898678414097</text:p>
          </table:table-cell>
          <table:table-cell office:value-type="float" office:value="81.7767653758542" calcext:value-type="float">
            <text:p>81.7767653758542</text:p>
          </table:table-cell>
          <table:table-cell office:value-type="float" office:value="10.9289617486339" calcext:value-type="float">
            <text:p>10.9289617486339</text:p>
          </table:table-cell>
          <table:table-cell office:value-type="float" office:value="35.3221957040573" calcext:value-type="float">
            <text:p>35.3221957040573</text:p>
          </table:table-cell>
          <table:table-cell office:value-type="float" office:value="72.0496894409938" calcext:value-type="float">
            <text:p>72.0496894409938</text:p>
          </table:table-cell>
          <table:table-cell office:value-type="float" office:value="29.5275590551181" calcext:value-type="float">
            <text:p>29.5275590551181</text:p>
          </table:table-cell>
          <table:table-cell office:value-type="float" office:value="60.4743083003953" calcext:value-type="float">
            <text:p>60.4743083003953</text:p>
          </table:table-cell>
          <table:table-cell office:value-type="float" office:value="49.5535714285714" calcext:value-type="float">
            <text:p>49.5535714285714</text:p>
          </table:table-cell>
          <table:table-cell office:value-type="float" office:value="99.2805755395684" calcext:value-type="float">
            <text:p>99.2805755395684</text:p>
          </table:table-cell>
          <table:table-cell office:value-type="float" office:value="57.0135746606335" calcext:value-type="float">
            <text:p>57.0135746606335</text:p>
          </table:table-cell>
          <table:table-cell office:value-type="float" office:value="59.0361445783133" calcext:value-type="float">
            <text:p>59.0361445783133</text:p>
          </table:table-cell>
          <table:table-cell office:value-type="float" office:value="45.2282157676349" calcext:value-type="float">
            <text:p>45.2282157676349</text:p>
          </table:table-cell>
          <table:table-cell office:value-type="float" office:value="14.3790849673203" calcext:value-type="float">
            <text:p>14.3790849673203</text:p>
          </table:table-cell>
          <table:table-cell office:value-type="float" office:value="37.1428571428571" calcext:value-type="float">
            <text:p>37.1428571428571</text:p>
          </table:table-cell>
          <table:table-cell office:value-type="float" office:value="79.6875" calcext:value-type="float">
            <text:p>79.6875</text:p>
          </table:table-cell>
          <table:table-cell office:value-type="float" office:value="3.35195530726257" calcext:value-type="float">
            <text:p>3.35195530726257</text:p>
          </table:table-cell>
          <table:table-cell office:value-type="float" office:value="72.8070175438597" calcext:value-type="float">
            <text:p>72.8070175438597</text:p>
          </table:table-cell>
          <table:table-cell office:value-type="float" office:value="54.8148148148148" calcext:value-type="float">
            <text:p>54.8148148148148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9.84848484848485" calcext:value-type="float">
            <text:p>9.84848484848485</text:p>
          </table:table-cell>
          <table:table-cell office:value-type="float" office:value="37.2727272727273" calcext:value-type="float">
            <text:p>37.2727272727273</text:p>
          </table:table-cell>
          <table:table-cell office:value-type="float" office:value="80.2083333333333" calcext:value-type="float">
            <text:p>80.2083333333333</text:p>
          </table:table-cell>
          <table:table-cell office:value-type="float" office:value="43.8202247191011" calcext:value-type="float">
            <text:p>43.8202247191011</text:p>
          </table:table-cell>
          <table:table-cell office:value-type="float" office:value="71.6216216216216" calcext:value-type="float">
            <text:p>71.6216216216216</text:p>
          </table:table-cell>
          <table:table-cell office:value-type="float" office:value="1.03092783505155" calcext:value-type="float">
            <text:p>1.03092783505155</text:p>
          </table:table-cell>
          <table:table-cell office:value-type="float" office:value="35.6435643564356" calcext:value-type="float">
            <text:p>35.6435643564356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76.6233766233766" calcext:value-type="float">
            <text:p>76.6233766233766</text:p>
          </table:table-cell>
          <table:table-cell office:value-type="float" office:value="79.4117647058823" calcext:value-type="float">
            <text:p>79.4117647058823</text:p>
          </table:table-cell>
          <table:table-cell office:value-type="float" office:value="12.0481927710843" calcext:value-type="float">
            <text:p>12.0481927710843</text:p>
          </table:table-cell>
          <table:table-cell office:value-type="float" office:value="22.0588235294118" calcext:value-type="float">
            <text:p>22.058823529411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2.3456790123457" calcext:value-type="float">
            <text:p>12.3456790123457</text:p>
          </table:table-cell>
          <table:table-cell office:value-type="float" office:value="12.280701754386" calcext:value-type="float">
            <text:p>12.280701754386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2.1768707482993" calcext:value-type="float">
            <text:p>42.1768707482993</text:p>
          </table:table-cell>
          <table:table-cell office:value-type="float" office:value="36.7088607594937" calcext:value-type="float">
            <text:p>36.7088607594937</text:p>
          </table:table-cell>
          <table:table-cell office:value-type="float" office:value="24.7191011235955" calcext:value-type="float">
            <text:p>24.719101123595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15.8536585365854" calcext:value-type="float">
            <text:p>15.8536585365854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77.4193548387097" calcext:value-type="float">
            <text:p>77.419354838709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7.3333333333333" calcext:value-type="float">
            <text:p>37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3.07692307692308" calcext:value-type="float">
            <text:p>3.07692307692308</text:p>
          </table:table-cell>
          <table:table-cell office:value-type="float" office:value="13.5135135135135" calcext:value-type="float">
            <text:p>13.5135135135135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5.40540540540541" calcext:value-type="float">
            <text:p>5.40540540540541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9.375" calcext:value-type="float">
            <text:p>9.37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.12244897959184" calcext:value-type="float">
            <text:p>6.12244897959184</text:p>
          </table:table-cell>
          <table:table-cell office:value-type="float" office:value="0" calcext:value-type="float">
            <text:p>0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.9360754324746" calcext:value-type="float">
            <text:p>68.9360754324746</text:p>
          </table:table-cell>
          <table:table-cell office:value-type="float" office:value="57.7371627502176" calcext:value-type="float">
            <text:p>57.7371627502176</text:p>
          </table:table-cell>
          <table:table-cell office:value-type="float" office:value="57.8625235404896" calcext:value-type="float">
            <text:p>57.8625235404896</text:p>
          </table:table-cell>
          <table:table-cell office:value-type="float" office:value="87.9690949227373" calcext:value-type="float">
            <text:p>87.9690949227373</text:p>
          </table:table-cell>
          <table:table-cell office:value-type="float" office:value="53.7426132632961" calcext:value-type="float">
            <text:p>53.7426132632961</text:p>
          </table:table-cell>
          <table:table-cell office:value-type="float" office:value="10.0294985250737" calcext:value-type="float">
            <text:p>10.0294985250737</text:p>
          </table:table-cell>
          <table:table-cell office:value-type="float" office:value="39.6443514644351" calcext:value-type="float">
            <text:p>39.6443514644351</text:p>
          </table:table-cell>
          <table:table-cell office:value-type="float" office:value="8.14285714285714" calcext:value-type="float">
            <text:p>8.14285714285714</text:p>
          </table:table-cell>
          <table:table-cell office:value-type="float" office:value="40.3641881638847" calcext:value-type="float">
            <text:p>40.3641881638847</text:p>
          </table:table-cell>
          <table:table-cell office:value-type="float" office:value="65.6814449917898" calcext:value-type="float">
            <text:p>65.6814449917898</text:p>
          </table:table-cell>
          <table:table-cell office:value-type="float" office:value="64.0074211502783" calcext:value-type="float">
            <text:p>64.0074211502783</text:p>
          </table:table-cell>
          <table:table-cell office:value-type="float" office:value="10.9803921568627" calcext:value-type="float">
            <text:p>10.9803921568627</text:p>
          </table:table-cell>
          <table:table-cell office:value-type="float" office:value="29.5154185022026" calcext:value-type="float">
            <text:p>29.5154185022026</text:p>
          </table:table-cell>
          <table:table-cell office:value-type="float" office:value="59.9088838268793" calcext:value-type="float">
            <text:p>59.9088838268793</text:p>
          </table:table-cell>
          <table:table-cell office:value-type="float" office:value="2.73224043715847" calcext:value-type="float">
            <text:p>2.73224043715847</text:p>
          </table:table-cell>
          <table:table-cell office:value-type="float" office:value="20.5250596658711" calcext:value-type="float">
            <text:p>20.5250596658711</text:p>
          </table:table-cell>
          <table:table-cell office:value-type="float" office:value="27.639751552795" calcext:value-type="float">
            <text:p>27.639751552795</text:p>
          </table:table-cell>
          <table:table-cell office:value-type="float" office:value="11.4173228346457" calcext:value-type="float">
            <text:p>11.4173228346457</text:p>
          </table:table-cell>
          <table:table-cell office:value-type="float" office:value="41.897233201581" calcext:value-type="float">
            <text:p>41.897233201581</text:p>
          </table:table-cell>
          <table:table-cell office:value-type="float" office:value="8.48214285714286" calcext:value-type="float">
            <text:p>8.48214285714286</text:p>
          </table:table-cell>
          <table:table-cell office:value-type="float" office:value="91.726618705036" calcext:value-type="float">
            <text:p>91.726618705036</text:p>
          </table:table-cell>
          <table:table-cell office:value-type="float" office:value="30.316742081448" calcext:value-type="float">
            <text:p>30.316742081448</text:p>
          </table:table-cell>
          <table:table-cell office:value-type="float" office:value="18.8755020080321" calcext:value-type="float">
            <text:p>18.8755020080321</text:p>
          </table:table-cell>
          <table:table-cell office:value-type="float" office:value="14.5228215767635" calcext:value-type="float">
            <text:p>14.5228215767635</text:p>
          </table:table-cell>
          <table:table-cell office:value-type="float" office:value="3.26797385620915" calcext:value-type="float">
            <text:p>3.26797385620915</text:p>
          </table:table-cell>
          <table:table-cell office:value-type="float" office:value="9.38775510204082" calcext:value-type="float">
            <text:p>9.38775510204082</text:p>
          </table:table-cell>
          <table:table-cell office:value-type="float" office:value="24.21875" calcext:value-type="float">
            <text:p>24.21875</text:p>
          </table:table-cell>
          <table:table-cell office:value-type="float" office:value="1.11731843575419" calcext:value-type="float">
            <text:p>1.11731843575419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31.8518518518519" calcext:value-type="float">
            <text:p>31.8518518518519</text:p>
          </table:table-cell>
          <table:table-cell office:value-type="float" office:value="42" calcext:value-type="float">
            <text:p>42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4.5454545454545" calcext:value-type="float">
            <text:p>14.5454545454545</text:p>
          </table:table-cell>
          <table:table-cell office:value-type="float" office:value="32.2916666666667" calcext:value-type="float">
            <text:p>32.2916666666667</text:p>
          </table:table-cell>
          <table:table-cell office:value-type="float" office:value="11.2359550561798" calcext:value-type="float">
            <text:p>11.2359550561798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5.94059405940594" calcext:value-type="float">
            <text:p>5.94059405940594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41.5584415584416" calcext:value-type="float">
            <text:p>41.5584415584416</text:p>
          </table:table-cell>
          <table:table-cell office:value-type="float" office:value="50" calcext:value-type="float">
            <text:p>50</text:p>
          </table:table-cell>
          <table:table-cell office:value-type="float" office:value="7.2289156626506" calcext:value-type="float">
            <text:p>7.2289156626506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.46913580246914" calcext:value-type="float">
            <text:p>2.46913580246914</text:p>
          </table:table-cell>
          <table:table-cell office:value-type="float" office:value="5.26315789473684" calcext:value-type="float">
            <text:p>5.26315789473684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2.94117647058823" calcext:value-type="float">
            <text:p>2.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27.2108843537415" calcext:value-type="float">
            <text:p>27.2108843537415</text:p>
          </table:table-cell>
          <table:table-cell office:value-type="float" office:value="22.7848101265823" calcext:value-type="float">
            <text:p>22.7848101265823</text:p>
          </table:table-cell>
          <table:table-cell office:value-type="float" office:value="14.6067415730337" calcext:value-type="float">
            <text:p>14.6067415730337</text:p>
          </table:table-cell>
          <table:table-cell office:value-type="float" office:value="25" calcext:value-type="float">
            <text:p>25</text:p>
          </table:table-cell>
          <table:table-cell office:value-type="float" office:value="6.97674418604651" calcext:value-type="float">
            <text:p>6.97674418604651</text:p>
          </table:table-cell>
          <table:table-cell office:value-type="float" office:value="4.87804878048781" calcext:value-type="float">
            <text:p>4.87804878048781</text:p>
          </table:table-cell>
          <table:table-cell office:value-type="float" office:value="15.9420289855072" calcext:value-type="float">
            <text:p>15.9420289855072</text:p>
          </table:table-cell>
          <table:table-cell office:value-type="float" office:value="3.125" calcext:value-type="float">
            <text:p>3.125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62.0689655172414" calcext:value-type="float">
            <text:p>62.0689655172414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4.05405405405405" calcext:value-type="float">
            <text:p>4.05405405405405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6.97674418604651" calcext:value-type="float">
            <text:p>6.976744186046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11.1111111111111" calcext:value-type="float">
            <text:p>11.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.84615384615385" calcext:value-type="float">
            <text:p>3.8461538461538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.04081632653061" calcext:value-type="float">
            <text:p>2.040816326530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.2306717920667" calcext:value-type="float">
            <text:p>56.2306717920667</text:p>
          </table:table-cell>
          <table:table-cell office:value-type="float" office:value="51.1136265988036" calcext:value-type="float">
            <text:p>51.1136265988036</text:p>
          </table:table-cell>
          <table:table-cell office:value-type="float" office:value="43.0588618041008" calcext:value-type="float">
            <text:p>43.0588618041008</text:p>
          </table:table-cell>
          <table:table-cell office:value-type="float" office:value="61.2444812362031" calcext:value-type="float">
            <text:p>61.2444812362031</text:p>
          </table:table-cell>
          <table:table-cell office:value-type="float" office:value="39.7738551512468" calcext:value-type="float">
            <text:p>39.7738551512468</text:p>
          </table:table-cell>
          <table:table-cell office:value-type="float" office:value="16.220291627695" calcext:value-type="float">
            <text:p>16.220291627695</text:p>
          </table:table-cell>
          <table:table-cell office:value-type="float" office:value="38.3462949487599" calcext:value-type="float">
            <text:p>38.3462949487599</text:p>
          </table:table-cell>
          <table:table-cell office:value-type="float" office:value="13.1309523809524" calcext:value-type="float">
            <text:p>13.1309523809524</text:p>
          </table:table-cell>
          <table:table-cell office:value-type="float" office:value="35.7403408427688" calcext:value-type="float">
            <text:p>35.7403408427688</text:p>
          </table:table-cell>
          <table:table-cell office:value-type="float" office:value="70.935960591133" calcext:value-type="float">
            <text:p>70.935960591133</text:p>
          </table:table-cell>
          <table:table-cell office:value-type="float" office:value="68.3823089353043" calcext:value-type="float">
            <text:p>68.3823089353043</text:p>
          </table:table-cell>
          <table:table-cell office:value-type="float" office:value="14.3872549019608" calcext:value-type="float">
            <text:p>14.3872549019608</text:p>
          </table:table-cell>
          <table:table-cell office:value-type="float" office:value="39.4346549192364" calcext:value-type="float">
            <text:p>39.4346549192364</text:p>
          </table:table-cell>
          <table:table-cell office:value-type="float" office:value="55.4214123006834" calcext:value-type="float">
            <text:p>55.4214123006834</text:p>
          </table:table-cell>
          <table:table-cell office:value-type="float" office:value="4.56914670029424" calcext:value-type="float">
            <text:p>4.56914670029424</text:p>
          </table:table-cell>
          <table:table-cell office:value-type="float" office:value="18.353705734374" calcext:value-type="float">
            <text:p>18.353705734374</text:p>
          </table:table-cell>
          <table:table-cell office:value-type="float" office:value="43.0258085243093" calcext:value-type="float">
            <text:p>43.0258085243093</text:p>
          </table:table-cell>
          <table:table-cell office:value-type="float" office:value="16.6315693096503" calcext:value-type="float">
            <text:p>16.6315693096503</text:p>
          </table:table-cell>
          <table:table-cell office:value-type="float" office:value="26.9442367268454" calcext:value-type="float">
            <text:p>26.9442367268454</text:p>
          </table:table-cell>
          <table:table-cell office:value-type="float" office:value="27.8422619047619" calcext:value-type="float">
            <text:p>27.8422619047619</text:p>
          </table:table-cell>
          <table:table-cell office:value-type="float" office:value="47.7517985611511" calcext:value-type="float">
            <text:p>47.7517985611511</text:p>
          </table:table-cell>
          <table:table-cell office:value-type="float" office:value="21.8325791855204" calcext:value-type="float">
            <text:p>21.8325791855204</text:p>
          </table:table-cell>
          <table:table-cell office:value-type="float" office:value="27.8112449799197" calcext:value-type="float">
            <text:p>27.8112449799197</text:p>
          </table:table-cell>
          <table:table-cell office:value-type="float" office:value="28.6474367554544" calcext:value-type="float">
            <text:p>28.6474367554544</text:p>
          </table:table-cell>
          <table:table-cell office:value-type="float" office:value="6.75551470588235" calcext:value-type="float">
            <text:p>6.75551470588235</text:p>
          </table:table-cell>
          <table:table-cell office:value-type="float" office:value="17.18820861678" calcext:value-type="float">
            <text:p>17.18820861678</text:p>
          </table:table-cell>
          <table:table-cell office:value-type="float" office:value="33.1194196428571" calcext:value-type="float">
            <text:p>33.1194196428571</text:p>
          </table:table-cell>
          <table:table-cell office:value-type="float" office:value="1.11731843575419" calcext:value-type="float">
            <text:p>1.11731843575419</text:p>
          </table:table-cell>
          <table:table-cell office:value-type="float" office:value="28.7280701754386" calcext:value-type="float">
            <text:p>28.7280701754386</text:p>
          </table:table-cell>
          <table:table-cell office:value-type="float" office:value="25.8333333333333" calcext:value-type="float">
            <text:p>25.8333333333333</text:p>
          </table:table-cell>
          <table:table-cell office:value-type="float" office:value="37.1666666666667" calcext:value-type="float">
            <text:p>37.1666666666667</text:p>
          </table:table-cell>
          <table:table-cell office:value-type="float" office:value="2.65151515151515" calcext:value-type="float">
            <text:p>2.65151515151515</text:p>
          </table:table-cell>
          <table:table-cell office:value-type="float" office:value="17.7622377622378" calcext:value-type="float">
            <text:p>17.7622377622378</text:p>
          </table:table-cell>
          <table:table-cell office:value-type="float" office:value="44.7916666666667" calcext:value-type="float">
            <text:p>44.7916666666667</text:p>
          </table:table-cell>
          <table:table-cell office:value-type="float" office:value="13.7640449438202" calcext:value-type="float">
            <text:p>13.7640449438202</text:p>
          </table:table-cell>
          <table:table-cell office:value-type="float" office:value="53.0405405405405" calcext:value-type="float">
            <text:p>53.0405405405405</text:p>
          </table:table-cell>
          <table:table-cell office:value-type="float" office:value="0.257731958762887" calcext:value-type="float">
            <text:p>0.257731958762887</text:p>
          </table:table-cell>
          <table:table-cell office:value-type="float" office:value="10.3960396039604" calcext:value-type="float">
            <text:p>10.3960396039604</text:p>
          </table:table-cell>
          <table:table-cell office:value-type="float" office:value="6.68449197860963" calcext:value-type="float">
            <text:p>6.68449197860963</text:p>
          </table:table-cell>
          <table:table-cell office:value-type="float" office:value="43.8311688311688" calcext:value-type="float">
            <text:p>43.8311688311688</text:p>
          </table:table-cell>
          <table:table-cell office:value-type="float" office:value="44.8529411764706" calcext:value-type="float">
            <text:p>44.8529411764706</text:p>
          </table:table-cell>
          <table:table-cell office:value-type="float" office:value="6.86009343496435" calcext:value-type="float">
            <text:p>6.86009343496435</text:p>
          </table:table-cell>
          <table:table-cell office:value-type="float" office:value="6.25" calcext:value-type="float">
            <text:p>6.25</text:p>
          </table:table-cell>
          <table:table-cell office:value-type="float" office:value="11.7171717171717" calcext:value-type="float">
            <text:p>11.7171717171717</text:p>
          </table:table-cell>
          <table:table-cell office:value-type="float" office:value="5.37037037037037" calcext:value-type="float">
            <text:p>5.37037037037037</text:p>
          </table:table-cell>
          <table:table-cell office:value-type="float" office:value="6.8859649122807" calcext:value-type="float">
            <text:p>6.8859649122807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0" calcext:value-type="float">
            <text:p>0</text:p>
          </table:table-cell>
          <table:table-cell office:value-type="float" office:value="9.92647058823529" calcext:value-type="float">
            <text:p>9.9264705882352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4T15:21:01.606415442</meta:creation-date>
    <dc:date>2020-05-24T17:18:37.780696339</dc:date>
    <meta:editing-duration>PT1H47M26S</meta:editing-duration>
    <meta:editing-cycles>1</meta:editing-cycles>
    <meta:document-statistic meta:table-count="1" meta:cell-count="2590" meta:object-count="0"/>
    <meta:generator>LibreOffice/6.4.3.2$Linux_X86_64 LibreOffice_project/40$Build-2</meta:generator>
  </office:meta>
</office:document-meta>
</file>